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soScorrect" table:style-name="ta1">
        <table:shapes>
          <draw:frame draw:z-index="0" draw:style-name="gr1" draw:text-style-name="P1" svg:width="271.73mm" svg:height="174.51mm" svg:x="138.07mm" svg:y="5.58mm">
            <loext:p draw:notify-on-update-of-ranges="isoScorrect.F2:isoScorrect.F168 isoScorrect.G2:isoScorrect.G16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7.45mm" svg:y="187.74mm">
            <loext:p draw:notify-on-update-of-ranges="isoScorrect.F2:isoScorrect.F42 isoScorrect.G2:isoScorrect.G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rmsv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P</text:p>
          </table:table-cell>
          <table:table-cell office:value-type="string" calcext:value-type="string">
            <text:p><text:s/>V</text:p>
          </table:table-cell>
          <table:table-cell table:number-columns-repeated="3"/>
        </table:table-row>
        <table:table-row table:style-name="ro1">
          <table:table-cell office:value-type="float" office:value="1.00622" calcext:value-type="float">
            <text:p>1,00622</text:p>
          </table:table-cell>
          <table:table-cell office:value-type="float" office:value="0.928161" calcext:value-type="float">
            <text:p>0,928161</text:p>
          </table:table-cell>
          <table:table-cell office:value-type="float" office:value="997.149" calcext:value-type="float">
            <text:p>997,149</text:p>
          </table:table-cell>
          <table:table-cell office:value-type="float" office:value="1.0252" calcext:value-type="float">
            <text:p>1,0252</text:p>
          </table:table-cell>
          <table:table-cell/>
          <table:table-cell table:formula="of:=LN([.D2])" office:value-type="float" office:value="0.0248877155077789" calcext:value-type="float">
            <text:p>0,024887715507779</text:p>
          </table:table-cell>
          <table:table-cell table:formula="of:=LN([.C2])" office:value-type="float" office:value="6.90490020714058" calcext:value-type="float">
            <text:p>6,90490020714058</text:p>
          </table:table-cell>
        </table:table-row>
        <table:table-row table:style-name="ro1">
          <table:table-cell office:value-type="float" office:value="1.00791" calcext:value-type="float">
            <text:p>1,00791</text:p>
          </table:table-cell>
          <table:table-cell office:value-type="float" office:value="0.928372" calcext:value-type="float">
            <text:p>0,928372</text:p>
          </table:table-cell>
          <table:table-cell office:value-type="float" office:value="1007.7" calcext:value-type="float">
            <text:p>1007,7</text:p>
          </table:table-cell>
          <table:table-cell office:value-type="float" office:value="1.0201" calcext:value-type="float">
            <text:p>1,0201</text:p>
          </table:table-cell>
          <table:table-cell/>
          <table:table-cell table:formula="of:=LN([.D3])" office:value-type="float" office:value="0.0199006617063362" calcext:value-type="float">
            <text:p>0,019900661706336</text:p>
          </table:table-cell>
          <table:table-cell table:formula="of:=LN([.C3])" office:value-type="float" office:value="6.91542578528636" calcext:value-type="float">
            <text:p>6,91542578528636</text:p>
          </table:table-cell>
        </table:table-row>
        <table:table-row table:style-name="ro1">
          <table:table-cell office:value-type="float" office:value="1.00962" calcext:value-type="float">
            <text:p>1,00962</text:p>
          </table:table-cell>
          <table:table-cell office:value-type="float" office:value="0.930366" calcext:value-type="float">
            <text:p>0,930366</text:p>
          </table:table-cell>
          <table:table-cell office:value-type="float" office:value="1024.56" calcext:value-type="float">
            <text:p>1024,56</text:p>
          </table:table-cell>
          <table:table-cell office:value-type="float" office:value="1.015" calcext:value-type="float">
            <text:p>1,015</text:p>
          </table:table-cell>
          <table:table-cell/>
          <table:table-cell table:formula="of:=LN([.D4])" office:value-type="float" office:value="0.0148886124937506" calcext:value-type="float">
            <text:p>0,014888612493751</text:p>
          </table:table-cell>
          <table:table-cell table:formula="of:=LN([.C4])" office:value-type="float" office:value="6.93201853111782" calcext:value-type="float">
            <text:p>6,93201853111782</text:p>
          </table:table-cell>
        </table:table-row>
        <table:table-row table:style-name="ro1">
          <table:table-cell office:value-type="float" office:value="1.01144" calcext:value-type="float">
            <text:p>1,01144</text:p>
          </table:table-cell>
          <table:table-cell office:value-type="float" office:value="0.930321" calcext:value-type="float">
            <text:p>0,930321</text:p>
          </table:table-cell>
          <table:table-cell office:value-type="float" office:value="1023.09" calcext:value-type="float">
            <text:p>1023,09</text:p>
          </table:table-cell>
          <table:table-cell office:value-type="float" office:value="1.0099" calcext:value-type="float">
            <text:p>1,0099</text:p>
          </table:table-cell>
          <table:table-cell/>
          <table:table-cell table:formula="of:=LN([.D5])" office:value-type="float" office:value="0.0098513160503742" calcext:value-type="float">
            <text:p>0,009851316050374</text:p>
          </table:table-cell>
          <table:table-cell table:formula="of:=LN([.C5])" office:value-type="float" office:value="6.93058273862151" calcext:value-type="float">
            <text:p>6,93058273862151</text:p>
          </table:table-cell>
        </table:table-row>
        <table:table-row table:style-name="ro1">
          <table:table-cell office:value-type="float" office:value="1.01323" calcext:value-type="float">
            <text:p>1,01323</text:p>
          </table:table-cell>
          <table:table-cell office:value-type="float" office:value="0.930485" calcext:value-type="float">
            <text:p>0,930485</text:p>
          </table:table-cell>
          <table:table-cell office:value-type="float" office:value="1035.48" calcext:value-type="float">
            <text:p>1035,48</text:p>
          </table:table-cell>
          <table:table-cell office:value-type="float" office:value="1.0048" calcext:value-type="float">
            <text:p>1,0048</text:p>
          </table:table-cell>
          <table:table-cell/>
          <table:table-cell table:formula="of:=LN([.D6])" office:value-type="float" office:value="0.00478851673179709" calcext:value-type="float">
            <text:p>0,004788516731797</text:p>
          </table:table-cell>
          <table:table-cell table:formula="of:=LN([.C6])" office:value-type="float" office:value="6.94262036630822" calcext:value-type="float">
            <text:p>6,94262036630822</text:p>
          </table:table-cell>
        </table:table-row>
        <table:table-row table:style-name="ro1">
          <table:table-cell office:value-type="float" office:value="1.01493" calcext:value-type="float">
            <text:p>1,01493</text:p>
          </table:table-cell>
          <table:table-cell office:value-type="float" office:value="0.93301" calcext:value-type="float">
            <text:p>0,93301</text:p>
          </table:table-cell>
          <table:table-cell office:value-type="float" office:value="1025.5" calcext:value-type="float">
            <text:p>1025,5</text:p>
          </table:table-cell>
          <table:table-cell office:value-type="float" office:value="0.999698" calcext:value-type="float">
            <text:p>0,999698</text:p>
          </table:table-cell>
          <table:table-cell/>
          <table:table-cell table:formula="of:=LN([.D7])" office:value-type="float" office:value="-0.000302045611183307" calcext:value-type="float">
            <text:p>-0,000302045611183</text:p>
          </table:table-cell>
          <table:table-cell table:formula="of:=LN([.C7])" office:value-type="float" office:value="6.93293557751244" calcext:value-type="float">
            <text:p>6,93293557751244</text:p>
          </table:table-cell>
        </table:table-row>
        <table:table-row table:style-name="ro1">
          <table:table-cell office:value-type="float" office:value="1.01675" calcext:value-type="float">
            <text:p>1,01675</text:p>
          </table:table-cell>
          <table:table-cell office:value-type="float" office:value="0.936832" calcext:value-type="float">
            <text:p>0,936832</text:p>
          </table:table-cell>
          <table:table-cell office:value-type="float" office:value="1070.17" calcext:value-type="float">
            <text:p>1070,17</text:p>
          </table:table-cell>
          <table:table-cell office:value-type="float" office:value="0.994597" calcext:value-type="float">
            <text:p>0,994597</text:p>
          </table:table-cell>
          <table:table-cell/>
          <table:table-cell table:formula="of:=LN([.D8])" office:value-type="float" office:value="-0.00541764899400289" calcext:value-type="float">
            <text:p>-0,005417648994003</text:p>
          </table:table-cell>
          <table:table-cell table:formula="of:=LN([.C8])" office:value-type="float" office:value="6.97557279334077" calcext:value-type="float">
            <text:p>6,97557279334077</text:p>
          </table:table-cell>
        </table:table-row>
        <table:table-row table:style-name="ro1">
          <table:table-cell office:value-type="float" office:value="1.01848" calcext:value-type="float">
            <text:p>1,01848</text:p>
          </table:table-cell>
          <table:table-cell office:value-type="float" office:value="0.937398" calcext:value-type="float">
            <text:p>0,937398</text:p>
          </table:table-cell>
          <table:table-cell office:value-type="float" office:value="1052.23" calcext:value-type="float">
            <text:p>1052,23</text:p>
          </table:table-cell>
          <table:table-cell office:value-type="float" office:value="0.989497" calcext:value-type="float">
            <text:p>0,989497</text:p>
          </table:table-cell>
          <table:table-cell/>
          <table:table-cell table:formula="of:=LN([.D9])" office:value-type="float" office:value="-0.0105585457783724" calcext:value-type="float">
            <text:p>-0,010558545778373</text:p>
          </table:table-cell>
          <table:table-cell table:formula="of:=LN([.C9])" office:value-type="float" office:value="6.95866700058005" calcext:value-type="float">
            <text:p>6,95866700058005</text:p>
          </table:table-cell>
        </table:table-row>
        <table:table-row table:style-name="ro1">
          <table:table-cell office:value-type="float" office:value="1.02035" calcext:value-type="float">
            <text:p>1,02035</text:p>
          </table:table-cell>
          <table:table-cell office:value-type="float" office:value="0.939832" calcext:value-type="float">
            <text:p>0,939832</text:p>
          </table:table-cell>
          <table:table-cell office:value-type="float" office:value="1065.35" calcext:value-type="float">
            <text:p>1065,35</text:p>
          </table:table-cell>
          <table:table-cell office:value-type="float" office:value="0.984397" calcext:value-type="float">
            <text:p>0,984397</text:p>
          </table:table-cell>
          <table:table-cell/>
          <table:table-cell table:formula="of:=LN([.D10])" office:value-type="float" office:value="-0.0157260080115298" calcext:value-type="float">
            <text:p>-0,01572600801153</text:p>
          </table:table-cell>
          <table:table-cell table:formula="of:=LN([.C10])" office:value-type="float" office:value="6.97105866265138" calcext:value-type="float">
            <text:p>6,97105866265138</text:p>
          </table:table-cell>
        </table:table-row>
        <table:table-row table:style-name="ro1">
          <table:table-cell office:value-type="float" office:value="1.02216" calcext:value-type="float">
            <text:p>1,02216</text:p>
          </table:table-cell>
          <table:table-cell office:value-type="float" office:value="0.942299" calcext:value-type="float">
            <text:p>0,942299</text:p>
          </table:table-cell>
          <table:table-cell office:value-type="float" office:value="1076.17" calcext:value-type="float">
            <text:p>1076,17</text:p>
          </table:table-cell>
          <table:table-cell office:value-type="float" office:value="0.979296" calcext:value-type="float">
            <text:p>0,979296</text:p>
          </table:table-cell>
          <table:table-cell/>
          <table:table-cell table:formula="of:=LN([.D11])" office:value-type="float" office:value="-0.020921332813919" calcext:value-type="float">
            <text:p>-0,020921332813919</text:p>
          </table:table-cell>
          <table:table-cell table:formula="of:=LN([.C11])" office:value-type="float" office:value="6.98116372080728" calcext:value-type="float">
            <text:p>6,98116372080728</text:p>
          </table:table-cell>
        </table:table-row>
        <table:table-row table:style-name="ro1">
          <table:table-cell office:value-type="float" office:value="1.02402" calcext:value-type="float">
            <text:p>1,02402</text:p>
          </table:table-cell>
          <table:table-cell office:value-type="float" office:value="0.943234" calcext:value-type="float">
            <text:p>0,943234</text:p>
          </table:table-cell>
          <table:table-cell office:value-type="float" office:value="1100.06" calcext:value-type="float">
            <text:p>1100,06</text:p>
          </table:table-cell>
          <table:table-cell office:value-type="float" office:value="0.974196" calcext:value-type="float">
            <text:p>0,974196</text:p>
          </table:table-cell>
          <table:table-cell/>
          <table:table-cell table:formula="of:=LN([.D12])" office:value-type="float" office:value="-0.0261427635511975" calcext:value-type="float">
            <text:p>-0,026142763551198</text:p>
          </table:table-cell>
          <table:table-cell table:formula="of:=LN([.C12])" office:value-type="float" office:value="7.00312000275346" calcext:value-type="float">
            <text:p>7,00312000275346</text:p>
          </table:table-cell>
        </table:table-row>
        <table:table-row table:style-name="ro1">
          <table:table-cell office:value-type="float" office:value="1.02587" calcext:value-type="float">
            <text:p>1,02587</text:p>
          </table:table-cell>
          <table:table-cell office:value-type="float" office:value="0.945205" calcext:value-type="float">
            <text:p>0,945205</text:p>
          </table:table-cell>
          <table:table-cell office:value-type="float" office:value="1093.82" calcext:value-type="float">
            <text:p>1093,82</text:p>
          </table:table-cell>
          <table:table-cell office:value-type="float" office:value="0.969095" calcext:value-type="float">
            <text:p>0,969095</text:p>
          </table:table-cell>
          <table:table-cell/>
          <table:table-cell table:formula="of:=LN([.D13])" office:value-type="float" office:value="-0.0313926326812144" calcext:value-type="float">
            <text:p>-0,031392632681215</text:p>
          </table:table-cell>
          <table:table-cell table:formula="of:=LN([.C13])" office:value-type="float" office:value="6.99743143562391" calcext:value-type="float">
            <text:p>6,99743143562391</text:p>
          </table:table-cell>
        </table:table-row>
        <table:table-row table:style-name="ro1">
          <table:table-cell office:value-type="float" office:value="1.02763" calcext:value-type="float">
            <text:p>1,02763</text:p>
          </table:table-cell>
          <table:table-cell office:value-type="float" office:value="0.945447" calcext:value-type="float">
            <text:p>0,945447</text:p>
          </table:table-cell>
          <table:table-cell office:value-type="float" office:value="1112.69" calcext:value-type="float">
            <text:p>1112,69</text:p>
          </table:table-cell>
          <table:table-cell office:value-type="float" office:value="0.963995" calcext:value-type="float">
            <text:p>0,963995</text:p>
          </table:table-cell>
          <table:table-cell/>
          <table:table-cell table:formula="of:=LN([.D14])" office:value-type="float" office:value="-0.0366691711070343" calcext:value-type="float">
            <text:p>-0,036669171107034</text:p>
          </table:table-cell>
          <table:table-cell table:formula="of:=LN([.C14])" office:value-type="float" office:value="7.01453578597489" calcext:value-type="float">
            <text:p>7,01453578597489</text:p>
          </table:table-cell>
        </table:table-row>
        <table:table-row table:style-name="ro1">
          <table:table-cell office:value-type="float" office:value="1.02962" calcext:value-type="float">
            <text:p>1,02962</text:p>
          </table:table-cell>
          <table:table-cell office:value-type="float" office:value="0.947518" calcext:value-type="float">
            <text:p>0,947518</text:p>
          </table:table-cell>
          <table:table-cell office:value-type="float" office:value="1117.11" calcext:value-type="float">
            <text:p>1117,11</text:p>
          </table:table-cell>
          <table:table-cell office:value-type="float" office:value="0.958894" calcext:value-type="float">
            <text:p>0,958894</text:p>
          </table:table-cell>
          <table:table-cell/>
          <table:table-cell table:formula="of:=LN([.D15])" office:value-type="float" office:value="-0.0419747420117514" calcext:value-type="float">
            <text:p>-0,041974742011751</text:p>
          </table:table-cell>
          <table:table-cell table:formula="of:=LN([.C15])" office:value-type="float" office:value="7.0185002722868" calcext:value-type="float">
            <text:p>7,0185002722868</text:p>
          </table:table-cell>
        </table:table-row>
        <table:table-row table:style-name="ro1">
          <table:table-cell office:value-type="float" office:value="1.03153" calcext:value-type="float">
            <text:p>1,03153</text:p>
          </table:table-cell>
          <table:table-cell office:value-type="float" office:value="0.949266" calcext:value-type="float">
            <text:p>0,949266</text:p>
          </table:table-cell>
          <table:table-cell office:value-type="float" office:value="1131.61" calcext:value-type="float">
            <text:p>1131,61</text:p>
          </table:table-cell>
          <table:table-cell office:value-type="float" office:value="0.953793" calcext:value-type="float">
            <text:p>0,953793</text:p>
          </table:table-cell>
          <table:table-cell/>
          <table:table-cell table:formula="of:=LN([.D16])" office:value-type="float" office:value="-0.0473086122097376" calcext:value-type="float">
            <text:p>-0,047308612209738</text:p>
          </table:table-cell>
          <table:table-cell table:formula="of:=LN([.C16])" office:value-type="float" office:value="7.03139667643326" calcext:value-type="float">
            <text:p>7,03139667643326</text:p>
          </table:table-cell>
        </table:table-row>
        <table:table-row table:style-name="ro1">
          <table:table-cell office:value-type="float" office:value="1.0335" calcext:value-type="float">
            <text:p>1,0335</text:p>
          </table:table-cell>
          <table:table-cell office:value-type="float" office:value="0.952268" calcext:value-type="float">
            <text:p>0,952268</text:p>
          </table:table-cell>
          <table:table-cell office:value-type="float" office:value="1129.04" calcext:value-type="float">
            <text:p>1129,04</text:p>
          </table:table-cell>
          <table:table-cell office:value-type="float" office:value="0.948693" calcext:value-type="float">
            <text:p>0,948693</text:p>
          </table:table-cell>
          <table:table-cell/>
          <table:table-cell table:formula="of:=LN([.D17])" office:value-type="float" office:value="-0.0526700311284993" calcext:value-type="float">
            <text:p>-0,052670031128499</text:p>
          </table:table-cell>
          <table:table-cell table:formula="of:=LN([.C17])" office:value-type="float" office:value="7.02912299310575" calcext:value-type="float">
            <text:p>7,02912299310575</text:p>
          </table:table-cell>
        </table:table-row>
        <table:table-row table:style-name="ro1">
          <table:table-cell office:value-type="float" office:value="1.03544" calcext:value-type="float">
            <text:p>1,03544</text:p>
          </table:table-cell>
          <table:table-cell office:value-type="float" office:value="0.952444" calcext:value-type="float">
            <text:p>0,952444</text:p>
          </table:table-cell>
          <table:table-cell office:value-type="float" office:value="1157.24" calcext:value-type="float">
            <text:p>1157,24</text:p>
          </table:table-cell>
          <table:table-cell office:value-type="float" office:value="0.943592" calcext:value-type="float">
            <text:p>0,943592</text:p>
          </table:table-cell>
          <table:table-cell/>
          <table:table-cell table:formula="of:=LN([.D18])" office:value-type="float" office:value="-0.0580614096532725" calcext:value-type="float">
            <text:p>-0,058061409653273</text:p>
          </table:table-cell>
          <table:table-cell table:formula="of:=LN([.C18])" office:value-type="float" office:value="7.05379313869885" calcext:value-type="float">
            <text:p>7,05379313869885</text:p>
          </table:table-cell>
        </table:table-row>
        <table:table-row table:style-name="ro1">
          <table:table-cell office:value-type="float" office:value="1.03738" calcext:value-type="float">
            <text:p>1,03738</text:p>
          </table:table-cell>
          <table:table-cell office:value-type="float" office:value="0.957411" calcext:value-type="float">
            <text:p>0,957411</text:p>
          </table:table-cell>
          <table:table-cell office:value-type="float" office:value="1159.23" calcext:value-type="float">
            <text:p>1159,23</text:p>
          </table:table-cell>
          <table:table-cell office:value-type="float" office:value="0.938492" calcext:value-type="float">
            <text:p>0,938492</text:p>
          </table:table-cell>
          <table:table-cell/>
          <table:table-cell table:formula="of:=LN([.D19])" office:value-type="float" office:value="-0.0634809472327149" calcext:value-type="float">
            <text:p>-0,063480947232715</text:p>
          </table:table-cell>
          <table:table-cell table:formula="of:=LN([.C19])" office:value-type="float" office:value="7.05551127058878" calcext:value-type="float">
            <text:p>7,05551127058878</text:p>
          </table:table-cell>
        </table:table-row>
        <table:table-row table:style-name="ro1">
          <table:table-cell office:value-type="float" office:value="1.03934" calcext:value-type="float">
            <text:p>1,03934</text:p>
          </table:table-cell>
          <table:table-cell office:value-type="float" office:value="0.955237" calcext:value-type="float">
            <text:p>0,955237</text:p>
          </table:table-cell>
          <table:table-cell office:value-type="float" office:value="1172.34" calcext:value-type="float">
            <text:p>1172,34</text:p>
          </table:table-cell>
          <table:table-cell office:value-type="float" office:value="0.933391" calcext:value-type="float">
            <text:p>0,933391</text:p>
          </table:table-cell>
          <table:table-cell/>
          <table:table-cell table:formula="of:=LN([.D20])" office:value-type="float" office:value="-0.0689310876813244" calcext:value-type="float">
            <text:p>-0,068931087681324</text:p>
          </table:table-cell>
          <table:table-cell table:formula="of:=LN([.C20])" office:value-type="float" office:value="7.06675703045447" calcext:value-type="float">
            <text:p>7,06675703045447</text:p>
          </table:table-cell>
        </table:table-row>
        <table:table-row table:style-name="ro1">
          <table:table-cell office:value-type="float" office:value="1.04125" calcext:value-type="float">
            <text:p>1,04125</text:p>
          </table:table-cell>
          <table:table-cell office:value-type="float" office:value="0.958796" calcext:value-type="float">
            <text:p>0,958796</text:p>
          </table:table-cell>
          <table:table-cell office:value-type="float" office:value="1176.66" calcext:value-type="float">
            <text:p>1176,66</text:p>
          </table:table-cell>
          <table:table-cell office:value-type="float" office:value="0.928291" calcext:value-type="float">
            <text:p>0,928291</text:p>
          </table:table-cell>
          <table:table-cell/>
          <table:table-cell table:formula="of:=LN([.D21])" office:value-type="float" office:value="-0.0744100177649052" calcext:value-type="float">
            <text:p>-0,074410017764905</text:p>
          </table:table-cell>
          <table:table-cell table:formula="of:=LN([.C21])" office:value-type="float" office:value="7.0704351955208" calcext:value-type="float">
            <text:p>7,0704351955208</text:p>
          </table:table-cell>
        </table:table-row>
        <table:table-row table:style-name="ro1">
          <table:table-cell office:value-type="float" office:value="1.0433" calcext:value-type="float">
            <text:p>1,0433</text:p>
          </table:table-cell>
          <table:table-cell office:value-type="float" office:value="0.963225" calcext:value-type="float">
            <text:p>0,963225</text:p>
          </table:table-cell>
          <table:table-cell office:value-type="float" office:value="1207.19" calcext:value-type="float">
            <text:p>1207,19</text:p>
          </table:table-cell>
          <table:table-cell office:value-type="float" office:value="0.92319" calcext:value-type="float">
            <text:p>0,92319</text:p>
          </table:table-cell>
          <table:table-cell/>
          <table:table-cell table:formula="of:=LN([.D22])" office:value-type="float" office:value="-0.0799202151760487" calcext:value-type="float">
            <text:p>-0,079920215176049</text:p>
          </table:table-cell>
          <table:table-cell table:formula="of:=LN([.C22])" office:value-type="float" office:value="7.09605062378779" calcext:value-type="float">
            <text:p>7,09605062378779</text:p>
          </table:table-cell>
        </table:table-row>
        <table:table-row table:style-name="ro1">
          <table:table-cell office:value-type="float" office:value="1.0453" calcext:value-type="float">
            <text:p>1,0453</text:p>
          </table:table-cell>
          <table:table-cell office:value-type="float" office:value="0.965741" calcext:value-type="float">
            <text:p>0,965741</text:p>
          </table:table-cell>
          <table:table-cell office:value-type="float" office:value="1199.16" calcext:value-type="float">
            <text:p>1199,16</text:p>
          </table:table-cell>
          <table:table-cell office:value-type="float" office:value="0.91809" calcext:value-type="float">
            <text:p>0,91809</text:p>
          </table:table-cell>
          <table:table-cell/>
          <table:table-cell table:formula="of:=LN([.D23])" office:value-type="float" office:value="-0.0854598539514901" calcext:value-type="float">
            <text:p>-0,08545985395149</text:p>
          </table:table-cell>
          <table:table-cell table:formula="of:=LN([.C23])" office:value-type="float" office:value="7.0893765906617" calcext:value-type="float">
            <text:p>7,0893765906617</text:p>
          </table:table-cell>
        </table:table-row>
        <table:table-row table:style-name="ro1">
          <table:table-cell office:value-type="float" office:value="1.04748" calcext:value-type="float">
            <text:p>1,04748</text:p>
          </table:table-cell>
          <table:table-cell office:value-type="float" office:value="0.967705" calcext:value-type="float">
            <text:p>0,967705</text:p>
          </table:table-cell>
          <table:table-cell office:value-type="float" office:value="1222.86" calcext:value-type="float">
            <text:p>1222,86</text:p>
          </table:table-cell>
          <table:table-cell office:value-type="float" office:value="0.912989" calcext:value-type="float">
            <text:p>0,912989</text:p>
          </table:table-cell>
          <table:table-cell/>
          <table:table-cell table:formula="of:=LN([.D24])" office:value-type="float" office:value="-0.0910314466525198" calcext:value-type="float">
            <text:p>-0,09103144665252</text:p>
          </table:table-cell>
          <table:table-cell table:formula="of:=LN([.C24])" office:value-type="float" office:value="7.10894765652634" calcext:value-type="float">
            <text:p>7,10894765652634</text:p>
          </table:table-cell>
        </table:table-row>
        <table:table-row table:style-name="ro1">
          <table:table-cell office:value-type="float" office:value="1.04956" calcext:value-type="float">
            <text:p>1,04956</text:p>
          </table:table-cell>
          <table:table-cell office:value-type="float" office:value="0.966667" calcext:value-type="float">
            <text:p>0,966667</text:p>
          </table:table-cell>
          <table:table-cell office:value-type="float" office:value="1224.71" calcext:value-type="float">
            <text:p>1224,71</text:p>
          </table:table-cell>
          <table:table-cell office:value-type="float" office:value="0.907889" calcext:value-type="float">
            <text:p>0,907889</text:p>
          </table:table-cell>
          <table:table-cell/>
          <table:table-cell table:formula="of:=LN([.D25])" office:value-type="float" office:value="-0.0966331545496154" calcext:value-type="float">
            <text:p>-0,096633154549615</text:p>
          </table:table-cell>
          <table:table-cell table:formula="of:=LN([.C25])" office:value-type="float" office:value="7.11045936025887" calcext:value-type="float">
            <text:p>7,11045936025887</text:p>
          </table:table-cell>
        </table:table-row>
        <table:table-row table:style-name="ro1">
          <table:table-cell office:value-type="float" office:value="1.05165" calcext:value-type="float">
            <text:p>1,05165</text:p>
          </table:table-cell>
          <table:table-cell office:value-type="float" office:value="0.967357" calcext:value-type="float">
            <text:p>0,967357</text:p>
          </table:table-cell>
          <table:table-cell office:value-type="float" office:value="1246.79" calcext:value-type="float">
            <text:p>1246,79</text:p>
          </table:table-cell>
          <table:table-cell office:value-type="float" office:value="0.902788" calcext:value-type="float">
            <text:p>0,902788</text:p>
          </table:table-cell>
          <table:table-cell/>
          <table:table-cell table:formula="of:=LN([.D26])" office:value-type="float" office:value="-0.102267526107601" calcext:value-type="float">
            <text:p>-0,102267526107601</text:p>
          </table:table-cell>
          <table:table-cell table:formula="of:=LN([.C26])" office:value-type="float" office:value="7.12832752732845" calcext:value-type="float">
            <text:p>7,12832752732845</text:p>
          </table:table-cell>
        </table:table-row>
        <table:table-row table:style-name="ro1">
          <table:table-cell office:value-type="float" office:value="1.05367" calcext:value-type="float">
            <text:p>1,05367</text:p>
          </table:table-cell>
          <table:table-cell office:value-type="float" office:value="0.969144" calcext:value-type="float">
            <text:p>0,969144</text:p>
          </table:table-cell>
          <table:table-cell office:value-type="float" office:value="1254.51" calcext:value-type="float">
            <text:p>1254,51</text:p>
          </table:table-cell>
          <table:table-cell office:value-type="float" office:value="0.897688" calcext:value-type="float">
            <text:p>0,897688</text:p>
          </table:table-cell>
          <table:table-cell/>
          <table:table-cell table:formula="of:=LN([.D27])" office:value-type="float" office:value="-0.107932709803549" calcext:value-type="float">
            <text:p>-0,107932709803549</text:p>
          </table:table-cell>
          <table:table-cell table:formula="of:=LN([.C27])" office:value-type="float" office:value="7.13450033707801" calcext:value-type="float">
            <text:p>7,13450033707801</text:p>
          </table:table-cell>
        </table:table-row>
        <table:table-row table:style-name="ro1">
          <table:table-cell office:value-type="float" office:value="1.05579" calcext:value-type="float">
            <text:p>1,05579</text:p>
          </table:table-cell>
          <table:table-cell office:value-type="float" office:value="0.97296" calcext:value-type="float">
            <text:p>0,97296</text:p>
          </table:table-cell>
          <table:table-cell office:value-type="float" office:value="1261.56" calcext:value-type="float">
            <text:p>1261,56</text:p>
          </table:table-cell>
          <table:table-cell office:value-type="float" office:value="0.892587" calcext:value-type="float">
            <text:p>0,892587</text:p>
          </table:table-cell>
          <table:table-cell/>
          <table:table-cell table:formula="of:=LN([.D28])" office:value-type="float" office:value="-0.113631291087515" calcext:value-type="float">
            <text:p>-0,113631291087515</text:p>
          </table:table-cell>
          <table:table-cell table:formula="of:=LN([.C28])" office:value-type="float" office:value="7.14010432937574" calcext:value-type="float">
            <text:p>7,14010432937574</text:p>
          </table:table-cell>
        </table:table-row>
        <table:table-row table:style-name="ro1">
          <table:table-cell office:value-type="float" office:value="1.05794" calcext:value-type="float">
            <text:p>1,05794</text:p>
          </table:table-cell>
          <table:table-cell office:value-type="float" office:value="0.974863" calcext:value-type="float">
            <text:p>0,974863</text:p>
          </table:table-cell>
          <table:table-cell office:value-type="float" office:value="1280.99" calcext:value-type="float">
            <text:p>1280,99</text:p>
          </table:table-cell>
          <table:table-cell office:value-type="float" office:value="0.887487" calcext:value-type="float">
            <text:p>0,887487</text:p>
          </table:table-cell>
          <table:table-cell/>
          <table:table-cell table:formula="of:=LN([.D29])" office:value-type="float" office:value="-0.119361405627172" calcext:value-type="float">
            <text:p>-0,119361405627172</text:p>
          </table:table-cell>
          <table:table-cell table:formula="of:=LN([.C29])" office:value-type="float" office:value="7.15538849546502" calcext:value-type="float">
            <text:p>7,15538849546502</text:p>
          </table:table-cell>
        </table:table-row>
        <table:table-row table:style-name="ro1">
          <table:table-cell office:value-type="float" office:value="1.06003" calcext:value-type="float">
            <text:p>1,06003</text:p>
          </table:table-cell>
          <table:table-cell office:value-type="float" office:value="0.976601" calcext:value-type="float">
            <text:p>0,976601</text:p>
          </table:table-cell>
          <table:table-cell office:value-type="float" office:value="1297.71" calcext:value-type="float">
            <text:p>1297,71</text:p>
          </table:table-cell>
          <table:table-cell office:value-type="float" office:value="0.882386" calcext:value-type="float">
            <text:p>0,882386</text:p>
          </table:table-cell>
          <table:table-cell/>
          <table:table-cell table:formula="of:=LN([.D30])" office:value-type="float" office:value="-0.125125676989197" calcext:value-type="float">
            <text:p>-0,125125676989197</text:p>
          </table:table-cell>
          <table:table-cell table:formula="of:=LN([.C30])" office:value-type="float" office:value="7.16835645165478" calcext:value-type="float">
            <text:p>7,16835645165478</text:p>
          </table:table-cell>
        </table:table-row>
        <table:table-row table:style-name="ro1">
          <table:table-cell office:value-type="float" office:value="1.06217" calcext:value-type="float">
            <text:p>1,06217</text:p>
          </table:table-cell>
          <table:table-cell office:value-type="float" office:value="0.979505" calcext:value-type="float">
            <text:p>0,979505</text:p>
          </table:table-cell>
          <table:table-cell office:value-type="float" office:value="1300.08" calcext:value-type="float">
            <text:p>1300,08</text:p>
          </table:table-cell>
          <table:table-cell office:value-type="float" office:value="0.877286" calcext:value-type="float">
            <text:p>0,877286</text:p>
          </table:table-cell>
          <table:table-cell/>
          <table:table-cell table:formula="of:=LN([.D31])" office:value-type="float" office:value="-0.130922228028247" calcext:value-type="float">
            <text:p>-0,130922228028247</text:p>
          </table:table-cell>
          <table:table-cell table:formula="of:=LN([.C31])" office:value-type="float" office:value="7.17018108001775" calcext:value-type="float">
            <text:p>7,17018108001775</text:p>
          </table:table-cell>
        </table:table-row>
        <table:table-row table:style-name="ro1">
          <table:table-cell office:value-type="float" office:value="1.06421" calcext:value-type="float">
            <text:p>1,06421</text:p>
          </table:table-cell>
          <table:table-cell office:value-type="float" office:value="0.979826" calcext:value-type="float">
            <text:p>0,979826</text:p>
          </table:table-cell>
          <table:table-cell office:value-type="float" office:value="1301.74" calcext:value-type="float">
            <text:p>1301,74</text:p>
          </table:table-cell>
          <table:table-cell office:value-type="float" office:value="0.872185" calcext:value-type="float">
            <text:p>0,872185</text:p>
          </table:table-cell>
          <table:table-cell/>
          <table:table-cell table:formula="of:=LN([.D32])" office:value-type="float" office:value="-0.136753721611749" calcext:value-type="float">
            <text:p>-0,136753721611749</text:p>
          </table:table-cell>
          <table:table-cell table:formula="of:=LN([.C32])" office:value-type="float" office:value="7.17145711004692" calcext:value-type="float">
            <text:p>7,17145711004692</text:p>
          </table:table-cell>
        </table:table-row>
        <table:table-row table:style-name="ro1">
          <table:table-cell office:value-type="float" office:value="1.06641" calcext:value-type="float">
            <text:p>1,06641</text:p>
          </table:table-cell>
          <table:table-cell office:value-type="float" office:value="0.983137" calcext:value-type="float">
            <text:p>0,983137</text:p>
          </table:table-cell>
          <table:table-cell office:value-type="float" office:value="1330.61" calcext:value-type="float">
            <text:p>1330,61</text:p>
          </table:table-cell>
          <table:table-cell office:value-type="float" office:value="0.867085" calcext:value-type="float">
            <text:p>0,867085</text:p>
          </table:table-cell>
          <table:table-cell/>
          <table:table-cell table:formula="of:=LN([.D33])" office:value-type="float" office:value="-0.142618267791439" calcext:value-type="float">
            <text:p>-0,142618267791439</text:p>
          </table:table-cell>
          <table:table-cell table:formula="of:=LN([.C33])" office:value-type="float" office:value="7.19339276268613" calcext:value-type="float">
            <text:p>7,19339276268613</text:p>
          </table:table-cell>
        </table:table-row>
        <table:table-row table:style-name="ro1">
          <table:table-cell office:value-type="float" office:value="1.06863" calcext:value-type="float">
            <text:p>1,06863</text:p>
          </table:table-cell>
          <table:table-cell office:value-type="float" office:value="0.986539" calcext:value-type="float">
            <text:p>0,986539</text:p>
          </table:table-cell>
          <table:table-cell office:value-type="float" office:value="1334.35" calcext:value-type="float">
            <text:p>1334,35</text:p>
          </table:table-cell>
          <table:table-cell office:value-type="float" office:value="0.861984" calcext:value-type="float">
            <text:p>0,861984</text:p>
          </table:table-cell>
          <table:table-cell/>
          <table:table-cell table:formula="of:=LN([.D34])" office:value-type="float" office:value="-0.148518569975629" calcext:value-type="float">
            <text:p>-0,148518569975629</text:p>
          </table:table-cell>
          <table:table-cell table:formula="of:=LN([.C34])" office:value-type="float" office:value="7.19619956087848" calcext:value-type="float">
            <text:p>7,19619956087848</text:p>
          </table:table-cell>
        </table:table-row>
        <table:table-row table:style-name="ro1">
          <table:table-cell office:value-type="float" office:value="1.0708" calcext:value-type="float">
            <text:p>1,0708</text:p>
          </table:table-cell>
          <table:table-cell office:value-type="float" office:value="0.989213" calcext:value-type="float">
            <text:p>0,989213</text:p>
          </table:table-cell>
          <table:table-cell office:value-type="float" office:value="1373.48" calcext:value-type="float">
            <text:p>1373,48</text:p>
          </table:table-cell>
          <table:table-cell office:value-type="float" office:value="0.856884" calcext:value-type="float">
            <text:p>0,856884</text:p>
          </table:table-cell>
          <table:table-cell/>
          <table:table-cell table:formula="of:=LN([.D35])" office:value-type="float" office:value="-0.154452725438442" calcext:value-type="float">
            <text:p>-0,154452725438442</text:p>
          </table:table-cell>
          <table:table-cell table:formula="of:=LN([.C35])" office:value-type="float" office:value="7.22510294408967" calcext:value-type="float">
            <text:p>7,22510294408967</text:p>
          </table:table-cell>
        </table:table-row>
        <table:table-row table:style-name="ro1">
          <table:table-cell office:value-type="float" office:value="1.07307" calcext:value-type="float">
            <text:p>1,07307</text:p>
          </table:table-cell>
          <table:table-cell office:value-type="float" office:value="0.990502" calcext:value-type="float">
            <text:p>0,990502</text:p>
          </table:table-cell>
          <table:table-cell office:value-type="float" office:value="1376.69" calcext:value-type="float">
            <text:p>1376,69</text:p>
          </table:table-cell>
          <table:table-cell office:value-type="float" office:value="0.851783" calcext:value-type="float">
            <text:p>0,851783</text:p>
          </table:table-cell>
          <table:table-cell/>
          <table:table-cell table:formula="of:=LN([.D36])" office:value-type="float" office:value="-0.16042347942874" calcext:value-type="float">
            <text:p>-0,16042347942874</text:p>
          </table:table-cell>
          <table:table-cell table:formula="of:=LN([.C36])" office:value-type="float" office:value="7.22743734629588" calcext:value-type="float">
            <text:p>7,22743734629588</text:p>
          </table:table-cell>
        </table:table-row>
        <table:table-row table:style-name="ro1">
          <table:table-cell office:value-type="float" office:value="1.07536" calcext:value-type="float">
            <text:p>1,07536</text:p>
          </table:table-cell>
          <table:table-cell office:value-type="float" office:value="0.994678" calcext:value-type="float">
            <text:p>0,994678</text:p>
          </table:table-cell>
          <table:table-cell office:value-type="float" office:value="1368.33" calcext:value-type="float">
            <text:p>1368,33</text:p>
          </table:table-cell>
          <table:table-cell office:value-type="float" office:value="0.846683" calcext:value-type="float">
            <text:p>0,846683</text:p>
          </table:table-cell>
          <table:table-cell/>
          <table:table-cell table:formula="of:=LN([.D37])" office:value-type="float" office:value="-0.166428916485157" calcext:value-type="float">
            <text:p>-0,166428916485157</text:p>
          </table:table-cell>
          <table:table-cell table:formula="of:=LN([.C37])" office:value-type="float" office:value="7.22134629716186" calcext:value-type="float">
            <text:p>7,22134629716186</text:p>
          </table:table-cell>
        </table:table-row>
        <table:table-row table:style-name="ro1">
          <table:table-cell office:value-type="float" office:value="1.07761" calcext:value-type="float">
            <text:p>1,07761</text:p>
          </table:table-cell>
          <table:table-cell office:value-type="float" office:value="0.994508" calcext:value-type="float">
            <text:p>0,994508</text:p>
          </table:table-cell>
          <table:table-cell office:value-type="float" office:value="1405.26" calcext:value-type="float">
            <text:p>1405,26</text:p>
          </table:table-cell>
          <table:table-cell office:value-type="float" office:value="0.841582" calcext:value-type="float">
            <text:p>0,841582</text:p>
          </table:table-cell>
          <table:table-cell/>
          <table:table-cell table:formula="of:=LN([.D38])" office:value-type="float" office:value="-0.172471825060114" calcext:value-type="float">
            <text:p>-0,172471825060114</text:p>
          </table:table-cell>
          <table:table-cell table:formula="of:=LN([.C38])" office:value-type="float" office:value="7.24797761802836" calcext:value-type="float">
            <text:p>7,24797761802836</text:p>
          </table:table-cell>
        </table:table-row>
        <table:table-row table:style-name="ro1">
          <table:table-cell office:value-type="float" office:value="1.07996" calcext:value-type="float">
            <text:p>1,07996</text:p>
          </table:table-cell>
          <table:table-cell office:value-type="float" office:value="0.994128" calcext:value-type="float">
            <text:p>0,994128</text:p>
          </table:table-cell>
          <table:table-cell office:value-type="float" office:value="1434.06" calcext:value-type="float">
            <text:p>1434,06</text:p>
          </table:table-cell>
          <table:table-cell office:value-type="float" office:value="0.836482" calcext:value-type="float">
            <text:p>0,836482</text:p>
          </table:table-cell>
          <table:table-cell/>
          <table:table-cell table:formula="of:=LN([.D39])" office:value-type="float" office:value="-0.178550277017502" calcext:value-type="float">
            <text:p>-0,178550277017502</text:p>
          </table:table-cell>
          <table:table-cell table:formula="of:=LN([.C39])" office:value-type="float" office:value="7.26826486128844" calcext:value-type="float">
            <text:p>7,26826486128844</text:p>
          </table:table-cell>
        </table:table-row>
        <table:table-row table:style-name="ro1">
          <table:table-cell office:value-type="float" office:value="1.08219" calcext:value-type="float">
            <text:p>1,08219</text:p>
          </table:table-cell>
          <table:table-cell office:value-type="float" office:value="0.997285" calcext:value-type="float">
            <text:p>0,997285</text:p>
          </table:table-cell>
          <table:table-cell office:value-type="float" office:value="1412.29" calcext:value-type="float">
            <text:p>1412,29</text:p>
          </table:table-cell>
          <table:table-cell office:value-type="float" office:value="0.831381" calcext:value-type="float">
            <text:p>0,831381</text:p>
          </table:table-cell>
          <table:table-cell/>
          <table:table-cell table:formula="of:=LN([.D40])" office:value-type="float" office:value="-0.184667105443738" calcext:value-type="float">
            <text:p>-0,184667105443738</text:p>
          </table:table-cell>
          <table:table-cell table:formula="of:=LN([.C40])" office:value-type="float" office:value="7.25296777940136" calcext:value-type="float">
            <text:p>7,25296777940136</text:p>
          </table:table-cell>
        </table:table-row>
        <table:table-row table:style-name="ro1">
          <table:table-cell office:value-type="float" office:value="1.08453" calcext:value-type="float">
            <text:p>1,08453</text:p>
          </table:table-cell>
          <table:table-cell office:value-type="float" office:value="0.998758" calcext:value-type="float">
            <text:p>0,998758</text:p>
          </table:table-cell>
          <table:table-cell office:value-type="float" office:value="1453.12" calcext:value-type="float">
            <text:p>1453,12</text:p>
          </table:table-cell>
          <table:table-cell office:value-type="float" office:value="0.826281" calcext:value-type="float">
            <text:p>0,826281</text:p>
          </table:table-cell>
          <table:table-cell/>
          <table:table-cell table:formula="of:=LN([.D41])" office:value-type="float" office:value="-0.190820369609317" calcext:value-type="float">
            <text:p>-0,190820369609317</text:p>
          </table:table-cell>
          <table:table-cell table:formula="of:=LN([.C41])" office:value-type="float" office:value="7.28146824790959" calcext:value-type="float">
            <text:p>7,28146824790959</text:p>
          </table:table-cell>
        </table:table-row>
        <table:table-row table:style-name="ro1">
          <table:table-cell office:value-type="float" office:value="1.0869" calcext:value-type="float">
            <text:p>1,0869</text:p>
          </table:table-cell>
          <table:table-cell office:value-type="float" office:value="1.00266" calcext:value-type="float">
            <text:p>1,00266</text:p>
          </table:table-cell>
          <table:table-cell office:value-type="float" office:value="1459.5" calcext:value-type="float">
            <text:p>1459,5</text:p>
          </table:table-cell>
          <table:table-cell office:value-type="float" office:value="0.82118" calcext:value-type="float">
            <text:p>0,82118</text:p>
          </table:table-cell>
          <table:table-cell/>
          <table:table-cell table:formula="of:=LN([.D42])" office:value-type="float" office:value="-0.197012948736957" calcext:value-type="float">
            <text:p>-0,197012948736957</text:p>
          </table:table-cell>
          <table:table-cell table:formula="of:=LN([.C42])" office:value-type="float" office:value="7.28584919029417" calcext:value-type="float">
            <text:p>7,28584919029417</text:p>
          </table:table-cell>
        </table:table-row>
        <table:table-row table:style-name="ro1">
          <table:table-cell office:value-type="float" office:value="1.08928" calcext:value-type="float">
            <text:p>1,08928</text:p>
          </table:table-cell>
          <table:table-cell office:value-type="float" office:value="1.0061" calcext:value-type="float">
            <text:p>1,0061</text:p>
          </table:table-cell>
          <table:table-cell office:value-type="float" office:value="1471" calcext:value-type="float">
            <text:p>1471</text:p>
          </table:table-cell>
          <table:table-cell office:value-type="float" office:value="0.81608" calcext:value-type="float">
            <text:p>0,81608</text:p>
          </table:table-cell>
          <table:table-cell/>
          <table:table-cell table:formula="of:=LN([.D43])" office:value-type="float" office:value="-0.203242889607874" calcext:value-type="float">
            <text:p>-0,203242889607874</text:p>
          </table:table-cell>
          <table:table-cell table:formula="of:=LN([.C43])" office:value-type="float" office:value="7.29369772060144" calcext:value-type="float">
            <text:p>7,29369772060144</text:p>
          </table:table-cell>
        </table:table-row>
        <table:table-row table:style-name="ro1">
          <table:table-cell office:value-type="float" office:value="1.0916" calcext:value-type="float">
            <text:p>1,0916</text:p>
          </table:table-cell>
          <table:table-cell office:value-type="float" office:value="1.0068" calcext:value-type="float">
            <text:p>1,0068</text:p>
          </table:table-cell>
          <table:table-cell office:value-type="float" office:value="1484.5" calcext:value-type="float">
            <text:p>1484,5</text:p>
          </table:table-cell>
          <table:table-cell office:value-type="float" office:value="0.810979" calcext:value-type="float">
            <text:p>0,810979</text:p>
          </table:table-cell>
          <table:table-cell/>
          <table:table-cell table:formula="of:=LN([.D44])" office:value-type="float" office:value="-0.209513119160055" calcext:value-type="float">
            <text:p>-0,209513119160055</text:p>
          </table:table-cell>
          <table:table-cell table:formula="of:=LN([.C44])" office:value-type="float" office:value="7.30283329420382" calcext:value-type="float">
            <text:p>7,30283329420382</text:p>
          </table:table-cell>
        </table:table-row>
        <table:table-row table:style-name="ro1">
          <table:table-cell office:value-type="float" office:value="1.09388" calcext:value-type="float">
            <text:p>1,09388</text:p>
          </table:table-cell>
          <table:table-cell office:value-type="float" office:value="1.0098" calcext:value-type="float">
            <text:p>1,0098</text:p>
          </table:table-cell>
          <table:table-cell office:value-type="float" office:value="1509.02" calcext:value-type="float">
            <text:p>1509,02</text:p>
          </table:table-cell>
          <table:table-cell office:value-type="float" office:value="0.805879" calcext:value-type="float">
            <text:p>0,805879</text:p>
          </table:table-cell>
          <table:table-cell/>
          <table:table-cell table:formula="of:=LN([.D45])" office:value-type="float" office:value="-0.215821671814734" calcext:value-type="float">
            <text:p>-0,215821671814734</text:p>
          </table:table-cell>
          <table:table-cell table:formula="of:=LN([.C45])" office:value-type="float" office:value="7.31921571249049" calcext:value-type="float">
            <text:p>7,31921571249049</text:p>
          </table:table-cell>
        </table:table-row>
        <table:table-row table:style-name="ro1">
          <table:table-cell office:value-type="float" office:value="1.09628" calcext:value-type="float">
            <text:p>1,09628</text:p>
          </table:table-cell>
          <table:table-cell office:value-type="float" office:value="1.01287" calcext:value-type="float">
            <text:p>1,01287</text:p>
          </table:table-cell>
          <table:table-cell office:value-type="float" office:value="1507.4" calcext:value-type="float">
            <text:p>1507,4</text:p>
          </table:table-cell>
          <table:table-cell office:value-type="float" office:value="0.800778" calcext:value-type="float">
            <text:p>0,800778</text:p>
          </table:table-cell>
          <table:table-cell/>
          <table:table-cell table:formula="of:=LN([.D46])" office:value-type="float" office:value="-0.222171523885976" calcext:value-type="float">
            <text:p>-0,222171523885976</text:p>
          </table:table-cell>
          <table:table-cell table:formula="of:=LN([.C46])" office:value-type="float" office:value="7.31814159140937" calcext:value-type="float">
            <text:p>7,31814159140937</text:p>
          </table:table-cell>
        </table:table-row>
        <table:table-row table:style-name="ro1">
          <table:table-cell office:value-type="float" office:value="1.09863" calcext:value-type="float">
            <text:p>1,09863</text:p>
          </table:table-cell>
          <table:table-cell office:value-type="float" office:value="1.01463" calcext:value-type="float">
            <text:p>1,01463</text:p>
          </table:table-cell>
          <table:table-cell office:value-type="float" office:value="1530.25" calcext:value-type="float">
            <text:p>1530,25</text:p>
          </table:table-cell>
          <table:table-cell office:value-type="float" office:value="0.795678" calcext:value-type="float">
            <text:p>0,795678</text:p>
          </table:table-cell>
          <table:table-cell/>
          <table:table-cell table:formula="of:=LN([.D47])" office:value-type="float" office:value="-0.228560697592163" calcext:value-type="float">
            <text:p>-0,228560697592163</text:p>
          </table:table-cell>
          <table:table-cell table:formula="of:=LN([.C47])" office:value-type="float" office:value="7.33318639973118" calcext:value-type="float">
            <text:p>7,33318639973118</text:p>
          </table:table-cell>
        </table:table-row>
        <table:table-row table:style-name="ro1">
          <table:table-cell office:value-type="float" office:value="1.10102" calcext:value-type="float">
            <text:p>1,10102</text:p>
          </table:table-cell>
          <table:table-cell office:value-type="float" office:value="1.01649" calcext:value-type="float">
            <text:p>1,01649</text:p>
          </table:table-cell>
          <table:table-cell office:value-type="float" office:value="1563.8" calcext:value-type="float">
            <text:p>1563,8</text:p>
          </table:table-cell>
          <table:table-cell office:value-type="float" office:value="0.790577" calcext:value-type="float">
            <text:p>0,790577</text:p>
          </table:table-cell>
          <table:table-cell/>
          <table:table-cell table:formula="of:=LN([.D48])" office:value-type="float" office:value="-0.234992220371718" calcext:value-type="float">
            <text:p>-0,234992220371718</text:p>
          </table:table-cell>
          <table:table-cell table:formula="of:=LN([.C48])" office:value-type="float" office:value="7.35487403569041" calcext:value-type="float">
            <text:p>7,35487403569041</text:p>
          </table:table-cell>
        </table:table-row>
        <table:table-row table:style-name="ro1">
          <table:table-cell office:value-type="float" office:value="1.10349" calcext:value-type="float">
            <text:p>1,10349</text:p>
          </table:table-cell>
          <table:table-cell office:value-type="float" office:value="1.01604" calcext:value-type="float">
            <text:p>1,01604</text:p>
          </table:table-cell>
          <table:table-cell office:value-type="float" office:value="1581.85" calcext:value-type="float">
            <text:p>1581,85</text:p>
          </table:table-cell>
          <table:table-cell office:value-type="float" office:value="0.785477" calcext:value-type="float">
            <text:p>0,785477</text:p>
          </table:table-cell>
          <table:table-cell/>
          <table:table-cell table:formula="of:=LN([.D49])" office:value-type="float" office:value="-0.241464102428071" calcext:value-type="float">
            <text:p>-0,241464102428071</text:p>
          </table:table-cell>
          <table:table-cell table:formula="of:=LN([.C49])" office:value-type="float" office:value="7.36635032714448" calcext:value-type="float">
            <text:p>7,36635032714448</text:p>
          </table:table-cell>
        </table:table-row>
        <table:table-row table:style-name="ro1">
          <table:table-cell office:value-type="float" office:value="1.10601" calcext:value-type="float">
            <text:p>1,10601</text:p>
          </table:table-cell>
          <table:table-cell office:value-type="float" office:value="1.01718" calcext:value-type="float">
            <text:p>1,01718</text:p>
          </table:table-cell>
          <table:table-cell office:value-type="float" office:value="1558.39" calcext:value-type="float">
            <text:p>1558,39</text:p>
          </table:table-cell>
          <table:table-cell office:value-type="float" office:value="0.780376" calcext:value-type="float">
            <text:p>0,780376</text:p>
          </table:table-cell>
          <table:table-cell/>
          <table:table-cell table:formula="of:=LN([.D50])" office:value-type="float" office:value="-0.247979424165842" calcext:value-type="float">
            <text:p>-0,247979424165842</text:p>
          </table:table-cell>
          <table:table-cell table:formula="of:=LN([.C50])" office:value-type="float" office:value="7.3514085160299" calcext:value-type="float">
            <text:p>7,3514085160299</text:p>
          </table:table-cell>
        </table:table-row>
        <table:table-row table:style-name="ro1">
          <table:table-cell office:value-type="float" office:value="1.10852" calcext:value-type="float">
            <text:p>1,10852</text:p>
          </table:table-cell>
          <table:table-cell office:value-type="float" office:value="1.01753" calcext:value-type="float">
            <text:p>1,01753</text:p>
          </table:table-cell>
          <table:table-cell office:value-type="float" office:value="1626.6" calcext:value-type="float">
            <text:p>1626,6</text:p>
          </table:table-cell>
          <table:table-cell office:value-type="float" office:value="0.775276" calcext:value-type="float">
            <text:p>0,775276</text:p>
          </table:table-cell>
          <table:table-cell/>
          <table:table-cell table:formula="of:=LN([.D51])" office:value-type="float" office:value="-0.254536183995424" calcext:value-type="float">
            <text:p>-0,254536183995424</text:p>
          </table:table-cell>
          <table:table-cell table:formula="of:=LN([.C51])" office:value-type="float" office:value="7.39424722573267" calcext:value-type="float">
            <text:p>7,39424722573267</text:p>
          </table:table-cell>
        </table:table-row>
        <table:table-row table:style-name="ro1">
          <table:table-cell office:value-type="float" office:value="1.11113" calcext:value-type="float">
            <text:p>1,11113</text:p>
          </table:table-cell>
          <table:table-cell office:value-type="float" office:value="1.022" calcext:value-type="float">
            <text:p>1,022</text:p>
          </table:table-cell>
          <table:table-cell office:value-type="float" office:value="1629.25" calcext:value-type="float">
            <text:p>1629,25</text:p>
          </table:table-cell>
          <table:table-cell office:value-type="float" office:value="0.770175" calcext:value-type="float">
            <text:p>0,770175</text:p>
          </table:table-cell>
          <table:table-cell/>
          <table:table-cell table:formula="of:=LN([.D52])" office:value-type="float" office:value="-0.261137517229669" calcext:value-type="float">
            <text:p>-0,261137517229669</text:p>
          </table:table-cell>
          <table:table-cell table:formula="of:=LN([.C52])" office:value-type="float" office:value="7.39587506521249" calcext:value-type="float">
            <text:p>7,39587506521249</text:p>
          </table:table-cell>
        </table:table-row>
        <table:table-row table:style-name="ro1">
          <table:table-cell office:value-type="float" office:value="1.11373" calcext:value-type="float">
            <text:p>1,11373</text:p>
          </table:table-cell>
          <table:table-cell office:value-type="float" office:value="1.02751" calcext:value-type="float">
            <text:p>1,02751</text:p>
          </table:table-cell>
          <table:table-cell office:value-type="float" office:value="1663.85" calcext:value-type="float">
            <text:p>1663,85</text:p>
          </table:table-cell>
          <table:table-cell office:value-type="float" office:value="0.765075" calcext:value-type="float">
            <text:p>0,765075</text:p>
          </table:table-cell>
          <table:table-cell/>
          <table:table-cell table:formula="of:=LN([.D53])" office:value-type="float" office:value="-0.267781410745445" calcext:value-type="float">
            <text:p>-0,267781410745445</text:p>
          </table:table-cell>
          <table:table-cell table:formula="of:=LN([.C53])" office:value-type="float" office:value="7.41688947308715" calcext:value-type="float">
            <text:p>7,41688947308715</text:p>
          </table:table-cell>
        </table:table-row>
        <table:table-row table:style-name="ro1">
          <table:table-cell office:value-type="float" office:value="1.11629" calcext:value-type="float">
            <text:p>1,11629</text:p>
          </table:table-cell>
          <table:table-cell office:value-type="float" office:value="1.02885" calcext:value-type="float">
            <text:p>1,02885</text:p>
          </table:table-cell>
          <table:table-cell office:value-type="float" office:value="1658.19" calcext:value-type="float">
            <text:p>1658,19</text:p>
          </table:table-cell>
          <table:table-cell office:value-type="float" office:value="0.759974" calcext:value-type="float">
            <text:p>0,759974</text:p>
          </table:table-cell>
          <table:table-cell/>
          <table:table-cell table:formula="of:=LN([.D54])" office:value-type="float" office:value="-0.27447105681327" calcext:value-type="float">
            <text:p>-0,27447105681327</text:p>
          </table:table-cell>
          <table:table-cell table:formula="of:=LN([.C54])" office:value-type="float" office:value="7.4134819250283" calcext:value-type="float">
            <text:p>7,4134819250283</text:p>
          </table:table-cell>
        </table:table-row>
        <table:table-row table:style-name="ro1">
          <table:table-cell office:value-type="float" office:value="1.11895" calcext:value-type="float">
            <text:p>1,11895</text:p>
          </table:table-cell>
          <table:table-cell office:value-type="float" office:value="1.03314" calcext:value-type="float">
            <text:p>1,03314</text:p>
          </table:table-cell>
          <table:table-cell office:value-type="float" office:value="1675.2" calcext:value-type="float">
            <text:p>1675,2</text:p>
          </table:table-cell>
          <table:table-cell office:value-type="float" office:value="0.754874" calcext:value-type="float">
            <text:p>0,754874</text:p>
          </table:table-cell>
          <table:table-cell/>
          <table:table-cell table:formula="of:=LN([.D55])" office:value-type="float" office:value="-0.281204431077586" calcext:value-type="float">
            <text:p>-0,281204431077586</text:p>
          </table:table-cell>
          <table:table-cell table:formula="of:=LN([.C55])" office:value-type="float" office:value="7.42368784011627" calcext:value-type="float">
            <text:p>7,42368784011627</text:p>
          </table:table-cell>
        </table:table-row>
        <table:table-row table:style-name="ro1">
          <table:table-cell office:value-type="float" office:value="1.12156" calcext:value-type="float">
            <text:p>1,12156</text:p>
          </table:table-cell>
          <table:table-cell office:value-type="float" office:value="1.03531" calcext:value-type="float">
            <text:p>1,03531</text:p>
          </table:table-cell>
          <table:table-cell office:value-type="float" office:value="1717.5" calcext:value-type="float">
            <text:p>1717,5</text:p>
          </table:table-cell>
          <table:table-cell office:value-type="float" office:value="0.749773" calcext:value-type="float">
            <text:p>0,749773</text:p>
          </table:table-cell>
          <table:table-cell/>
          <table:table-cell table:formula="of:=LN([.D56])" office:value-type="float" office:value="-0.287984784931247" calcext:value-type="float">
            <text:p>-0,287984784931247</text:p>
          </table:table-cell>
          <table:table-cell table:formula="of:=LN([.C56])" office:value-type="float" office:value="7.4486250240965" calcext:value-type="float">
            <text:p>7,4486250240965</text:p>
          </table:table-cell>
        </table:table-row>
        <table:table-row table:style-name="ro1">
          <table:table-cell office:value-type="float" office:value="1.12425" calcext:value-type="float">
            <text:p>1,12425</text:p>
          </table:table-cell>
          <table:table-cell office:value-type="float" office:value="1.03566" calcext:value-type="float">
            <text:p>1,03566</text:p>
          </table:table-cell>
          <table:table-cell office:value-type="float" office:value="1706.66" calcext:value-type="float">
            <text:p>1706,66</text:p>
          </table:table-cell>
          <table:table-cell office:value-type="float" office:value="0.744673" calcext:value-type="float">
            <text:p>0,744673</text:p>
          </table:table-cell>
          <table:table-cell/>
          <table:table-cell table:formula="of:=LN([.D57])" office:value-type="float" office:value="-0.294810083133364" calcext:value-type="float">
            <text:p>-0,294810083133364</text:p>
          </table:table-cell>
          <table:table-cell table:formula="of:=LN([.C57])" office:value-type="float" office:value="7.44229352310781" calcext:value-type="float">
            <text:p>7,44229352310781</text:p>
          </table:table-cell>
        </table:table-row>
        <table:table-row table:style-name="ro1">
          <table:table-cell office:value-type="float" office:value="1.12677" calcext:value-type="float">
            <text:p>1,12677</text:p>
          </table:table-cell>
          <table:table-cell office:value-type="float" office:value="1.03618" calcext:value-type="float">
            <text:p>1,03618</text:p>
          </table:table-cell>
          <table:table-cell office:value-type="float" office:value="1738.61" calcext:value-type="float">
            <text:p>1738,61</text:p>
          </table:table-cell>
          <table:table-cell office:value-type="float" office:value="0.739572" calcext:value-type="float">
            <text:p>0,739572</text:p>
          </table:table-cell>
          <table:table-cell/>
          <table:table-cell table:formula="of:=LN([.D58])" office:value-type="float" office:value="-0.301683638487596" calcext:value-type="float">
            <text:p>-0,301683638487596</text:p>
          </table:table-cell>
          <table:table-cell table:formula="of:=LN([.C58])" office:value-type="float" office:value="7.46084122238271" calcext:value-type="float">
            <text:p>7,46084122238271</text:p>
          </table:table-cell>
        </table:table-row>
        <table:table-row table:style-name="ro1">
          <table:table-cell office:value-type="float" office:value="1.12951" calcext:value-type="float">
            <text:p>1,12951</text:p>
          </table:table-cell>
          <table:table-cell office:value-type="float" office:value="1.04239" calcext:value-type="float">
            <text:p>1,04239</text:p>
          </table:table-cell>
          <table:table-cell office:value-type="float" office:value="1769.41" calcext:value-type="float">
            <text:p>1769,41</text:p>
          </table:table-cell>
          <table:table-cell office:value-type="float" office:value="0.734472" calcext:value-type="float">
            <text:p>0,734472</text:p>
          </table:table-cell>
          <table:table-cell/>
          <table:table-cell table:formula="of:=LN([.D59])" office:value-type="float" office:value="-0.3086034052657" calcext:value-type="float">
            <text:p>-0,3086034052657</text:p>
          </table:table-cell>
          <table:table-cell table:formula="of:=LN([.C59])" office:value-type="float" office:value="7.47840143666664" calcext:value-type="float">
            <text:p>7,47840143666664</text:p>
          </table:table-cell>
        </table:table-row>
        <table:table-row table:style-name="ro1">
          <table:table-cell office:value-type="float" office:value="1.13224" calcext:value-type="float">
            <text:p>1,13224</text:p>
          </table:table-cell>
          <table:table-cell office:value-type="float" office:value="1.04313" calcext:value-type="float">
            <text:p>1,04313</text:p>
          </table:table-cell>
          <table:table-cell office:value-type="float" office:value="1793.39" calcext:value-type="float">
            <text:p>1793,39</text:p>
          </table:table-cell>
          <table:table-cell office:value-type="float" office:value="0.729372" calcext:value-type="float">
            <text:p>0,729372</text:p>
          </table:table-cell>
          <table:table-cell/>
          <table:table-cell table:formula="of:=LN([.D60])" office:value-type="float" office:value="-0.315571389060315" calcext:value-type="float">
            <text:p>-0,315571389060315</text:p>
          </table:table-cell>
          <table:table-cell table:formula="of:=LN([.C60])" office:value-type="float" office:value="7.49186296250151" calcext:value-type="float">
            <text:p>7,49186296250151</text:p>
          </table:table-cell>
        </table:table-row>
        <table:table-row table:style-name="ro1">
          <table:table-cell office:value-type="float" office:value="1.13511" calcext:value-type="float">
            <text:p>1,13511</text:p>
          </table:table-cell>
          <table:table-cell office:value-type="float" office:value="1.04498" calcext:value-type="float">
            <text:p>1,04498</text:p>
          </table:table-cell>
          <table:table-cell office:value-type="float" office:value="1803.48" calcext:value-type="float">
            <text:p>1803,48</text:p>
          </table:table-cell>
          <table:table-cell office:value-type="float" office:value="0.724271" calcext:value-type="float">
            <text:p>0,724271</text:p>
          </table:table-cell>
          <table:table-cell/>
          <table:table-cell table:formula="of:=LN([.D61])" office:value-type="float" office:value="-0.32258964724044" calcext:value-type="float">
            <text:p>-0,32258964724044</text:p>
          </table:table-cell>
          <table:table-cell table:formula="of:=LN([.C61])" office:value-type="float" office:value="7.497473410734" calcext:value-type="float">
            <text:p>7,497473410734</text:p>
          </table:table-cell>
        </table:table-row>
        <table:table-row table:style-name="ro1">
          <table:table-cell office:value-type="float" office:value="1.13793" calcext:value-type="float">
            <text:p>1,13793</text:p>
          </table:table-cell>
          <table:table-cell office:value-type="float" office:value="1.04874" calcext:value-type="float">
            <text:p>1,04874</text:p>
          </table:table-cell>
          <table:table-cell office:value-type="float" office:value="1834.1" calcext:value-type="float">
            <text:p>1834,1</text:p>
          </table:table-cell>
          <table:table-cell office:value-type="float" office:value="0.719171" calcext:value-type="float">
            <text:p>0,719171</text:p>
          </table:table-cell>
          <table:table-cell/>
          <table:table-cell table:formula="of:=LN([.D62])" office:value-type="float" office:value="-0.329656119218349" calcext:value-type="float">
            <text:p>-0,329656119218349</text:p>
          </table:table-cell>
          <table:table-cell table:formula="of:=LN([.C62])" office:value-type="float" office:value="7.51430917695699" calcext:value-type="float">
            <text:p>7,51430917695699</text:p>
          </table:table-cell>
        </table:table-row>
        <table:table-row table:style-name="ro1">
          <table:table-cell office:value-type="float" office:value="1.14085" calcext:value-type="float">
            <text:p>1,14085</text:p>
          </table:table-cell>
          <table:table-cell office:value-type="float" office:value="1.05135" calcext:value-type="float">
            <text:p>1,05135</text:p>
          </table:table-cell>
          <table:table-cell office:value-type="float" office:value="1859.26" calcext:value-type="float">
            <text:p>1859,26</text:p>
          </table:table-cell>
          <table:table-cell office:value-type="float" office:value="0.71407" calcext:value-type="float">
            <text:p>0,71407</text:p>
          </table:table-cell>
          <table:table-cell/>
          <table:table-cell table:formula="of:=LN([.D63])" office:value-type="float" office:value="-0.336774282232396" calcext:value-type="float">
            <text:p>-0,336774282232396</text:p>
          </table:table-cell>
          <table:table-cell table:formula="of:=LN([.C63])" office:value-type="float" office:value="7.52793383808179" calcext:value-type="float">
            <text:p>7,52793383808179</text:p>
          </table:table-cell>
        </table:table-row>
        <table:table-row table:style-name="ro1">
          <table:table-cell office:value-type="float" office:value="1.14363" calcext:value-type="float">
            <text:p>1,14363</text:p>
          </table:table-cell>
          <table:table-cell office:value-type="float" office:value="1.052" calcext:value-type="float">
            <text:p>1,052</text:p>
          </table:table-cell>
          <table:table-cell office:value-type="float" office:value="1883.2" calcext:value-type="float">
            <text:p>1883,2</text:p>
          </table:table-cell>
          <table:table-cell office:value-type="float" office:value="0.70897" calcext:value-type="float">
            <text:p>0,70897</text:p>
          </table:table-cell>
          <table:table-cell/>
          <table:table-cell table:formula="of:=LN([.D64])" office:value-type="float" office:value="-0.343942066462301" calcext:value-type="float">
            <text:p>-0,343942066462301</text:p>
          </table:table-cell>
          <table:table-cell table:formula="of:=LN([.C64])" office:value-type="float" office:value="7.54072773650601" calcext:value-type="float">
            <text:p>7,54072773650601</text:p>
          </table:table-cell>
        </table:table-row>
        <table:table-row table:style-name="ro1">
          <table:table-cell office:value-type="float" office:value="1.14657" calcext:value-type="float">
            <text:p>1,14657</text:p>
          </table:table-cell>
          <table:table-cell office:value-type="float" office:value="1.05505" calcext:value-type="float">
            <text:p>1,05505</text:p>
          </table:table-cell>
          <table:table-cell office:value-type="float" office:value="1885.05" calcext:value-type="float">
            <text:p>1885,05</text:p>
          </table:table-cell>
          <table:table-cell office:value-type="float" office:value="0.703869" calcext:value-type="float">
            <text:p>0,703869</text:p>
          </table:table-cell>
          <table:table-cell/>
          <table:table-cell table:formula="of:=LN([.D65])" office:value-type="float" office:value="-0.351163019684496" calcext:value-type="float">
            <text:p>-0,351163019684496</text:p>
          </table:table-cell>
          <table:table-cell table:formula="of:=LN([.C65])" office:value-type="float" office:value="7.54170962472926" calcext:value-type="float">
            <text:p>7,54170962472926</text:p>
          </table:table-cell>
        </table:table-row>
        <table:table-row table:style-name="ro1">
          <table:table-cell office:value-type="float" office:value="1.14954" calcext:value-type="float">
            <text:p>1,14954</text:p>
          </table:table-cell>
          <table:table-cell office:value-type="float" office:value="1.05948" calcext:value-type="float">
            <text:p>1,05948</text:p>
          </table:table-cell>
          <table:table-cell office:value-type="float" office:value="1937.37" calcext:value-type="float">
            <text:p>1937,37</text:p>
          </table:table-cell>
          <table:table-cell office:value-type="float" office:value="0.698769" calcext:value-type="float">
            <text:p>0,698769</text:p>
          </table:table-cell>
          <table:table-cell/>
          <table:table-cell table:formula="of:=LN([.D66])" office:value-type="float" office:value="-0.35843506346927" calcext:value-type="float">
            <text:p>-0,35843506346927</text:p>
          </table:table-cell>
          <table:table-cell table:formula="of:=LN([.C66])" office:value-type="float" office:value="7.56908666220222" calcext:value-type="float">
            <text:p>7,56908666220222</text:p>
          </table:table-cell>
        </table:table-row>
        <table:table-row table:style-name="ro1">
          <table:table-cell office:value-type="float" office:value="1.15256" calcext:value-type="float">
            <text:p>1,15256</text:p>
          </table:table-cell>
          <table:table-cell office:value-type="float" office:value="1.05995" calcext:value-type="float">
            <text:p>1,05995</text:p>
          </table:table-cell>
          <table:table-cell office:value-type="float" office:value="1950.64" calcext:value-type="float">
            <text:p>1950,64</text:p>
          </table:table-cell>
          <table:table-cell office:value-type="float" office:value="0.693668" calcext:value-type="float">
            <text:p>0,693668</text:p>
          </table:table-cell>
          <table:table-cell/>
          <table:table-cell table:formula="of:=LN([.D67])" office:value-type="float" office:value="-0.365761819105649" calcext:value-type="float">
            <text:p>-0,365761819105649</text:p>
          </table:table-cell>
          <table:table-cell table:formula="of:=LN([.C67])" office:value-type="float" office:value="7.57591280283848" calcext:value-type="float">
            <text:p>7,57591280283848</text:p>
          </table:table-cell>
        </table:table-row>
        <table:table-row table:style-name="ro1">
          <table:table-cell office:value-type="float" office:value="1.15562" calcext:value-type="float">
            <text:p>1,15562</text:p>
          </table:table-cell>
          <table:table-cell office:value-type="float" office:value="1.06178" calcext:value-type="float">
            <text:p>1,06178</text:p>
          </table:table-cell>
          <table:table-cell office:value-type="float" office:value="1992.86" calcext:value-type="float">
            <text:p>1992,86</text:p>
          </table:table-cell>
          <table:table-cell office:value-type="float" office:value="0.688568" calcext:value-type="float">
            <text:p>0,688568</text:p>
          </table:table-cell>
          <table:table-cell/>
          <table:table-cell table:formula="of:=LN([.D68])" office:value-type="float" office:value="-0.373141200258313" calcext:value-type="float">
            <text:p>-0,373141200258313</text:p>
          </table:table-cell>
          <table:table-cell table:formula="of:=LN([.C68])" office:value-type="float" office:value="7.59732607188493" calcext:value-type="float">
            <text:p>7,59732607188493</text:p>
          </table:table-cell>
        </table:table-row>
        <table:table-row table:style-name="ro1">
          <table:table-cell office:value-type="float" office:value="1.15867" calcext:value-type="float">
            <text:p>1,15867</text:p>
          </table:table-cell>
          <table:table-cell office:value-type="float" office:value="1.06884" calcext:value-type="float">
            <text:p>1,06884</text:p>
          </table:table-cell>
          <table:table-cell office:value-type="float" office:value="1987.3" calcext:value-type="float">
            <text:p>1987,3</text:p>
          </table:table-cell>
          <table:table-cell office:value-type="float" office:value="0.683467" calcext:value-type="float">
            <text:p>0,683467</text:p>
          </table:table-cell>
          <table:table-cell/>
          <table:table-cell table:formula="of:=LN([.D69])" office:value-type="float" office:value="-0.380576904890789" calcext:value-type="float">
            <text:p>-0,380576904890789</text:p>
          </table:table-cell>
          <table:table-cell table:formula="of:=LN([.C69])" office:value-type="float" office:value="7.59453221253424" calcext:value-type="float">
            <text:p>7,59453221253424</text:p>
          </table:table-cell>
        </table:table-row>
        <table:table-row table:style-name="ro1">
          <table:table-cell office:value-type="float" office:value="1.1617" calcext:value-type="float">
            <text:p>1,1617</text:p>
          </table:table-cell>
          <table:table-cell office:value-type="float" office:value="1.07381" calcext:value-type="float">
            <text:p>1,07381</text:p>
          </table:table-cell>
          <table:table-cell office:value-type="float" office:value="2035.44" calcext:value-type="float">
            <text:p>2035,44</text:p>
          </table:table-cell>
          <table:table-cell office:value-type="float" office:value="0.678367" calcext:value-type="float">
            <text:p>0,678367</text:p>
          </table:table-cell>
          <table:table-cell/>
          <table:table-cell table:formula="of:=LN([.D70])" office:value-type="float" office:value="-0.38806683955552" calcext:value-type="float">
            <text:p>-0,38806683955552</text:p>
          </table:table-cell>
          <table:table-cell table:formula="of:=LN([.C70])" office:value-type="float" office:value="7.61846729072155" calcext:value-type="float">
            <text:p>7,61846729072155</text:p>
          </table:table-cell>
        </table:table-row>
        <table:table-row table:style-name="ro1">
          <table:table-cell office:value-type="float" office:value="1.16477" calcext:value-type="float">
            <text:p>1,16477</text:p>
          </table:table-cell>
          <table:table-cell office:value-type="float" office:value="1.07408" calcext:value-type="float">
            <text:p>1,07408</text:p>
          </table:table-cell>
          <table:table-cell office:value-type="float" office:value="2036.53" calcext:value-type="float">
            <text:p>2036,53</text:p>
          </table:table-cell>
          <table:table-cell office:value-type="float" office:value="0.673266" calcext:value-type="float">
            <text:p>0,673266</text:p>
          </table:table-cell>
          <table:table-cell/>
          <table:table-cell table:formula="of:=LN([.D71])" office:value-type="float" office:value="-0.39561478225533" calcext:value-type="float">
            <text:p>-0,39561478225533</text:p>
          </table:table-cell>
          <table:table-cell table:formula="of:=LN([.C71])" office:value-type="float" office:value="7.61900265813636" calcext:value-type="float">
            <text:p>7,61900265813636</text:p>
          </table:table-cell>
        </table:table-row>
        <table:table-row table:style-name="ro1">
          <table:table-cell office:value-type="float" office:value="1.16787" calcext:value-type="float">
            <text:p>1,16787</text:p>
          </table:table-cell>
          <table:table-cell office:value-type="float" office:value="1.07567" calcext:value-type="float">
            <text:p>1,07567</text:p>
          </table:table-cell>
          <table:table-cell office:value-type="float" office:value="2071.75" calcext:value-type="float">
            <text:p>2071,75</text:p>
          </table:table-cell>
          <table:table-cell office:value-type="float" office:value="0.668166" calcext:value-type="float">
            <text:p>0,668166</text:p>
          </table:table-cell>
          <table:table-cell/>
          <table:table-cell table:formula="of:=LN([.D72])" office:value-type="float" office:value="-0.403218633323234" calcext:value-type="float">
            <text:p>-0,403218633323234</text:p>
          </table:table-cell>
          <table:table-cell table:formula="of:=LN([.C72])" office:value-type="float" office:value="7.63614893972915" calcext:value-type="float">
            <text:p>7,63614893972915</text:p>
          </table:table-cell>
        </table:table-row>
        <table:table-row table:style-name="ro1">
          <table:table-cell office:value-type="float" office:value="1.17091" calcext:value-type="float">
            <text:p>1,17091</text:p>
          </table:table-cell>
          <table:table-cell office:value-type="float" office:value="1.07526" calcext:value-type="float">
            <text:p>1,07526</text:p>
          </table:table-cell>
          <table:table-cell office:value-type="float" office:value="2109.46" calcext:value-type="float">
            <text:p>2109,46</text:p>
          </table:table-cell>
          <table:table-cell office:value-type="float" office:value="0.663065" calcext:value-type="float">
            <text:p>0,663065</text:p>
          </table:table-cell>
          <table:table-cell/>
          <table:table-cell table:formula="of:=LN([.D73])" office:value-type="float" office:value="-0.410882254386118" calcext:value-type="float">
            <text:p>-0,410882254386118</text:p>
          </table:table-cell>
          <table:table-cell table:formula="of:=LN([.C73])" office:value-type="float" office:value="7.65418726954532" calcext:value-type="float">
            <text:p>7,65418726954532</text:p>
          </table:table-cell>
        </table:table-row>
        <table:table-row table:style-name="ro1">
          <table:table-cell office:value-type="float" office:value="1.17401" calcext:value-type="float">
            <text:p>1,17401</text:p>
          </table:table-cell>
          <table:table-cell office:value-type="float" office:value="1.07992" calcext:value-type="float">
            <text:p>1,07992</text:p>
          </table:table-cell>
          <table:table-cell office:value-type="float" office:value="2127.7" calcext:value-type="float">
            <text:p>2127,7</text:p>
          </table:table-cell>
          <table:table-cell office:value-type="float" office:value="0.657965" calcext:value-type="float">
            <text:p>0,657965</text:p>
          </table:table-cell>
          <table:table-cell/>
          <table:table-cell table:formula="of:=LN([.D74])" office:value-type="float" office:value="-0.418603540560899" calcext:value-type="float">
            <text:p>-0,418603540560899</text:p>
          </table:table-cell>
          <table:table-cell table:formula="of:=LN([.C74])" office:value-type="float" office:value="7.66279686307967" calcext:value-type="float">
            <text:p>7,66279686307967</text:p>
          </table:table-cell>
        </table:table-row>
        <table:table-row table:style-name="ro1">
          <table:table-cell office:value-type="float" office:value="1.17716" calcext:value-type="float">
            <text:p>1,17716</text:p>
          </table:table-cell>
          <table:table-cell office:value-type="float" office:value="1.08416" calcext:value-type="float">
            <text:p>1,08416</text:p>
          </table:table-cell>
          <table:table-cell office:value-type="float" office:value="2140.79" calcext:value-type="float">
            <text:p>2140,79</text:p>
          </table:table-cell>
          <table:table-cell office:value-type="float" office:value="0.652864" calcext:value-type="float">
            <text:p>0,652864</text:p>
          </table:table-cell>
          <table:table-cell/>
          <table:table-cell table:formula="of:=LN([.D75])" office:value-type="float" office:value="-0.426386440922083" calcext:value-type="float">
            <text:p>-0,426386440922083</text:p>
          </table:table-cell>
          <table:table-cell table:formula="of:=LN([.C75])" office:value-type="float" office:value="7.66893019877203" calcext:value-type="float">
            <text:p>7,66893019877203</text:p>
          </table:table-cell>
        </table:table-row>
        <table:table-row table:style-name="ro1">
          <table:table-cell office:value-type="float" office:value="1.1804" calcext:value-type="float">
            <text:p>1,1804</text:p>
          </table:table-cell>
          <table:table-cell office:value-type="float" office:value="1.08611" calcext:value-type="float">
            <text:p>1,08611</text:p>
          </table:table-cell>
          <table:table-cell office:value-type="float" office:value="2216.81" calcext:value-type="float">
            <text:p>2216,81</text:p>
          </table:table-cell>
          <table:table-cell office:value-type="float" office:value="0.647764" calcext:value-type="float">
            <text:p>0,647764</text:p>
          </table:table-cell>
          <table:table-cell/>
          <table:table-cell table:formula="of:=LN([.D76])" office:value-type="float" office:value="-0.434228846496754" calcext:value-type="float">
            <text:p>-0,434228846496754</text:p>
          </table:table-cell>
          <table:table-cell table:formula="of:=LN([.C76])" office:value-type="float" office:value="7.70382450454545" calcext:value-type="float">
            <text:p>7,70382450454545</text:p>
          </table:table-cell>
        </table:table-row>
        <table:table-row table:style-name="ro1">
          <table:table-cell office:value-type="float" office:value="1.18374" calcext:value-type="float">
            <text:p>1,18374</text:p>
          </table:table-cell>
          <table:table-cell office:value-type="float" office:value="1.09057" calcext:value-type="float">
            <text:p>1,09057</text:p>
          </table:table-cell>
          <table:table-cell office:value-type="float" office:value="2231.95" calcext:value-type="float">
            <text:p>2231,95</text:p>
          </table:table-cell>
          <table:table-cell office:value-type="float" office:value="0.642663" calcext:value-type="float">
            <text:p>0,642663</text:p>
          </table:table-cell>
          <table:table-cell/>
          <table:table-cell table:formula="of:=LN([.D77])" office:value-type="float" office:value="-0.442134797890223" calcext:value-type="float">
            <text:p>-0,442134797890223</text:p>
          </table:table-cell>
          <table:table-cell table:formula="of:=LN([.C77])" office:value-type="float" office:value="7.71063092181659" calcext:value-type="float">
            <text:p>7,71063092181659</text:p>
          </table:table-cell>
        </table:table-row>
        <table:table-row table:style-name="ro1">
          <table:table-cell office:value-type="float" office:value="1.187" calcext:value-type="float">
            <text:p>1,187</text:p>
          </table:table-cell>
          <table:table-cell office:value-type="float" office:value="1.09537" calcext:value-type="float">
            <text:p>1,09537</text:p>
          </table:table-cell>
          <table:table-cell office:value-type="float" office:value="2232.12" calcext:value-type="float">
            <text:p>2232,12</text:p>
          </table:table-cell>
          <table:table-cell office:value-type="float" office:value="0.637563" calcext:value-type="float">
            <text:p>0,637563</text:p>
          </table:table-cell>
          <table:table-cell/>
          <table:table-cell table:formula="of:=LN([.D78])" office:value-type="float" office:value="-0.450102183302867" calcext:value-type="float">
            <text:p>-0,450102183302867</text:p>
          </table:table-cell>
          <table:table-cell table:formula="of:=LN([.C78])" office:value-type="float" office:value="7.71070708549686" calcext:value-type="float">
            <text:p>7,71070708549686</text:p>
          </table:table-cell>
        </table:table-row>
        <table:table-row table:style-name="ro1">
          <table:table-cell office:value-type="float" office:value="1.19037" calcext:value-type="float">
            <text:p>1,19037</text:p>
          </table:table-cell>
          <table:table-cell office:value-type="float" office:value="1.09744" calcext:value-type="float">
            <text:p>1,09744</text:p>
          </table:table-cell>
          <table:table-cell office:value-type="float" office:value="2296.85" calcext:value-type="float">
            <text:p>2296,85</text:p>
          </table:table-cell>
          <table:table-cell office:value-type="float" office:value="0.632462" calcext:value-type="float">
            <text:p>0,632462</text:p>
          </table:table-cell>
          <table:table-cell/>
          <table:table-cell table:formula="of:=LN([.D79])" office:value-type="float" office:value="-0.458135139236664" calcext:value-type="float">
            <text:p>-0,458135139236664</text:p>
          </table:table-cell>
          <table:table-cell table:formula="of:=LN([.C79])" office:value-type="float" office:value="7.73929389798823" calcext:value-type="float">
            <text:p>7,73929389798823</text:p>
          </table:table-cell>
        </table:table-row>
        <table:table-row table:style-name="ro1">
          <table:table-cell office:value-type="float" office:value="1.19376" calcext:value-type="float">
            <text:p>1,19376</text:p>
          </table:table-cell>
          <table:table-cell office:value-type="float" office:value="1.10146" calcext:value-type="float">
            <text:p>1,10146</text:p>
          </table:table-cell>
          <table:table-cell office:value-type="float" office:value="2309.21" calcext:value-type="float">
            <text:p>2309,21</text:p>
          </table:table-cell>
          <table:table-cell office:value-type="float" office:value="0.627362" calcext:value-type="float">
            <text:p>0,627362</text:p>
          </table:table-cell>
          <table:table-cell/>
          <table:table-cell table:formula="of:=LN([.D80])" office:value-type="float" office:value="-0.466231552480943" calcext:value-type="float">
            <text:p>-0,466231552480943</text:p>
          </table:table-cell>
          <table:table-cell table:formula="of:=LN([.C80])" office:value-type="float" office:value="7.74466075368147" calcext:value-type="float">
            <text:p>7,74466075368147</text:p>
          </table:table-cell>
        </table:table-row>
        <table:table-row table:style-name="ro1">
          <table:table-cell office:value-type="float" office:value="1.19723" calcext:value-type="float">
            <text:p>1,19723</text:p>
          </table:table-cell>
          <table:table-cell office:value-type="float" office:value="1.10402" calcext:value-type="float">
            <text:p>1,10402</text:p>
          </table:table-cell>
          <table:table-cell office:value-type="float" office:value="2350.29" calcext:value-type="float">
            <text:p>2350,29</text:p>
          </table:table-cell>
          <table:table-cell office:value-type="float" office:value="0.622261" calcext:value-type="float">
            <text:p>0,622261</text:p>
          </table:table-cell>
          <table:table-cell/>
          <table:table-cell table:formula="of:=LN([.D81])" office:value-type="float" office:value="-0.474395660108444" calcext:value-type="float">
            <text:p>-0,474395660108444</text:p>
          </table:table-cell>
          <table:table-cell table:formula="of:=LN([.C81])" office:value-type="float" office:value="7.76229400377985" calcext:value-type="float">
            <text:p>7,76229400377985</text:p>
          </table:table-cell>
        </table:table-row>
        <table:table-row table:style-name="ro1">
          <table:table-cell office:value-type="float" office:value="1.20066" calcext:value-type="float">
            <text:p>1,20066</text:p>
          </table:table-cell>
          <table:table-cell office:value-type="float" office:value="1.1082" calcext:value-type="float">
            <text:p>1,1082</text:p>
          </table:table-cell>
          <table:table-cell office:value-type="float" office:value="2386.87" calcext:value-type="float">
            <text:p>2386,87</text:p>
          </table:table-cell>
          <table:table-cell office:value-type="float" office:value="0.617161" calcext:value-type="float">
            <text:p>0,617161</text:p>
          </table:table-cell>
          <table:table-cell/>
          <table:table-cell table:formula="of:=LN([.D82])" office:value-type="float" office:value="-0.482625349083263" calcext:value-type="float">
            <text:p>-0,482625349083263</text:p>
          </table:table-cell>
          <table:table-cell table:formula="of:=LN([.C82])" office:value-type="float" office:value="7.77773816318838" calcext:value-type="float">
            <text:p>7,77773816318838</text:p>
          </table:table-cell>
        </table:table-row>
        <table:table-row table:style-name="ro1">
          <table:table-cell office:value-type="float" office:value="1.20401" calcext:value-type="float">
            <text:p>1,20401</text:p>
          </table:table-cell>
          <table:table-cell office:value-type="float" office:value="1.10916" calcext:value-type="float">
            <text:p>1,10916</text:p>
          </table:table-cell>
          <table:table-cell office:value-type="float" office:value="2396.75" calcext:value-type="float">
            <text:p>2396,75</text:p>
          </table:table-cell>
          <table:table-cell office:value-type="float" office:value="0.61206" calcext:value-type="float">
            <text:p>0,61206</text:p>
          </table:table-cell>
          <table:table-cell/>
          <table:table-cell table:formula="of:=LN([.D83])" office:value-type="float" office:value="-0.490924962059654" calcext:value-type="float">
            <text:p>-0,490924962059654</text:p>
          </table:table-cell>
          <table:table-cell table:formula="of:=LN([.C83])" office:value-type="float" office:value="7.78186893195711" calcext:value-type="float">
            <text:p>7,78186893195711</text:p>
          </table:table-cell>
        </table:table-row>
        <table:table-row table:style-name="ro1">
          <table:table-cell office:value-type="float" office:value="1.20771" calcext:value-type="float">
            <text:p>1,20771</text:p>
          </table:table-cell>
          <table:table-cell office:value-type="float" office:value="1.10992" calcext:value-type="float">
            <text:p>1,10992</text:p>
          </table:table-cell>
          <table:table-cell office:value-type="float" office:value="2452.6" calcext:value-type="float">
            <text:p>2452,6</text:p>
          </table:table-cell>
          <table:table-cell office:value-type="float" office:value="0.60696" calcext:value-type="float">
            <text:p>0,60696</text:p>
          </table:table-cell>
          <table:table-cell/>
          <table:table-cell table:formula="of:=LN([.D84])" office:value-type="float" office:value="-0.499292387952318" calcext:value-type="float">
            <text:p>-0,499292387952318</text:p>
          </table:table-cell>
          <table:table-cell table:formula="of:=LN([.C84])" office:value-type="float" office:value="7.80490396532793" calcext:value-type="float">
            <text:p>7,80490396532793</text:p>
          </table:table-cell>
        </table:table-row>
        <table:table-row table:style-name="ro1">
          <table:table-cell office:value-type="float" office:value="1.21134" calcext:value-type="float">
            <text:p>1,21134</text:p>
          </table:table-cell>
          <table:table-cell office:value-type="float" office:value="1.11668" calcext:value-type="float">
            <text:p>1,11668</text:p>
          </table:table-cell>
          <table:table-cell office:value-type="float" office:value="2505.59" calcext:value-type="float">
            <text:p>2505,59</text:p>
          </table:table-cell>
          <table:table-cell office:value-type="float" office:value="0.601859" calcext:value-type="float">
            <text:p>0,601859</text:p>
          </table:table-cell>
          <table:table-cell/>
          <table:table-cell table:formula="of:=LN([.D85])" office:value-type="float" office:value="-0.507732080376036" calcext:value-type="float">
            <text:p>-0,507732080376036</text:p>
          </table:table-cell>
          <table:table-cell table:formula="of:=LN([.C85])" office:value-type="float" office:value="7.82627951472849" calcext:value-type="float">
            <text:p>7,82627951472849</text:p>
          </table:table-cell>
        </table:table-row>
        <table:table-row table:style-name="ro1">
          <table:table-cell office:value-type="float" office:value="1.21501" calcext:value-type="float">
            <text:p>1,21501</text:p>
          </table:table-cell>
          <table:table-cell office:value-type="float" office:value="1.11875" calcext:value-type="float">
            <text:p>1,11875</text:p>
          </table:table-cell>
          <table:table-cell office:value-type="float" office:value="2533.68" calcext:value-type="float">
            <text:p>2533,68</text:p>
          </table:table-cell>
          <table:table-cell office:value-type="float" office:value="0.596759" calcext:value-type="float">
            <text:p>0,596759</text:p>
          </table:table-cell>
          <table:table-cell/>
          <table:table-cell table:formula="of:=LN([.D86])" office:value-type="float" office:value="-0.516241932184424" calcext:value-type="float">
            <text:p>-0,516241932184424</text:p>
          </table:table-cell>
          <table:table-cell table:formula="of:=LN([.C86])" office:value-type="float" office:value="7.83742807034955" calcext:value-type="float">
            <text:p>7,83742807034955</text:p>
          </table:table-cell>
        </table:table-row>
        <table:table-row table:style-name="ro1">
          <table:table-cell office:value-type="float" office:value="1.21865" calcext:value-type="float">
            <text:p>1,21865</text:p>
          </table:table-cell>
          <table:table-cell office:value-type="float" office:value="1.12053" calcext:value-type="float">
            <text:p>1,12053</text:p>
          </table:table-cell>
          <table:table-cell office:value-type="float" office:value="2575.42" calcext:value-type="float">
            <text:p>2575,42</text:p>
          </table:table-cell>
          <table:table-cell office:value-type="float" office:value="0.591658" calcext:value-type="float">
            <text:p>0,591658</text:p>
          </table:table-cell>
          <table:table-cell/>
          <table:table-cell table:formula="of:=LN([.D87])" office:value-type="float" office:value="-0.524826513735336" calcext:value-type="float">
            <text:p>-0,524826513735336</text:p>
          </table:table-cell>
          <table:table-cell table:formula="of:=LN([.C87])" office:value-type="float" office:value="7.85376790659349" calcext:value-type="float">
            <text:p>7,85376790659349</text:p>
          </table:table-cell>
        </table:table-row>
        <table:table-row table:style-name="ro1">
          <table:table-cell office:value-type="float" office:value="1.22248" calcext:value-type="float">
            <text:p>1,22248</text:p>
          </table:table-cell>
          <table:table-cell office:value-type="float" office:value="1.12281" calcext:value-type="float">
            <text:p>1,12281</text:p>
          </table:table-cell>
          <table:table-cell office:value-type="float" office:value="2603.11" calcext:value-type="float">
            <text:p>2603,11</text:p>
          </table:table-cell>
          <table:table-cell office:value-type="float" office:value="0.586558" calcext:value-type="float">
            <text:p>0,586558</text:p>
          </table:table-cell>
          <table:table-cell/>
          <table:table-cell table:formula="of:=LN([.D88])" office:value-type="float" office:value="-0.533483724047466" calcext:value-type="float">
            <text:p>-0,533483724047466</text:p>
          </table:table-cell>
          <table:table-cell table:formula="of:=LN([.C88])" office:value-type="float" office:value="7.86446216303368" calcext:value-type="float">
            <text:p>7,86446216303368</text:p>
          </table:table-cell>
        </table:table-row>
        <table:table-row table:style-name="ro1">
          <table:table-cell office:value-type="float" office:value="1.22622" calcext:value-type="float">
            <text:p>1,22622</text:p>
          </table:table-cell>
          <table:table-cell office:value-type="float" office:value="1.12515" calcext:value-type="float">
            <text:p>1,12515</text:p>
          </table:table-cell>
          <table:table-cell office:value-type="float" office:value="2649.38" calcext:value-type="float">
            <text:p>2649,38</text:p>
          </table:table-cell>
          <table:table-cell office:value-type="float" office:value="0.581457" calcext:value-type="float">
            <text:p>0,581457</text:p>
          </table:table-cell>
          <table:table-cell/>
          <table:table-cell table:formula="of:=LN([.D89])" office:value-type="float" office:value="-0.542218256447205" calcext:value-type="float">
            <text:p>-0,542218256447205</text:p>
          </table:table-cell>
          <table:table-cell table:formula="of:=LN([.C89])" office:value-type="float" office:value="7.88208092934268" calcext:value-type="float">
            <text:p>7,88208092934268</text:p>
          </table:table-cell>
        </table:table-row>
        <table:table-row table:style-name="ro1">
          <table:table-cell office:value-type="float" office:value="1.23002" calcext:value-type="float">
            <text:p>1,23002</text:p>
          </table:table-cell>
          <table:table-cell office:value-type="float" office:value="1.1306" calcext:value-type="float">
            <text:p>1,1306</text:p>
          </table:table-cell>
          <table:table-cell office:value-type="float" office:value="2679.36" calcext:value-type="float">
            <text:p>2679,36</text:p>
          </table:table-cell>
          <table:table-cell office:value-type="float" office:value="0.576357" calcext:value-type="float">
            <text:p>0,576357</text:p>
          </table:table-cell>
          <table:table-cell/>
          <table:table-cell table:formula="of:=LN([.D90])" office:value-type="float" office:value="-0.551028018611108" calcext:value-type="float">
            <text:p>-0,551028018611108</text:p>
          </table:table-cell>
          <table:table-cell table:formula="of:=LN([.C90])" office:value-type="float" office:value="7.89333323901607" calcext:value-type="float">
            <text:p>7,89333323901607</text:p>
          </table:table-cell>
        </table:table-row>
        <table:table-row table:style-name="ro1">
          <table:table-cell office:value-type="float" office:value="1.23378" calcext:value-type="float">
            <text:p>1,23378</text:p>
          </table:table-cell>
          <table:table-cell office:value-type="float" office:value="1.14077" calcext:value-type="float">
            <text:p>1,14077</text:p>
          </table:table-cell>
          <table:table-cell office:value-type="float" office:value="2704.02" calcext:value-type="float">
            <text:p>2704,02</text:p>
          </table:table-cell>
          <table:table-cell office:value-type="float" office:value="0.571256" calcext:value-type="float">
            <text:p>0,571256</text:p>
          </table:table-cell>
          <table:table-cell/>
          <table:table-cell table:formula="of:=LN([.D91])" office:value-type="float" office:value="-0.559917833546606" calcext:value-type="float">
            <text:p>-0,559917833546606</text:p>
          </table:table-cell>
          <table:table-cell table:formula="of:=LN([.C91])" office:value-type="float" office:value="7.90249483358521" calcext:value-type="float">
            <text:p>7,90249483358521</text:p>
          </table:table-cell>
        </table:table-row>
        <table:table-row table:style-name="ro1">
          <table:table-cell office:value-type="float" office:value="1.23765" calcext:value-type="float">
            <text:p>1,23765</text:p>
          </table:table-cell>
          <table:table-cell office:value-type="float" office:value="1.14346" calcext:value-type="float">
            <text:p>1,14346</text:p>
          </table:table-cell>
          <table:table-cell office:value-type="float" office:value="2743.89" calcext:value-type="float">
            <text:p>2743,89</text:p>
          </table:table-cell>
          <table:table-cell office:value-type="float" office:value="0.566156" calcext:value-type="float">
            <text:p>0,566156</text:p>
          </table:table-cell>
          <table:table-cell/>
          <table:table-cell table:formula="of:=LN([.D92])" office:value-type="float" office:value="-0.568885620380162" calcext:value-type="float">
            <text:p>-0,568885620380162</text:p>
          </table:table-cell>
          <table:table-cell table:formula="of:=LN([.C92])" office:value-type="float" office:value="7.9171319005787" calcext:value-type="float">
            <text:p>7,9171319005787</text:p>
          </table:table-cell>
        </table:table-row>
        <table:table-row table:style-name="ro1">
          <table:table-cell office:value-type="float" office:value="1.24151" calcext:value-type="float">
            <text:p>1,24151</text:p>
          </table:table-cell>
          <table:table-cell office:value-type="float" office:value="1.14774" calcext:value-type="float">
            <text:p>1,14774</text:p>
          </table:table-cell>
          <table:table-cell office:value-type="float" office:value="2788.37" calcext:value-type="float">
            <text:p>2788,37</text:p>
          </table:table-cell>
          <table:table-cell office:value-type="float" office:value="0.561055" calcext:value-type="float">
            <text:p>0,561055</text:p>
          </table:table-cell>
          <table:table-cell/>
          <table:table-cell table:formula="of:=LN([.D93])" office:value-type="float" office:value="-0.577936339049284" calcext:value-type="float">
            <text:p>-0,577936339049284</text:p>
          </table:table-cell>
          <table:table-cell table:formula="of:=LN([.C93])" office:value-type="float" office:value="7.93321247469624" calcext:value-type="float">
            <text:p>7,93321247469624</text:p>
          </table:table-cell>
        </table:table-row>
        <table:table-row table:style-name="ro1">
          <table:table-cell office:value-type="float" office:value="1.24555" calcext:value-type="float">
            <text:p>1,24555</text:p>
          </table:table-cell>
          <table:table-cell office:value-type="float" office:value="1.14752" calcext:value-type="float">
            <text:p>1,14752</text:p>
          </table:table-cell>
          <table:table-cell office:value-type="float" office:value="2872.53" calcext:value-type="float">
            <text:p>2872,53</text:p>
          </table:table-cell>
          <table:table-cell office:value-type="float" office:value="0.555955" calcext:value-type="float">
            <text:p>0,555955</text:p>
          </table:table-cell>
          <table:table-cell/>
          <table:table-cell table:formula="of:=LN([.D94])" office:value-type="float" office:value="-0.587067923258788" calcext:value-type="float">
            <text:p>-0,587067923258788</text:p>
          </table:table-cell>
          <table:table-cell table:formula="of:=LN([.C94])" office:value-type="float" office:value="7.9629484535326" calcext:value-type="float">
            <text:p>7,9629484535326</text:p>
          </table:table-cell>
        </table:table-row>
        <table:table-row table:style-name="ro1">
          <table:table-cell office:value-type="float" office:value="1.24958" calcext:value-type="float">
            <text:p>1,24958</text:p>
          </table:table-cell>
          <table:table-cell office:value-type="float" office:value="1.15391" calcext:value-type="float">
            <text:p>1,15391</text:p>
          </table:table-cell>
          <table:table-cell office:value-type="float" office:value="2890.42" calcext:value-type="float">
            <text:p>2890,42</text:p>
          </table:table-cell>
          <table:table-cell office:value-type="float" office:value="0.550854" calcext:value-type="float">
            <text:p>0,550854</text:p>
          </table:table-cell>
          <table:table-cell/>
          <table:table-cell table:formula="of:=LN([.D95])" office:value-type="float" office:value="-0.596285477717481" calcext:value-type="float">
            <text:p>-0,596285477717481</text:p>
          </table:table-cell>
          <table:table-cell table:formula="of:=LN([.C95])" office:value-type="float" office:value="7.96915709926701" calcext:value-type="float">
            <text:p>7,96915709926701</text:p>
          </table:table-cell>
        </table:table-row>
        <table:table-row table:style-name="ro1">
          <table:table-cell office:value-type="float" office:value="1.25367" calcext:value-type="float">
            <text:p>1,25367</text:p>
          </table:table-cell>
          <table:table-cell office:value-type="float" office:value="1.15415" calcext:value-type="float">
            <text:p>1,15415</text:p>
          </table:table-cell>
          <table:table-cell office:value-type="float" office:value="2968.3" calcext:value-type="float">
            <text:p>2968,3</text:p>
          </table:table-cell>
          <table:table-cell office:value-type="float" office:value="0.545754" calcext:value-type="float">
            <text:p>0,545754</text:p>
          </table:table-cell>
          <table:table-cell/>
          <table:table-cell table:formula="of:=LN([.D96])" office:value-type="float" office:value="-0.605586954215682" calcext:value-type="float">
            <text:p>-0,605586954215682</text:p>
          </table:table-cell>
          <table:table-cell table:formula="of:=LN([.C96])" office:value-type="float" office:value="7.99574467734633" calcext:value-type="float">
            <text:p>7,99574467734633</text:p>
          </table:table-cell>
        </table:table-row>
        <table:table-row table:style-name="ro1">
          <table:table-cell office:value-type="float" office:value="1.25786" calcext:value-type="float">
            <text:p>1,25786</text:p>
          </table:table-cell>
          <table:table-cell office:value-type="float" office:value="1.15933" calcext:value-type="float">
            <text:p>1,15933</text:p>
          </table:table-cell>
          <table:table-cell office:value-type="float" office:value="3000.79" calcext:value-type="float">
            <text:p>3000,79</text:p>
          </table:table-cell>
          <table:table-cell office:value-type="float" office:value="0.540653" calcext:value-type="float">
            <text:p>0,540653</text:p>
          </table:table-cell>
          <table:table-cell/>
          <table:table-cell table:formula="of:=LN([.D97])" office:value-type="float" office:value="-0.614977610729633" calcext:value-type="float">
            <text:p>-0,614977610729633</text:p>
          </table:table-cell>
          <table:table-cell table:formula="of:=LN([.C97])" office:value-type="float" office:value="8.00663086631744" calcext:value-type="float">
            <text:p>8,00663086631744</text:p>
          </table:table-cell>
        </table:table-row>
        <table:table-row table:style-name="ro1">
          <table:table-cell office:value-type="float" office:value="1.26208" calcext:value-type="float">
            <text:p>1,26208</text:p>
          </table:table-cell>
          <table:table-cell office:value-type="float" office:value="1.1602" calcext:value-type="float">
            <text:p>1,1602</text:p>
          </table:table-cell>
          <table:table-cell office:value-type="float" office:value="3023.93" calcext:value-type="float">
            <text:p>3023,93</text:p>
          </table:table-cell>
          <table:table-cell office:value-type="float" office:value="0.535553" calcext:value-type="float">
            <text:p>0,535553</text:p>
          </table:table-cell>
          <table:table-cell/>
          <table:table-cell table:formula="of:=LN([.D98])" office:value-type="float" office:value="-0.624455421069328" calcext:value-type="float">
            <text:p>-0,624455421069328</text:p>
          </table:table-cell>
          <table:table-cell table:formula="of:=LN([.C98])" office:value-type="float" office:value="8.01431258888335" calcext:value-type="float">
            <text:p>8,01431258888335</text:p>
          </table:table-cell>
        </table:table-row>
        <table:table-row table:style-name="ro1">
          <table:table-cell office:value-type="float" office:value="1.26625" calcext:value-type="float">
            <text:p>1,26625</text:p>
          </table:table-cell>
          <table:table-cell office:value-type="float" office:value="1.1647" calcext:value-type="float">
            <text:p>1,1647</text:p>
          </table:table-cell>
          <table:table-cell office:value-type="float" office:value="3107.6" calcext:value-type="float">
            <text:p>3107,6</text:p>
          </table:table-cell>
          <table:table-cell office:value-type="float" office:value="0.530452" calcext:value-type="float">
            <text:p>0,530452</text:p>
          </table:table-cell>
          <table:table-cell/>
          <table:table-cell table:formula="of:=LN([.D99])" office:value-type="float" office:value="-0.634025805700328" calcext:value-type="float">
            <text:p>-0,634025805700328</text:p>
          </table:table-cell>
          <table:table-cell table:formula="of:=LN([.C99])" office:value-type="float" office:value="8.04160600307627" calcext:value-type="float">
            <text:p>8,04160600307627</text:p>
          </table:table-cell>
        </table:table-row>
        <table:table-row table:style-name="ro1">
          <table:table-cell office:value-type="float" office:value="1.27062" calcext:value-type="float">
            <text:p>1,27062</text:p>
          </table:table-cell>
          <table:table-cell office:value-type="float" office:value="1.16681" calcext:value-type="float">
            <text:p>1,16681</text:p>
          </table:table-cell>
          <table:table-cell office:value-type="float" office:value="3136.11" calcext:value-type="float">
            <text:p>3136,11</text:p>
          </table:table-cell>
          <table:table-cell office:value-type="float" office:value="0.525352" calcext:value-type="float">
            <text:p>0,525352</text:p>
          </table:table-cell>
          <table:table-cell/>
          <table:table-cell table:formula="of:=LN([.D100])" office:value-type="float" office:value="-0.643686764868781" calcext:value-type="float">
            <text:p>-0,643686764868781</text:p>
          </table:table-cell>
          <table:table-cell table:formula="of:=LN([.C100])" office:value-type="float" office:value="8.05073845738574" calcext:value-type="float">
            <text:p>8,05073845738574</text:p>
          </table:table-cell>
        </table:table-row>
        <table:table-row table:style-name="ro1">
          <table:table-cell office:value-type="float" office:value="1.27492" calcext:value-type="float">
            <text:p>1,27492</text:p>
          </table:table-cell>
          <table:table-cell office:value-type="float" office:value="1.17122" calcext:value-type="float">
            <text:p>1,17122</text:p>
          </table:table-cell>
          <table:table-cell office:value-type="float" office:value="3164.26" calcext:value-type="float">
            <text:p>3164,26</text:p>
          </table:table-cell>
          <table:table-cell office:value-type="float" office:value="0.520251" calcext:value-type="float">
            <text:p>0,520251</text:p>
          </table:table-cell>
          <table:table-cell/>
          <table:table-cell table:formula="of:=LN([.D101])" office:value-type="float" office:value="-0.653443891557429" calcext:value-type="float">
            <text:p>-0,653443891557429</text:p>
          </table:table-cell>
          <table:table-cell table:formula="of:=LN([.C101])" office:value-type="float" office:value="8.05967449997411" calcext:value-type="float">
            <text:p>8,05967449997411</text:p>
          </table:table-cell>
        </table:table-row>
        <table:table-row table:style-name="ro1">
          <table:table-cell office:value-type="float" office:value="1.27921" calcext:value-type="float">
            <text:p>1,27921</text:p>
          </table:table-cell>
          <table:table-cell office:value-type="float" office:value="1.1786" calcext:value-type="float">
            <text:p>1,1786</text:p>
          </table:table-cell>
          <table:table-cell office:value-type="float" office:value="3240.89" calcext:value-type="float">
            <text:p>3240,89</text:p>
          </table:table-cell>
          <table:table-cell office:value-type="float" office:value="0.515151" calcext:value-type="float">
            <text:p>0,515151</text:p>
          </table:table-cell>
          <table:table-cell/>
          <table:table-cell table:formula="of:=LN([.D102])" office:value-type="float" office:value="-0.663295217410764" calcext:value-type="float">
            <text:p>-0,663295217410764</text:p>
          </table:table-cell>
          <table:table-cell table:formula="of:=LN([.C102])" office:value-type="float" office:value="8.08360326242364" calcext:value-type="float">
            <text:p>8,08360326242364</text:p>
          </table:table-cell>
        </table:table-row>
        <table:table-row table:style-name="ro1">
          <table:table-cell office:value-type="float" office:value="1.28371" calcext:value-type="float">
            <text:p>1,28371</text:p>
          </table:table-cell>
          <table:table-cell office:value-type="float" office:value="1.17687" calcext:value-type="float">
            <text:p>1,17687</text:p>
          </table:table-cell>
          <table:table-cell office:value-type="float" office:value="3318.12" calcext:value-type="float">
            <text:p>3318,12</text:p>
          </table:table-cell>
          <table:table-cell office:value-type="float" office:value="0.51005" calcext:value-type="float">
            <text:p>0,51005</text:p>
          </table:table-cell>
          <table:table-cell/>
          <table:table-cell table:formula="of:=LN([.D103])" office:value-type="float" office:value="-0.673246518853609" calcext:value-type="float">
            <text:p>-0,673246518853609</text:p>
          </table:table-cell>
          <table:table-cell table:formula="of:=LN([.C103])" office:value-type="float" office:value="8.10715363646168" calcext:value-type="float">
            <text:p>8,10715363646168</text:p>
          </table:table-cell>
        </table:table-row>
        <table:table-row table:style-name="ro1">
          <table:table-cell office:value-type="float" office:value="1.28837" calcext:value-type="float">
            <text:p>1,28837</text:p>
          </table:table-cell>
          <table:table-cell office:value-type="float" office:value="1.1836" calcext:value-type="float">
            <text:p>1,1836</text:p>
          </table:table-cell>
          <table:table-cell office:value-type="float" office:value="3374.71" calcext:value-type="float">
            <text:p>3374,71</text:p>
          </table:table-cell>
          <table:table-cell office:value-type="float" office:value="0.50495" calcext:value-type="float">
            <text:p>0,50495</text:p>
          </table:table-cell>
          <table:table-cell/>
          <table:table-cell table:formula="of:=LN([.D104])" office:value-type="float" office:value="-0.683295864509571" calcext:value-type="float">
            <text:p>-0,683295864509571</text:p>
          </table:table-cell>
          <table:table-cell table:formula="of:=LN([.C104])" office:value-type="float" office:value="8.12406467368886" calcext:value-type="float">
            <text:p>8,12406467368886</text:p>
          </table:table-cell>
        </table:table-row>
        <table:table-row table:style-name="ro1">
          <table:table-cell office:value-type="float" office:value="1.29303" calcext:value-type="float">
            <text:p>1,29303</text:p>
          </table:table-cell>
          <table:table-cell office:value-type="float" office:value="1.18821" calcext:value-type="float">
            <text:p>1,18821</text:p>
          </table:table-cell>
          <table:table-cell office:value-type="float" office:value="3441.28" calcext:value-type="float">
            <text:p>3441,28</text:p>
          </table:table-cell>
          <table:table-cell office:value-type="float" office:value="0.499849" calcext:value-type="float">
            <text:p>0,499849</text:p>
          </table:table-cell>
          <table:table-cell/>
          <table:table-cell table:formula="of:=LN([.D105])" office:value-type="float" office:value="-0.693449226171129" calcext:value-type="float">
            <text:p>-0,693449226171129</text:p>
          </table:table-cell>
          <table:table-cell table:formula="of:=LN([.C105])" office:value-type="float" office:value="8.14359877418126" calcext:value-type="float">
            <text:p>8,14359877418126</text:p>
          </table:table-cell>
        </table:table-row>
        <table:table-row table:style-name="ro1">
          <table:table-cell office:value-type="float" office:value="1.29784" calcext:value-type="float">
            <text:p>1,29784</text:p>
          </table:table-cell>
          <table:table-cell office:value-type="float" office:value="1.19479" calcext:value-type="float">
            <text:p>1,19479</text:p>
          </table:table-cell>
          <table:table-cell office:value-type="float" office:value="3501.23" calcext:value-type="float">
            <text:p>3501,23</text:p>
          </table:table-cell>
          <table:table-cell office:value-type="float" office:value="0.494749" calcext:value-type="float">
            <text:p>0,494749</text:p>
          </table:table-cell>
          <table:table-cell/>
          <table:table-cell table:formula="of:=LN([.D106])" office:value-type="float" office:value="-0.703704715724344" calcext:value-type="float">
            <text:p>-0,703704715724344</text:p>
          </table:table-cell>
          <table:table-cell table:formula="of:=LN([.C106])" office:value-type="float" office:value="8.16086961431238" calcext:value-type="float">
            <text:p>8,16086961431238</text:p>
          </table:table-cell>
        </table:table-row>
        <table:table-row table:style-name="ro1">
          <table:table-cell office:value-type="float" office:value="1.30251" calcext:value-type="float">
            <text:p>1,30251</text:p>
          </table:table-cell>
          <table:table-cell office:value-type="float" office:value="1.19593" calcext:value-type="float">
            <text:p>1,19593</text:p>
          </table:table-cell>
          <table:table-cell office:value-type="float" office:value="3550.81" calcext:value-type="float">
            <text:p>3550,81</text:p>
          </table:table-cell>
          <table:table-cell office:value-type="float" office:value="0.489648" calcext:value-type="float">
            <text:p>0,489648</text:p>
          </table:table-cell>
          <table:table-cell/>
          <table:table-cell table:formula="of:=LN([.D107])" office:value-type="float" office:value="-0.714068513373864" calcext:value-type="float">
            <text:p>-0,714068513373864</text:p>
          </table:table-cell>
          <table:table-cell table:formula="of:=LN([.C107])" office:value-type="float" office:value="8.17493102545696" calcext:value-type="float">
            <text:p>8,17493102545696</text:p>
          </table:table-cell>
        </table:table-row>
        <table:table-row table:style-name="ro1">
          <table:table-cell office:value-type="float" office:value="1.30731" calcext:value-type="float">
            <text:p>1,30731</text:p>
          </table:table-cell>
          <table:table-cell office:value-type="float" office:value="1.20837" calcext:value-type="float">
            <text:p>1,20837</text:p>
          </table:table-cell>
          <table:table-cell office:value-type="float" office:value="3635.93" calcext:value-type="float">
            <text:p>3635,93</text:p>
          </table:table-cell>
          <table:table-cell office:value-type="float" office:value="0.484548" calcext:value-type="float">
            <text:p>0,484548</text:p>
          </table:table-cell>
          <table:table-cell/>
          <table:table-cell table:formula="of:=LN([.D108])" office:value-type="float" office:value="-0.724538781351114" calcext:value-type="float">
            <text:p>-0,724538781351114</text:p>
          </table:table-cell>
          <table:table-cell table:formula="of:=LN([.C108])" office:value-type="float" office:value="8.19862020318686" calcext:value-type="float">
            <text:p>8,19862020318686</text:p>
          </table:table-cell>
        </table:table-row>
        <table:table-row table:style-name="ro1">
          <table:table-cell office:value-type="float" office:value="1.31237" calcext:value-type="float">
            <text:p>1,31237</text:p>
          </table:table-cell>
          <table:table-cell office:value-type="float" office:value="1.21052" calcext:value-type="float">
            <text:p>1,21052</text:p>
          </table:table-cell>
          <table:table-cell office:value-type="float" office:value="3694.59" calcext:value-type="float">
            <text:p>3694,59</text:p>
          </table:table-cell>
          <table:table-cell office:value-type="float" office:value="0.479447" calcext:value-type="float">
            <text:p>0,479447</text:p>
          </table:table-cell>
          <table:table-cell/>
          <table:table-cell table:formula="of:=LN([.D109])" office:value-type="float" office:value="-0.735121922571697" calcext:value-type="float">
            <text:p>-0,735121922571697</text:p>
          </table:table-cell>
          <table:table-cell table:formula="of:=LN([.C109])" office:value-type="float" office:value="8.21462486646792" calcext:value-type="float">
            <text:p>8,21462486646792</text:p>
          </table:table-cell>
        </table:table-row>
        <table:table-row table:style-name="ro1">
          <table:table-cell office:value-type="float" office:value="1.31734" calcext:value-type="float">
            <text:p>1,31734</text:p>
          </table:table-cell>
          <table:table-cell office:value-type="float" office:value="1.21328" calcext:value-type="float">
            <text:p>1,21328</text:p>
          </table:table-cell>
          <table:table-cell office:value-type="float" office:value="3742.66" calcext:value-type="float">
            <text:p>3742,66</text:p>
          </table:table-cell>
          <table:table-cell office:value-type="float" office:value="0.474347" calcext:value-type="float">
            <text:p>0,474347</text:p>
          </table:table-cell>
          <table:table-cell/>
          <table:table-cell table:formula="of:=LN([.D110])" office:value-type="float" office:value="-0.745816157607227" calcext:value-type="float">
            <text:p>-0,745816157607227</text:p>
          </table:table-cell>
          <table:table-cell table:formula="of:=LN([.C110])" office:value-type="float" office:value="8.22755186755095" calcext:value-type="float">
            <text:p>8,22755186755095</text:p>
          </table:table-cell>
        </table:table-row>
        <table:table-row table:style-name="ro1">
          <table:table-cell office:value-type="float" office:value="1.3224" calcext:value-type="float">
            <text:p>1,3224</text:p>
          </table:table-cell>
          <table:table-cell office:value-type="float" office:value="1.22384" calcext:value-type="float">
            <text:p>1,22384</text:p>
          </table:table-cell>
          <table:table-cell office:value-type="float" office:value="3820.75" calcext:value-type="float">
            <text:p>3820,75</text:p>
          </table:table-cell>
          <table:table-cell office:value-type="float" office:value="0.469246" calcext:value-type="float">
            <text:p>0,469246</text:p>
          </table:table-cell>
          <table:table-cell/>
          <table:table-cell table:formula="of:=LN([.D111])" office:value-type="float" office:value="-0.75662812779266" calcext:value-type="float">
            <text:p>-0,75662812779266</text:p>
          </table:table-cell>
          <table:table-cell table:formula="of:=LN([.C111])" office:value-type="float" office:value="8.24820201740795" calcext:value-type="float">
            <text:p>8,24820201740795</text:p>
          </table:table-cell>
        </table:table-row>
        <table:table-row table:style-name="ro1">
          <table:table-cell office:value-type="float" office:value="1.32754" calcext:value-type="float">
            <text:p>1,32754</text:p>
          </table:table-cell>
          <table:table-cell office:value-type="float" office:value="1.22494" calcext:value-type="float">
            <text:p>1,22494</text:p>
          </table:table-cell>
          <table:table-cell office:value-type="float" office:value="3943.86" calcext:value-type="float">
            <text:p>3943,86</text:p>
          </table:table-cell>
          <table:table-cell office:value-type="float" office:value="0.464146" calcext:value-type="float">
            <text:p>0,464146</text:p>
          </table:table-cell>
          <table:table-cell/>
          <table:table-cell table:formula="of:=LN([.D112])" office:value-type="float" office:value="-0.767556121077025" calcext:value-type="float">
            <text:p>-0,767556121077025</text:p>
          </table:table-cell>
          <table:table-cell table:formula="of:=LN([.C112])" office:value-type="float" office:value="8.27991521813509" calcext:value-type="float">
            <text:p>8,27991521813509</text:p>
          </table:table-cell>
        </table:table-row>
        <table:table-row table:style-name="ro1">
          <table:table-cell office:value-type="float" office:value="1.33288" calcext:value-type="float">
            <text:p>1,33288</text:p>
          </table:table-cell>
          <table:table-cell office:value-type="float" office:value="1.22965" calcext:value-type="float">
            <text:p>1,22965</text:p>
          </table:table-cell>
          <table:table-cell office:value-type="float" office:value="3969.37" calcext:value-type="float">
            <text:p>3969,37</text:p>
          </table:table-cell>
          <table:table-cell office:value-type="float" office:value="0.459045" calcext:value-type="float">
            <text:p>0,459045</text:p>
          </table:table-cell>
          <table:table-cell/>
          <table:table-cell table:formula="of:=LN([.D113])" office:value-type="float" office:value="-0.778607034511436" calcext:value-type="float">
            <text:p>-0,778607034511436</text:p>
          </table:table-cell>
          <table:table-cell table:formula="of:=LN([.C113])" office:value-type="float" office:value="8.2863626709123" calcext:value-type="float">
            <text:p>8,2863626709123</text:p>
          </table:table-cell>
        </table:table-row>
        <table:table-row table:style-name="ro1">
          <table:table-cell office:value-type="float" office:value="1.33822" calcext:value-type="float">
            <text:p>1,33822</text:p>
          </table:table-cell>
          <table:table-cell office:value-type="float" office:value="1.23838" calcext:value-type="float">
            <text:p>1,23838</text:p>
          </table:table-cell>
          <table:table-cell office:value-type="float" office:value="4094.28" calcext:value-type="float">
            <text:p>4094,28</text:p>
          </table:table-cell>
          <table:table-cell office:value-type="float" office:value="0.453945" calcext:value-type="float">
            <text:p>0,453945</text:p>
          </table:table-cell>
          <table:table-cell/>
          <table:table-cell table:formula="of:=LN([.D114])" office:value-type="float" office:value="-0.789779233653932" calcext:value-type="float">
            <text:p>-0,789779233653932</text:p>
          </table:table-cell>
          <table:table-cell table:formula="of:=LN([.C114])" office:value-type="float" office:value="8.31734615665246" calcext:value-type="float">
            <text:p>8,31734615665246</text:p>
          </table:table-cell>
        </table:table-row>
        <table:table-row table:style-name="ro1">
          <table:table-cell office:value-type="float" office:value="1.34359" calcext:value-type="float">
            <text:p>1,34359</text:p>
          </table:table-cell>
          <table:table-cell office:value-type="float" office:value="1.24082" calcext:value-type="float">
            <text:p>1,24082</text:p>
          </table:table-cell>
          <table:table-cell office:value-type="float" office:value="4110.46" calcext:value-type="float">
            <text:p>4110,46</text:p>
          </table:table-cell>
          <table:table-cell office:value-type="float" office:value="0.448844" calcext:value-type="float">
            <text:p>0,448844</text:p>
          </table:table-cell>
          <table:table-cell/>
          <table:table-cell table:formula="of:=LN([.D115])" office:value-type="float" office:value="-0.801079890363494" calcext:value-type="float">
            <text:p>-0,801079890363494</text:p>
          </table:table-cell>
          <table:table-cell table:formula="of:=LN([.C115])" office:value-type="float" office:value="8.32129022336858" calcext:value-type="float">
            <text:p>8,32129022336858</text:p>
          </table:table-cell>
        </table:table-row>
        <table:table-row table:style-name="ro1">
          <table:table-cell office:value-type="float" office:value="1.34913" calcext:value-type="float">
            <text:p>1,34913</text:p>
          </table:table-cell>
          <table:table-cell office:value-type="float" office:value="1.24535" calcext:value-type="float">
            <text:p>1,24535</text:p>
          </table:table-cell>
          <table:table-cell office:value-type="float" office:value="4238.34" calcext:value-type="float">
            <text:p>4238,34</text:p>
          </table:table-cell>
          <table:table-cell office:value-type="float" office:value="0.443744" calcext:value-type="float">
            <text:p>0,443744</text:p>
          </table:table-cell>
          <table:table-cell/>
          <table:table-cell table:formula="of:=LN([.D116])" office:value-type="float" office:value="-0.812507459410683" calcext:value-type="float">
            <text:p>-0,812507459410683</text:p>
          </table:table-cell>
          <table:table-cell table:formula="of:=LN([.C116])" office:value-type="float" office:value="8.35192696213221" calcext:value-type="float">
            <text:p>8,35192696213221</text:p>
          </table:table-cell>
        </table:table-row>
        <table:table-row table:style-name="ro1">
          <table:table-cell office:value-type="float" office:value="1.35469" calcext:value-type="float">
            <text:p>1,35469</text:p>
          </table:table-cell>
          <table:table-cell office:value-type="float" office:value="1.25109" calcext:value-type="float">
            <text:p>1,25109</text:p>
          </table:table-cell>
          <table:table-cell office:value-type="float" office:value="4313.39" calcext:value-type="float">
            <text:p>4313,39</text:p>
          </table:table-cell>
          <table:table-cell office:value-type="float" office:value="0.438643" calcext:value-type="float">
            <text:p>0,438643</text:p>
          </table:table-cell>
          <table:table-cell/>
          <table:table-cell table:formula="of:=LN([.D117])" office:value-type="float" office:value="-0.824069408588193" calcext:value-type="float">
            <text:p>-0,824069408588193</text:p>
          </table:table-cell>
          <table:table-cell table:formula="of:=LN([.C117])" office:value-type="float" office:value="8.36947941685845" calcext:value-type="float">
            <text:p>8,36947941685845</text:p>
          </table:table-cell>
        </table:table-row>
        <table:table-row table:style-name="ro1">
          <table:table-cell office:value-type="float" office:value="1.36039" calcext:value-type="float">
            <text:p>1,36039</text:p>
          </table:table-cell>
          <table:table-cell office:value-type="float" office:value="1.25215" calcext:value-type="float">
            <text:p>1,25215</text:p>
          </table:table-cell>
          <table:table-cell office:value-type="float" office:value="4397.15" calcext:value-type="float">
            <text:p>4397,15</text:p>
          </table:table-cell>
          <table:table-cell office:value-type="float" office:value="0.433543" calcext:value-type="float">
            <text:p>0,433543</text:p>
          </table:table-cell>
          <table:table-cell/>
          <table:table-cell table:formula="of:=LN([.D118])" office:value-type="float" office:value="-0.835764295062579" calcext:value-type="float">
            <text:p>-0,835764295062579</text:p>
          </table:table-cell>
          <table:table-cell table:formula="of:=LN([.C118])" office:value-type="float" office:value="8.38871188276769" calcext:value-type="float">
            <text:p>8,38871188276769</text:p>
          </table:table-cell>
        </table:table-row>
        <table:table-row table:style-name="ro1">
          <table:table-cell office:value-type="float" office:value="1.36606" calcext:value-type="float">
            <text:p>1,36606</text:p>
          </table:table-cell>
          <table:table-cell office:value-type="float" office:value="1.25906" calcext:value-type="float">
            <text:p>1,25906</text:p>
          </table:table-cell>
          <table:table-cell office:value-type="float" office:value="4477.17" calcext:value-type="float">
            <text:p>4477,17</text:p>
          </table:table-cell>
          <table:table-cell office:value-type="float" office:value="0.428442" calcext:value-type="float">
            <text:p>0,428442</text:p>
          </table:table-cell>
          <table:table-cell/>
          <table:table-cell table:formula="of:=LN([.D119])" office:value-type="float" office:value="-0.847599905998387" calcext:value-type="float">
            <text:p>-0,847599905998387</text:p>
          </table:table-cell>
          <table:table-cell table:formula="of:=LN([.C119])" office:value-type="float" office:value="8.40674642937621" calcext:value-type="float">
            <text:p>8,40674642937621</text:p>
          </table:table-cell>
        </table:table-row>
        <table:table-row table:style-name="ro1">
          <table:table-cell office:value-type="float" office:value="1.37188" calcext:value-type="float">
            <text:p>1,37188</text:p>
          </table:table-cell>
          <table:table-cell office:value-type="float" office:value="1.26493" calcext:value-type="float">
            <text:p>1,26493</text:p>
          </table:table-cell>
          <table:table-cell office:value-type="float" office:value="4585.48" calcext:value-type="float">
            <text:p>4585,48</text:p>
          </table:table-cell>
          <table:table-cell office:value-type="float" office:value="0.423342" calcext:value-type="float">
            <text:p>0,423342</text:p>
          </table:table-cell>
          <table:table-cell/>
          <table:table-cell table:formula="of:=LN([.D120])" office:value-type="float" office:value="-0.859574915966222" calcext:value-type="float">
            <text:p>-0,859574915966222</text:p>
          </table:table-cell>
          <table:table-cell table:formula="of:=LN([.C120])" office:value-type="float" office:value="8.43065006841496" calcext:value-type="float">
            <text:p>8,43065006841496</text:p>
          </table:table-cell>
        </table:table-row>
        <table:table-row table:style-name="ro1">
          <table:table-cell office:value-type="float" office:value="1.3778" calcext:value-type="float">
            <text:p>1,3778</text:p>
          </table:table-cell>
          <table:table-cell office:value-type="float" office:value="1.27068" calcext:value-type="float">
            <text:p>1,27068</text:p>
          </table:table-cell>
          <table:table-cell office:value-type="float" office:value="4673.78" calcext:value-type="float">
            <text:p>4673,78</text:p>
          </table:table-cell>
          <table:table-cell office:value-type="float" office:value="0.418241" calcext:value-type="float">
            <text:p>0,418241</text:p>
          </table:table-cell>
          <table:table-cell/>
          <table:table-cell table:formula="of:=LN([.D121])" office:value-type="float" office:value="-0.871697457577447" calcext:value-type="float">
            <text:p>-0,871697457577447</text:p>
          </table:table-cell>
          <table:table-cell table:formula="of:=LN([.C121])" office:value-type="float" office:value="8.44972344509929" calcext:value-type="float">
            <text:p>8,44972344509929</text:p>
          </table:table-cell>
        </table:table-row>
        <table:table-row table:style-name="ro1">
          <table:table-cell office:value-type="float" office:value="1.38383" calcext:value-type="float">
            <text:p>1,38383</text:p>
          </table:table-cell>
          <table:table-cell office:value-type="float" office:value="1.27357" calcext:value-type="float">
            <text:p>1,27357</text:p>
          </table:table-cell>
          <table:table-cell office:value-type="float" office:value="4762.02" calcext:value-type="float">
            <text:p>4762,02</text:p>
          </table:table-cell>
          <table:table-cell office:value-type="float" office:value="0.413141" calcext:value-type="float">
            <text:p>0,413141</text:p>
          </table:table-cell>
          <table:table-cell/>
          <table:table-cell table:formula="of:=LN([.D122])" office:value-type="float" office:value="-0.883966339927958" calcext:value-type="float">
            <text:p>-0,883966339927958</text:p>
          </table:table-cell>
          <table:table-cell table:formula="of:=LN([.C122])" office:value-type="float" office:value="8.46842722695399" calcext:value-type="float">
            <text:p>8,46842722695399</text:p>
          </table:table-cell>
        </table:table-row>
        <table:table-row table:style-name="ro1">
          <table:table-cell office:value-type="float" office:value="1.39011" calcext:value-type="float">
            <text:p>1,39011</text:p>
          </table:table-cell>
          <table:table-cell office:value-type="float" office:value="1.27818" calcext:value-type="float">
            <text:p>1,27818</text:p>
          </table:table-cell>
          <table:table-cell office:value-type="float" office:value="4953.02" calcext:value-type="float">
            <text:p>4953,02</text:p>
          </table:table-cell>
          <table:table-cell office:value-type="float" office:value="0.40804" calcext:value-type="float">
            <text:p>0,40804</text:p>
          </table:table-cell>
          <table:table-cell/>
          <table:table-cell table:formula="of:=LN([.D123])" office:value-type="float" office:value="-0.896390070167819" calcext:value-type="float">
            <text:p>-0,896390070167819</text:p>
          </table:table-cell>
          <table:table-cell table:formula="of:=LN([.C123])" office:value-type="float" office:value="8.50775277053688" calcext:value-type="float">
            <text:p>8,50775277053688</text:p>
          </table:table-cell>
        </table:table-row>
        <table:table-row table:style-name="ro1">
          <table:table-cell office:value-type="float" office:value="1.39628" calcext:value-type="float">
            <text:p>1,39628</text:p>
          </table:table-cell>
          <table:table-cell office:value-type="float" office:value="1.28024" calcext:value-type="float">
            <text:p>1,28024</text:p>
          </table:table-cell>
          <table:table-cell office:value-type="float" office:value="4972.81" calcext:value-type="float">
            <text:p>4972,81</text:p>
          </table:table-cell>
          <table:table-cell office:value-type="float" office:value="0.40294" calcext:value-type="float">
            <text:p>0,40294</text:p>
          </table:table-cell>
          <table:table-cell/>
          <table:table-cell table:formula="of:=LN([.D124])" office:value-type="float" office:value="-0.908967611494374" calcext:value-type="float">
            <text:p>-0,908967611494374</text:p>
          </table:table-cell>
          <table:table-cell table:formula="of:=LN([.C124])" office:value-type="float" office:value="8.51174035167076" calcext:value-type="float">
            <text:p>8,51174035167076</text:p>
          </table:table-cell>
        </table:table-row>
        <table:table-row table:style-name="ro1">
          <table:table-cell office:value-type="float" office:value="1.4027" calcext:value-type="float">
            <text:p>1,4027</text:p>
          </table:table-cell>
          <table:table-cell office:value-type="float" office:value="1.28773" calcext:value-type="float">
            <text:p>1,28773</text:p>
          </table:table-cell>
          <table:table-cell office:value-type="float" office:value="5120.08" calcext:value-type="float">
            <text:p>5120,08</text:p>
          </table:table-cell>
          <table:table-cell office:value-type="float" office:value="0.397839" calcext:value-type="float">
            <text:p>0,397839</text:p>
          </table:table-cell>
          <table:table-cell/>
          <table:table-cell table:formula="of:=LN([.D125])" office:value-type="float" office:value="-0.921707878152109" calcext:value-type="float">
            <text:p>-0,921707878152109</text:p>
          </table:table-cell>
          <table:table-cell table:formula="of:=LN([.C125])" office:value-type="float" office:value="8.54092534291148" calcext:value-type="float">
            <text:p>8,54092534291148</text:p>
          </table:table-cell>
        </table:table-row>
        <table:table-row table:style-name="ro1">
          <table:table-cell office:value-type="float" office:value="1.40912" calcext:value-type="float">
            <text:p>1,40912</text:p>
          </table:table-cell>
          <table:table-cell office:value-type="float" office:value="1.29836" calcext:value-type="float">
            <text:p>1,29836</text:p>
          </table:table-cell>
          <table:table-cell office:value-type="float" office:value="5177.63" calcext:value-type="float">
            <text:p>5177,63</text:p>
          </table:table-cell>
          <table:table-cell office:value-type="float" office:value="0.392739" calcext:value-type="float">
            <text:p>0,392739</text:p>
          </table:table-cell>
          <table:table-cell/>
          <table:table-cell table:formula="of:=LN([.D126])" office:value-type="float" office:value="-0.934610009877074" calcext:value-type="float">
            <text:p>-0,934610009877074</text:p>
          </table:table-cell>
          <table:table-cell table:formula="of:=LN([.C126])" office:value-type="float" office:value="8.55210270159769" calcext:value-type="float">
            <text:p>8,55210270159769</text:p>
          </table:table-cell>
        </table:table-row>
        <table:table-row table:style-name="ro1">
          <table:table-cell office:value-type="float" office:value="1.41558" calcext:value-type="float">
            <text:p>1,41558</text:p>
          </table:table-cell>
          <table:table-cell office:value-type="float" office:value="1.30358" calcext:value-type="float">
            <text:p>1,30358</text:p>
          </table:table-cell>
          <table:table-cell office:value-type="float" office:value="5337.2" calcext:value-type="float">
            <text:p>5337,2</text:p>
          </table:table-cell>
          <table:table-cell office:value-type="float" office:value="0.387638" calcext:value-type="float">
            <text:p>0,387638</text:p>
          </table:table-cell>
          <table:table-cell/>
          <table:table-cell table:formula="of:=LN([.D127])" office:value-type="float" office:value="-0.94768336455537" calcext:value-type="float">
            <text:p>-0,94768336455537</text:p>
          </table:table-cell>
          <table:table-cell table:formula="of:=LN([.C127])" office:value-type="float" office:value="8.58245644986827" calcext:value-type="float">
            <text:p>8,58245644986827</text:p>
          </table:table-cell>
        </table:table-row>
        <table:table-row table:style-name="ro1">
          <table:table-cell office:value-type="float" office:value="1.42236" calcext:value-type="float">
            <text:p>1,42236</text:p>
          </table:table-cell>
          <table:table-cell office:value-type="float" office:value="1.31302" calcext:value-type="float">
            <text:p>1,31302</text:p>
          </table:table-cell>
          <table:table-cell office:value-type="float" office:value="5434.96" calcext:value-type="float">
            <text:p>5434,96</text:p>
          </table:table-cell>
          <table:table-cell office:value-type="float" office:value="0.382538" calcext:value-type="float">
            <text:p>0,382538</text:p>
          </table:table-cell>
          <table:table-cell/>
          <table:table-cell table:formula="of:=LN([.D128])" office:value-type="float" office:value="-0.960927284244845" calcext:value-type="float">
            <text:p>-0,960927284244845</text:p>
          </table:table-cell>
          <table:table-cell table:formula="of:=LN([.C128])" office:value-type="float" office:value="8.60060743982262" calcext:value-type="float">
            <text:p>8,60060743982262</text:p>
          </table:table-cell>
        </table:table-row>
        <table:table-row table:style-name="ro1">
          <table:table-cell office:value-type="float" office:value="1.42925" calcext:value-type="float">
            <text:p>1,42925</text:p>
          </table:table-cell>
          <table:table-cell office:value-type="float" office:value="1.31396" calcext:value-type="float">
            <text:p>1,31396</text:p>
          </table:table-cell>
          <table:table-cell office:value-type="float" office:value="5643.85" calcext:value-type="float">
            <text:p>5643,85</text:p>
          </table:table-cell>
          <table:table-cell office:value-type="float" office:value="0.377437" calcext:value-type="float">
            <text:p>0,377437</text:p>
          </table:table-cell>
          <table:table-cell/>
          <table:table-cell table:formula="of:=LN([.D129])" office:value-type="float" office:value="-0.974351611637531" calcext:value-type="float">
            <text:p>-0,974351611637531</text:p>
          </table:table-cell>
          <table:table-cell table:formula="of:=LN([.C129])" office:value-type="float" office:value="8.63832173572371" calcext:value-type="float">
            <text:p>8,63832173572371</text:p>
          </table:table-cell>
        </table:table-row>
        <table:table-row table:style-name="ro1">
          <table:table-cell office:value-type="float" office:value="1.43612" calcext:value-type="float">
            <text:p>1,43612</text:p>
          </table:table-cell>
          <table:table-cell office:value-type="float" office:value="1.31865" calcext:value-type="float">
            <text:p>1,31865</text:p>
          </table:table-cell>
          <table:table-cell office:value-type="float" office:value="5683.71" calcext:value-type="float">
            <text:p>5683,71</text:p>
          </table:table-cell>
          <table:table-cell office:value-type="float" office:value="0.372337" calcext:value-type="float">
            <text:p>0,372337</text:p>
          </table:table-cell>
          <table:table-cell/>
          <table:table-cell table:formula="of:=LN([.D130])" office:value-type="float" office:value="-0.98795592082291" calcext:value-type="float">
            <text:p>-0,98795592082291</text:p>
          </table:table-cell>
          <table:table-cell table:formula="of:=LN([.C130])" office:value-type="float" office:value="8.64535946750724" calcext:value-type="float">
            <text:p>8,64535946750724</text:p>
          </table:table-cell>
        </table:table-row>
        <table:table-row table:style-name="ro1">
          <table:table-cell office:value-type="float" office:value="1.44307" calcext:value-type="float">
            <text:p>1,44307</text:p>
          </table:table-cell>
          <table:table-cell office:value-type="float" office:value="1.33349" calcext:value-type="float">
            <text:p>1,33349</text:p>
          </table:table-cell>
          <table:table-cell office:value-type="float" office:value="5850.96" calcext:value-type="float">
            <text:p>5850,96</text:p>
          </table:table-cell>
          <table:table-cell office:value-type="float" office:value="0.367236" calcext:value-type="float">
            <text:p>0,367236</text:p>
          </table:table-cell>
          <table:table-cell/>
          <table:table-cell table:formula="of:=LN([.D131])" office:value-type="float" office:value="-1.00175058582565" calcext:value-type="float">
            <text:p>-1,00175058582565</text:p>
          </table:table-cell>
          <table:table-cell table:formula="of:=LN([.C131])" office:value-type="float" office:value="8.67436102932665" calcext:value-type="float">
            <text:p>8,67436102932665</text:p>
          </table:table-cell>
        </table:table-row>
        <table:table-row table:style-name="ro1">
          <table:table-cell office:value-type="float" office:value="1.45035" calcext:value-type="float">
            <text:p>1,45035</text:p>
          </table:table-cell>
          <table:table-cell office:value-type="float" office:value="1.33449" calcext:value-type="float">
            <text:p>1,33449</text:p>
          </table:table-cell>
          <table:table-cell office:value-type="float" office:value="6007.02" calcext:value-type="float">
            <text:p>6007,02</text:p>
          </table:table-cell>
          <table:table-cell office:value-type="float" office:value="0.362135" calcext:value-type="float">
            <text:p>0,362135</text:p>
          </table:table-cell>
          <table:table-cell/>
          <table:table-cell table:formula="of:=LN([.D132])" office:value-type="float" office:value="-1.0157382085" calcext:value-type="float">
            <text:p>-1,0157382085</text:p>
          </table:table-cell>
          <table:table-cell table:formula="of:=LN([.C132])" office:value-type="float" office:value="8.7006840642936" calcext:value-type="float">
            <text:p>8,7006840642936</text:p>
          </table:table-cell>
        </table:table-row>
        <table:table-row table:style-name="ro1">
          <table:table-cell office:value-type="float" office:value="1.45781" calcext:value-type="float">
            <text:p>1,45781</text:p>
          </table:table-cell>
          <table:table-cell office:value-type="float" office:value="1.34333" calcext:value-type="float">
            <text:p>1,34333</text:p>
          </table:table-cell>
          <table:table-cell office:value-type="float" office:value="6188.89" calcext:value-type="float">
            <text:p>6188,89</text:p>
          </table:table-cell>
          <table:table-cell office:value-type="float" office:value="0.357035" calcext:value-type="float">
            <text:p>0,357035</text:p>
          </table:table-cell>
          <table:table-cell/>
          <table:table-cell table:formula="of:=LN([.D133])" office:value-type="float" office:value="-1.02992146279234" calcext:value-type="float">
            <text:p>-1,02992146279234</text:p>
          </table:table-cell>
          <table:table-cell table:formula="of:=LN([.C133])" office:value-type="float" office:value="8.73051102811235" calcext:value-type="float">
            <text:p>8,73051102811235</text:p>
          </table:table-cell>
        </table:table-row>
        <table:table-row table:style-name="ro1">
          <table:table-cell office:value-type="float" office:value="1.46509" calcext:value-type="float">
            <text:p>1,46509</text:p>
          </table:table-cell>
          <table:table-cell office:value-type="float" office:value="1.34627" calcext:value-type="float">
            <text:p>1,34627</text:p>
          </table:table-cell>
          <table:table-cell office:value-type="float" office:value="6249.49" calcext:value-type="float">
            <text:p>6249,49</text:p>
          </table:table-cell>
          <table:table-cell office:value-type="float" office:value="0.351934" calcext:value-type="float">
            <text:p>0,351934</text:p>
          </table:table-cell>
          <table:table-cell/>
          <table:table-cell table:formula="of:=LN([.D134])" office:value-type="float" office:value="-1.04431162096436" calcext:value-type="float">
            <text:p>-1,04431162096436</text:p>
          </table:table-cell>
          <table:table-cell table:formula="of:=LN([.C134])" office:value-type="float" office:value="8.74025513940099" calcext:value-type="float">
            <text:p>8,74025513940099</text:p>
          </table:table-cell>
        </table:table-row>
        <table:table-row table:style-name="ro1">
          <table:table-cell office:value-type="float" office:value="1.47273" calcext:value-type="float">
            <text:p>1,47273</text:p>
          </table:table-cell>
          <table:table-cell office:value-type="float" office:value="1.35802" calcext:value-type="float">
            <text:p>1,35802</text:p>
          </table:table-cell>
          <table:table-cell office:value-type="float" office:value="6462.86" calcext:value-type="float">
            <text:p>6462,86</text:p>
          </table:table-cell>
          <table:table-cell office:value-type="float" office:value="0.346834" calcext:value-type="float">
            <text:p>0,346834</text:p>
          </table:table-cell>
          <table:table-cell/>
          <table:table-cell table:formula="of:=LN([.D135])" office:value-type="float" office:value="-1.05890899966559" calcext:value-type="float">
            <text:p>-1,05890899966559</text:p>
          </table:table-cell>
          <table:table-cell table:formula="of:=LN([.C135])" office:value-type="float" office:value="8.77382722326129" calcext:value-type="float">
            <text:p>8,77382722326129</text:p>
          </table:table-cell>
        </table:table-row>
        <table:table-row table:style-name="ro1">
          <table:table-cell office:value-type="float" office:value="1.48062" calcext:value-type="float">
            <text:p>1,48062</text:p>
          </table:table-cell>
          <table:table-cell office:value-type="float" office:value="1.3648" calcext:value-type="float">
            <text:p>1,3648</text:p>
          </table:table-cell>
          <table:table-cell office:value-type="float" office:value="6675.28" calcext:value-type="float">
            <text:p>6675,28</text:p>
          </table:table-cell>
          <table:table-cell office:value-type="float" office:value="0.341733" calcext:value-type="float">
            <text:p>0,341733</text:p>
          </table:table-cell>
          <table:table-cell/>
          <table:table-cell table:formula="of:=LN([.D136])" office:value-type="float" office:value="-1.07372554858024" calcext:value-type="float">
            <text:p>-1,07372554858024</text:p>
          </table:table-cell>
          <table:table-cell table:formula="of:=LN([.C136])" office:value-type="float" office:value="8.80616642995422" calcext:value-type="float">
            <text:p>8,80616642995422</text:p>
          </table:table-cell>
        </table:table-row>
        <table:table-row table:style-name="ro1">
          <table:table-cell office:value-type="float" office:value="1.48867" calcext:value-type="float">
            <text:p>1,48867</text:p>
          </table:table-cell>
          <table:table-cell office:value-type="float" office:value="1.37063" calcext:value-type="float">
            <text:p>1,37063</text:p>
          </table:table-cell>
          <table:table-cell office:value-type="float" office:value="6830.33" calcext:value-type="float">
            <text:p>6830,33</text:p>
          </table:table-cell>
          <table:table-cell office:value-type="float" office:value="0.336633" calcext:value-type="float">
            <text:p>0,336633</text:p>
          </table:table-cell>
          <table:table-cell/>
          <table:table-cell table:formula="of:=LN([.D137])" office:value-type="float" office:value="-1.08876196281528" calcext:value-type="float">
            <text:p>-1,08876196281528</text:p>
          </table:table-cell>
          <table:table-cell table:formula="of:=LN([.C137])" office:value-type="float" office:value="8.82912826764947" calcext:value-type="float">
            <text:p>8,82912826764947</text:p>
          </table:table-cell>
        </table:table-row>
        <table:table-row table:style-name="ro1">
          <table:table-cell office:value-type="float" office:value="1.49692" calcext:value-type="float">
            <text:p>1,49692</text:p>
          </table:table-cell>
          <table:table-cell office:value-type="float" office:value="1.38321" calcext:value-type="float">
            <text:p>1,38321</text:p>
          </table:table-cell>
          <table:table-cell office:value-type="float" office:value="7074.77" calcext:value-type="float">
            <text:p>7074,77</text:p>
          </table:table-cell>
          <table:table-cell office:value-type="float" office:value="0.331532" calcext:value-type="float">
            <text:p>0,331532</text:p>
          </table:table-cell>
          <table:table-cell/>
          <table:table-cell table:formula="of:=LN([.D138])" office:value-type="float" office:value="-1.10403094309497" calcext:value-type="float">
            <text:p>-1,10403094309497</text:p>
          </table:table-cell>
          <table:table-cell table:formula="of:=LN([.C138])" office:value-type="float" office:value="8.86429021314909" calcext:value-type="float">
            <text:p>8,86429021314909</text:p>
          </table:table-cell>
        </table:table-row>
        <table:table-row table:style-name="ro1">
          <table:table-cell office:value-type="float" office:value="1.50539" calcext:value-type="float">
            <text:p>1,50539</text:p>
          </table:table-cell>
          <table:table-cell office:value-type="float" office:value="1.3877" calcext:value-type="float">
            <text:p>1,3877</text:p>
          </table:table-cell>
          <table:table-cell office:value-type="float" office:value="7231.85" calcext:value-type="float">
            <text:p>7231,85</text:p>
          </table:table-cell>
          <table:table-cell office:value-type="float" office:value="0.326432" calcext:value-type="float">
            <text:p>0,326432</text:p>
          </table:table-cell>
          <table:table-cell/>
          <table:table-cell table:formula="of:=LN([.D139])" office:value-type="float" office:value="-1.11953362148203" calcext:value-type="float">
            <text:p>-1,11953362148203</text:p>
          </table:table-cell>
          <table:table-cell table:formula="of:=LN([.C139])" office:value-type="float" office:value="8.88625016070647" calcext:value-type="float">
            <text:p>8,88625016070647</text:p>
          </table:table-cell>
        </table:table-row>
        <table:table-row table:style-name="ro1">
          <table:table-cell office:value-type="float" office:value="1.51399" calcext:value-type="float">
            <text:p>1,51399</text:p>
          </table:table-cell>
          <table:table-cell office:value-type="float" office:value="1.39766" calcext:value-type="float">
            <text:p>1,39766</text:p>
          </table:table-cell>
          <table:table-cell office:value-type="float" office:value="7432.44" calcext:value-type="float">
            <text:p>7432,44</text:p>
          </table:table-cell>
          <table:table-cell office:value-type="float" office:value="0.321331" calcext:value-type="float">
            <text:p>0,321331</text:p>
          </table:table-cell>
          <table:table-cell/>
          <table:table-cell table:formula="of:=LN([.D140])" office:value-type="float" office:value="-1.13528353447685" calcext:value-type="float">
            <text:p>-1,13528353447685</text:p>
          </table:table-cell>
          <table:table-cell table:formula="of:=LN([.C140])" office:value-type="float" office:value="8.91360948218578" calcext:value-type="float">
            <text:p>8,91360948218578</text:p>
          </table:table-cell>
        </table:table-row>
        <table:table-row table:style-name="ro1">
          <table:table-cell office:value-type="float" office:value="1.52272" calcext:value-type="float">
            <text:p>1,52272</text:p>
          </table:table-cell>
          <table:table-cell office:value-type="float" office:value="1.39883" calcext:value-type="float">
            <text:p>1,39883</text:p>
          </table:table-cell>
          <table:table-cell office:value-type="float" office:value="7645.11" calcext:value-type="float">
            <text:p>7645,11</text:p>
          </table:table-cell>
          <table:table-cell office:value-type="float" office:value="0.316231" calcext:value-type="float">
            <text:p>0,316231</text:p>
          </table:table-cell>
          <table:table-cell/>
          <table:table-cell table:formula="of:=LN([.D141])" office:value-type="float" office:value="-1.15128231979661" calcext:value-type="float">
            <text:p>-1,15128231979661</text:p>
          </table:table-cell>
          <table:table-cell table:formula="of:=LN([.C141])" office:value-type="float" office:value="8.94182150674886" calcext:value-type="float">
            <text:p>8,94182150674886</text:p>
          </table:table-cell>
        </table:table-row>
        <table:table-row table:style-name="ro1">
          <table:table-cell office:value-type="float" office:value="1.53155" calcext:value-type="float">
            <text:p>1,53155</text:p>
          </table:table-cell>
          <table:table-cell office:value-type="float" office:value="1.41033" calcext:value-type="float">
            <text:p>1,41033</text:p>
          </table:table-cell>
          <table:table-cell office:value-type="float" office:value="7782.01" calcext:value-type="float">
            <text:p>7782,01</text:p>
          </table:table-cell>
          <table:table-cell office:value-type="float" office:value="0.31113" calcext:value-type="float">
            <text:p>0,31113</text:p>
          </table:table-cell>
          <table:table-cell/>
          <table:table-cell table:formula="of:=LN([.D142])" office:value-type="float" office:value="-1.16754444771238" calcext:value-type="float">
            <text:p>-1,16754444771238</text:p>
          </table:table-cell>
          <table:table-cell table:formula="of:=LN([.C142])" office:value-type="float" office:value="8.95956993856038" calcext:value-type="float">
            <text:p>8,95956993856038</text:p>
          </table:table-cell>
        </table:table-row>
        <table:table-row table:style-name="ro1">
          <table:table-cell office:value-type="float" office:value="1.54079" calcext:value-type="float">
            <text:p>1,54079</text:p>
          </table:table-cell>
          <table:table-cell office:value-type="float" office:value="1.42125" calcext:value-type="float">
            <text:p>1,42125</text:p>
          </table:table-cell>
          <table:table-cell office:value-type="float" office:value="8107.95" calcext:value-type="float">
            <text:p>8107,95</text:p>
          </table:table-cell>
          <table:table-cell office:value-type="float" office:value="0.30603" calcext:value-type="float">
            <text:p>0,30603</text:p>
          </table:table-cell>
          <table:table-cell/>
          <table:table-cell table:formula="of:=LN([.D143])" office:value-type="float" office:value="-1.1840721426196" calcext:value-type="float">
            <text:p>-1,1840721426196</text:p>
          </table:table-cell>
          <table:table-cell table:formula="of:=LN([.C143])" office:value-type="float" office:value="9.00060034080399" calcext:value-type="float">
            <text:p>9,00060034080399</text:p>
          </table:table-cell>
        </table:table-row>
        <table:table-row table:style-name="ro1">
          <table:table-cell office:value-type="float" office:value="1.55024" calcext:value-type="float">
            <text:p>1,55024</text:p>
          </table:table-cell>
          <table:table-cell office:value-type="float" office:value="1.42475" calcext:value-type="float">
            <text:p>1,42475</text:p>
          </table:table-cell>
          <table:table-cell office:value-type="float" office:value="8347.75" calcext:value-type="float">
            <text:p>8347,75</text:p>
          </table:table-cell>
          <table:table-cell office:value-type="float" office:value="0.300929" calcext:value-type="float">
            <text:p>0,300929</text:p>
          </table:table-cell>
          <table:table-cell/>
          <table:table-cell table:formula="of:=LN([.D144])" office:value-type="float" office:value="-1.20088092245609" calcext:value-type="float">
            <text:p>-1,20088092245609</text:p>
          </table:table-cell>
          <table:table-cell table:formula="of:=LN([.C144])" office:value-type="float" office:value="9.0297473204559" calcext:value-type="float">
            <text:p>9,0297473204559</text:p>
          </table:table-cell>
        </table:table-row>
        <table:table-row table:style-name="ro1">
          <table:table-cell office:value-type="float" office:value="1.55971" calcext:value-type="float">
            <text:p>1,55971</text:p>
          </table:table-cell>
          <table:table-cell office:value-type="float" office:value="1.43727" calcext:value-type="float">
            <text:p>1,43727</text:p>
          </table:table-cell>
          <table:table-cell office:value-type="float" office:value="8523.53" calcext:value-type="float">
            <text:p>8523,53</text:p>
          </table:table-cell>
          <table:table-cell office:value-type="float" office:value="0.295829" calcext:value-type="float">
            <text:p>0,295829</text:p>
          </table:table-cell>
          <table:table-cell/>
          <table:table-cell table:formula="of:=LN([.D145])" office:value-type="float" office:value="-1.21797369429528" calcext:value-type="float">
            <text:p>-1,21797369429528</text:p>
          </table:table-cell>
          <table:table-cell table:formula="of:=LN([.C145])" office:value-type="float" office:value="9.05058585326567" calcext:value-type="float">
            <text:p>9,05058585326567</text:p>
          </table:table-cell>
        </table:table-row>
        <table:table-row table:style-name="ro1">
          <table:table-cell office:value-type="float" office:value="1.56938" calcext:value-type="float">
            <text:p>1,56938</text:p>
          </table:table-cell>
          <table:table-cell office:value-type="float" office:value="1.44549" calcext:value-type="float">
            <text:p>1,44549</text:p>
          </table:table-cell>
          <table:table-cell office:value-type="float" office:value="8817.95" calcext:value-type="float">
            <text:p>8817,95</text:p>
          </table:table-cell>
          <table:table-cell office:value-type="float" office:value="0.290728" calcext:value-type="float">
            <text:p>0,290728</text:p>
          </table:table-cell>
          <table:table-cell/>
          <table:table-cell table:formula="of:=LN([.D146])" office:value-type="float" office:value="-1.23536715682626" calcext:value-type="float">
            <text:p>-1,23536715682626</text:p>
          </table:table-cell>
          <table:table-cell table:formula="of:=LN([.C146])" office:value-type="float" office:value="9.0845446956818" calcext:value-type="float">
            <text:p>9,0845446956818</text:p>
          </table:table-cell>
        </table:table-row>
        <table:table-row table:style-name="ro1">
          <table:table-cell office:value-type="float" office:value="1.57928" calcext:value-type="float">
            <text:p>1,57928</text:p>
          </table:table-cell>
          <table:table-cell office:value-type="float" office:value="1.45635" calcext:value-type="float">
            <text:p>1,45635</text:p>
          </table:table-cell>
          <table:table-cell office:value-type="float" office:value="9018.17" calcext:value-type="float">
            <text:p>9018,17</text:p>
          </table:table-cell>
          <table:table-cell office:value-type="float" office:value="0.285628" calcext:value-type="float">
            <text:p>0,285628</text:p>
          </table:table-cell>
          <table:table-cell/>
          <table:table-cell table:formula="of:=LN([.D147])" office:value-type="float" office:value="-1.25306501410655" calcext:value-type="float">
            <text:p>-1,25306501410655</text:p>
          </table:table-cell>
          <table:table-cell table:formula="of:=LN([.C147])" office:value-type="float" office:value="9.10699670998987" calcext:value-type="float">
            <text:p>9,10699670998987</text:p>
          </table:table-cell>
        </table:table-row>
        <table:table-row table:style-name="ro1">
          <table:table-cell office:value-type="float" office:value="1.58978" calcext:value-type="float">
            <text:p>1,58978</text:p>
          </table:table-cell>
          <table:table-cell office:value-type="float" office:value="1.46824" calcext:value-type="float">
            <text:p>1,46824</text:p>
          </table:table-cell>
          <table:table-cell office:value-type="float" office:value="9481.81" calcext:value-type="float">
            <text:p>9481,81</text:p>
          </table:table-cell>
          <table:table-cell office:value-type="float" office:value="0.280527" calcext:value-type="float">
            <text:p>0,280527</text:p>
          </table:table-cell>
          <table:table-cell/>
          <table:table-cell table:formula="of:=LN([.D148])" office:value-type="float" office:value="-1.27108530196727" calcext:value-type="float">
            <text:p>-1,27108530196727</text:p>
          </table:table-cell>
          <table:table-cell table:formula="of:=LN([.C148])" office:value-type="float" office:value="9.15713050529463" calcext:value-type="float">
            <text:p>9,15713050529463</text:p>
          </table:table-cell>
        </table:table-row>
        <table:table-row table:style-name="ro1">
          <table:table-cell office:value-type="float" office:value="1.60029" calcext:value-type="float">
            <text:p>1,60029</text:p>
          </table:table-cell>
          <table:table-cell office:value-type="float" office:value="1.47158" calcext:value-type="float">
            <text:p>1,47158</text:p>
          </table:table-cell>
          <table:table-cell office:value-type="float" office:value="9684.63" calcext:value-type="float">
            <text:p>9684,63</text:p>
          </table:table-cell>
          <table:table-cell office:value-type="float" office:value="0.275427" calcext:value-type="float">
            <text:p>0,275427</text:p>
          </table:table-cell>
          <table:table-cell/>
          <table:table-cell table:formula="of:=LN([.D149])" office:value-type="float" office:value="-1.28943265827743" calcext:value-type="float">
            <text:p>-1,28943265827743</text:p>
          </table:table-cell>
          <table:table-cell table:formula="of:=LN([.C149])" office:value-type="float" office:value="9.178295371704" calcext:value-type="float">
            <text:p>9,178295371704</text:p>
          </table:table-cell>
        </table:table-row>
        <table:table-row table:style-name="ro1">
          <table:table-cell office:value-type="float" office:value="1.61131" calcext:value-type="float">
            <text:p>1,61131</text:p>
          </table:table-cell>
          <table:table-cell office:value-type="float" office:value="1.48636" calcext:value-type="float">
            <text:p>1,48636</text:p>
          </table:table-cell>
          <table:table-cell office:value-type="float" office:value="10099.7" calcext:value-type="float">
            <text:p>10099,7</text:p>
          </table:table-cell>
          <table:table-cell office:value-type="float" office:value="0.270326" calcext:value-type="float">
            <text:p>0,270326</text:p>
          </table:table-cell>
          <table:table-cell/>
          <table:table-cell table:formula="of:=LN([.D150])" office:value-type="float" office:value="-1.30812664090648" calcext:value-type="float">
            <text:p>-1,30812664090648</text:p>
          </table:table-cell>
          <table:table-cell table:formula="of:=LN([.C150])" office:value-type="float" office:value="9.22026099941791" calcext:value-type="float">
            <text:p>9,22026099941791</text:p>
          </table:table-cell>
        </table:table-row>
        <table:table-row table:style-name="ro1">
          <table:table-cell office:value-type="float" office:value="1.62236" calcext:value-type="float">
            <text:p>1,62236</text:p>
          </table:table-cell>
          <table:table-cell office:value-type="float" office:value="1.49222" calcext:value-type="float">
            <text:p>1,49222</text:p>
          </table:table-cell>
          <table:table-cell office:value-type="float" office:value="10348.2" calcext:value-type="float">
            <text:p>10348,2</text:p>
          </table:table-cell>
          <table:table-cell office:value-type="float" office:value="0.265226" calcext:value-type="float">
            <text:p>0,265226</text:p>
          </table:table-cell>
          <table:table-cell/>
          <table:table-cell table:formula="of:=LN([.D151])" office:value-type="float" office:value="-1.32717298626027" calcext:value-type="float">
            <text:p>-1,32717298626027</text:p>
          </table:table-cell>
          <table:table-cell table:formula="of:=LN([.C151])" office:value-type="float" office:value="9.24456787052541" calcext:value-type="float">
            <text:p>9,24456787052541</text:p>
          </table:table-cell>
        </table:table-row>
        <table:table-row table:style-name="ro1">
          <table:table-cell office:value-type="float" office:value="1.63397" calcext:value-type="float">
            <text:p>1,63397</text:p>
          </table:table-cell>
          <table:table-cell office:value-type="float" office:value="1.50681" calcext:value-type="float">
            <text:p>1,50681</text:p>
          </table:table-cell>
          <table:table-cell office:value-type="float" office:value="10775.6" calcext:value-type="float">
            <text:p>10775,6</text:p>
          </table:table-cell>
          <table:table-cell office:value-type="float" office:value="0.260125" calcext:value-type="float">
            <text:p>0,260125</text:p>
          </table:table-cell>
          <table:table-cell/>
          <table:table-cell table:formula="of:=LN([.D152])" office:value-type="float" office:value="-1.34659299426834" calcext:value-type="float">
            <text:p>-1,34659299426834</text:p>
          </table:table-cell>
          <table:table-cell table:formula="of:=LN([.C152])" office:value-type="float" office:value="9.28503959787638" calcext:value-type="float">
            <text:p>9,28503959787638</text:p>
          </table:table-cell>
        </table:table-row>
        <table:table-row table:style-name="ro1">
          <table:table-cell office:value-type="float" office:value="1.64556" calcext:value-type="float">
            <text:p>1,64556</text:p>
          </table:table-cell>
          <table:table-cell office:value-type="float" office:value="1.51914" calcext:value-type="float">
            <text:p>1,51914</text:p>
          </table:table-cell>
          <table:table-cell office:value-type="float" office:value="11084" calcext:value-type="float">
            <text:p>11084</text:p>
          </table:table-cell>
          <table:table-cell office:value-type="float" office:value="0.255025" calcext:value-type="float">
            <text:p>0,255025</text:p>
          </table:table-cell>
          <table:table-cell/>
          <table:table-cell table:formula="of:=LN([.D153])" office:value-type="float" office:value="-1.36639369941355" calcext:value-type="float">
            <text:p>-1,36639369941355</text:p>
          </table:table-cell>
          <table:table-cell table:formula="of:=LN([.C153])" office:value-type="float" office:value="9.31325790598287" calcext:value-type="float">
            <text:p>9,31325790598287</text:p>
          </table:table-cell>
        </table:table-row>
        <table:table-row table:style-name="ro1">
          <table:table-cell office:value-type="float" office:value="1.65764" calcext:value-type="float">
            <text:p>1,65764</text:p>
          </table:table-cell>
          <table:table-cell office:value-type="float" office:value="1.53085" calcext:value-type="float">
            <text:p>1,53085</text:p>
          </table:table-cell>
          <table:table-cell office:value-type="float" office:value="11519.4" calcext:value-type="float">
            <text:p>11519,4</text:p>
          </table:table-cell>
          <table:table-cell office:value-type="float" office:value="0.249924" calcext:value-type="float">
            <text:p>0,249924</text:p>
          </table:table-cell>
          <table:table-cell/>
          <table:table-cell table:formula="of:=LN([.D154])" office:value-type="float" office:value="-1.38659840733726" calcext:value-type="float">
            <text:p>-1,38659840733726</text:p>
          </table:table-cell>
          <table:table-cell table:formula="of:=LN([.C154])" office:value-type="float" office:value="9.35178784956016" calcext:value-type="float">
            <text:p>9,35178784956016</text:p>
          </table:table-cell>
        </table:table-row>
        <table:table-row table:style-name="ro1">
          <table:table-cell office:value-type="float" office:value="1.67008" calcext:value-type="float">
            <text:p>1,67008</text:p>
          </table:table-cell>
          <table:table-cell office:value-type="float" office:value="1.539" calcext:value-type="float">
            <text:p>1,539</text:p>
          </table:table-cell>
          <table:table-cell office:value-type="float" office:value="11959.4" calcext:value-type="float">
            <text:p>11959,4</text:p>
          </table:table-cell>
          <table:table-cell office:value-type="float" office:value="0.244824" calcext:value-type="float">
            <text:p>0,244824</text:p>
          </table:table-cell>
          <table:table-cell/>
          <table:table-cell table:formula="of:=LN([.D155])" office:value-type="float" office:value="-1.40721569393381" calcext:value-type="float">
            <text:p>-1,40721569393381</text:p>
          </table:table-cell>
          <table:table-cell table:formula="of:=LN([.C155])" office:value-type="float" office:value="9.38927285902212" calcext:value-type="float">
            <text:p>9,38927285902212</text:p>
          </table:table-cell>
        </table:table-row>
        <table:table-row table:style-name="ro1">
          <table:table-cell office:value-type="float" office:value="1.68291" calcext:value-type="float">
            <text:p>1,68291</text:p>
          </table:table-cell>
          <table:table-cell office:value-type="float" office:value="1.54982" calcext:value-type="float">
            <text:p>1,54982</text:p>
          </table:table-cell>
          <table:table-cell office:value-type="float" office:value="12395.3" calcext:value-type="float">
            <text:p>12395,3</text:p>
          </table:table-cell>
          <table:table-cell office:value-type="float" office:value="0.239723" calcext:value-type="float">
            <text:p>0,239723</text:p>
          </table:table-cell>
          <table:table-cell/>
          <table:table-cell table:formula="of:=LN([.D156])" office:value-type="float" office:value="-1.42827118887009" calcext:value-type="float">
            <text:p>-1,42827118887009</text:p>
          </table:table-cell>
          <table:table-cell table:formula="of:=LN([.C156])" office:value-type="float" office:value="9.42507264748418" calcext:value-type="float">
            <text:p>9,42507264748418</text:p>
          </table:table-cell>
        </table:table-row>
        <table:table-row table:style-name="ro1">
          <table:table-cell office:value-type="float" office:value="1.69616" calcext:value-type="float">
            <text:p>1,69616</text:p>
          </table:table-cell>
          <table:table-cell office:value-type="float" office:value="1.55892" calcext:value-type="float">
            <text:p>1,55892</text:p>
          </table:table-cell>
          <table:table-cell office:value-type="float" office:value="12832.8" calcext:value-type="float">
            <text:p>12832,8</text:p>
          </table:table-cell>
          <table:table-cell office:value-type="float" office:value="0.234623" calcext:value-type="float">
            <text:p>0,234623</text:p>
          </table:table-cell>
          <table:table-cell/>
          <table:table-cell table:formula="of:=LN([.D157])" office:value-type="float" office:value="-1.44977530835261" calcext:value-type="float">
            <text:p>-1,44977530835261</text:p>
          </table:table-cell>
          <table:table-cell table:formula="of:=LN([.C157])" office:value-type="float" office:value="9.45975967230263" calcext:value-type="float">
            <text:p>9,45975967230263</text:p>
          </table:table-cell>
        </table:table-row>
        <table:table-row table:style-name="ro1">
          <table:table-cell office:value-type="float" office:value="1.70972" calcext:value-type="float">
            <text:p>1,70972</text:p>
          </table:table-cell>
          <table:table-cell office:value-type="float" office:value="1.57395" calcext:value-type="float">
            <text:p>1,57395</text:p>
          </table:table-cell>
          <table:table-cell office:value-type="float" office:value="13387.6" calcext:value-type="float">
            <text:p>13387,6</text:p>
          </table:table-cell>
          <table:table-cell office:value-type="float" office:value="0.229522" calcext:value-type="float">
            <text:p>0,229522</text:p>
          </table:table-cell>
          <table:table-cell/>
          <table:table-cell table:formula="of:=LN([.D158])" office:value-type="float" office:value="-1.47175639350942" calcext:value-type="float">
            <text:p>-1,47175639350942</text:p>
          </table:table-cell>
          <table:table-cell table:formula="of:=LN([.C158])" office:value-type="float" office:value="9.50208418438264" calcext:value-type="float">
            <text:p>9,50208418438264</text:p>
          </table:table-cell>
        </table:table-row>
        <table:table-row table:style-name="ro1">
          <table:table-cell office:value-type="float" office:value="1.72395" calcext:value-type="float">
            <text:p>1,72395</text:p>
          </table:table-cell>
          <table:table-cell office:value-type="float" office:value="1.58337" calcext:value-type="float">
            <text:p>1,58337</text:p>
          </table:table-cell>
          <table:table-cell office:value-type="float" office:value="14026.4" calcext:value-type="float">
            <text:p>14026,4</text:p>
          </table:table-cell>
          <table:table-cell office:value-type="float" office:value="0.224422" calcext:value-type="float">
            <text:p>0,224422</text:p>
          </table:table-cell>
          <table:table-cell/>
          <table:table-cell table:formula="of:=LN([.D159])" office:value-type="float" office:value="-1.49422707092344" calcext:value-type="float">
            <text:p>-1,49422707092344</text:p>
          </table:table-cell>
          <table:table-cell table:formula="of:=LN([.C159])" office:value-type="float" office:value="9.54869654715592" calcext:value-type="float">
            <text:p>9,54869654715592</text:p>
          </table:table-cell>
        </table:table-row>
        <table:table-row table:style-name="ro1">
          <table:table-cell office:value-type="float" office:value="1.7387" calcext:value-type="float">
            <text:p>1,7387</text:p>
          </table:table-cell>
          <table:table-cell office:value-type="float" office:value="1.6012" calcext:value-type="float">
            <text:p>1,6012</text:p>
          </table:table-cell>
          <table:table-cell office:value-type="float" office:value="14628.2" calcext:value-type="float">
            <text:p>14628,2</text:p>
          </table:table-cell>
          <table:table-cell office:value-type="float" office:value="0.219321" calcext:value-type="float">
            <text:p>0,219321</text:p>
          </table:table-cell>
          <table:table-cell/>
          <table:table-cell table:formula="of:=LN([.D160])" office:value-type="float" office:value="-1.51721886890899" calcext:value-type="float">
            <text:p>-1,51721886890899</text:p>
          </table:table-cell>
          <table:table-cell table:formula="of:=LN([.C160])" office:value-type="float" office:value="9.59070645158488" calcext:value-type="float">
            <text:p>9,59070645158488</text:p>
          </table:table-cell>
        </table:table-row>
        <table:table-row table:style-name="ro1">
          <table:table-cell office:value-type="float" office:value="1.75337" calcext:value-type="float">
            <text:p>1,75337</text:p>
          </table:table-cell>
          <table:table-cell office:value-type="float" office:value="1.61823" calcext:value-type="float">
            <text:p>1,61823</text:p>
          </table:table-cell>
          <table:table-cell office:value-type="float" office:value="14929.5" calcext:value-type="float">
            <text:p>14929,5</text:p>
          </table:table-cell>
          <table:table-cell office:value-type="float" office:value="0.214221" calcext:value-type="float">
            <text:p>0,214221</text:p>
          </table:table-cell>
          <table:table-cell/>
          <table:table-cell table:formula="of:=LN([.D161])" office:value-type="float" office:value="-1.54074708655833" calcext:value-type="float">
            <text:p>-1,54074708655833</text:p>
          </table:table-cell>
          <table:table-cell table:formula="of:=LN([.C161])" office:value-type="float" office:value="9.61109440035423" calcext:value-type="float">
            <text:p>9,61109440035423</text:p>
          </table:table-cell>
        </table:table-row>
        <table:table-row table:style-name="ro1">
          <table:table-cell office:value-type="float" office:value="1.76891" calcext:value-type="float">
            <text:p>1,76891</text:p>
          </table:table-cell>
          <table:table-cell office:value-type="float" office:value="1.63274" calcext:value-type="float">
            <text:p>1,63274</text:p>
          </table:table-cell>
          <table:table-cell office:value-type="float" office:value="15794.1" calcext:value-type="float">
            <text:p>15794,1</text:p>
          </table:table-cell>
          <table:table-cell office:value-type="float" office:value="0.20912" calcext:value-type="float">
            <text:p>0,20912</text:p>
          </table:table-cell>
          <table:table-cell/>
          <table:table-cell table:formula="of:=LN([.D162])" office:value-type="float" office:value="-1.56484702910623" calcext:value-type="float">
            <text:p>-1,56484702910623</text:p>
          </table:table-cell>
          <table:table-cell table:formula="of:=LN([.C162])" office:value-type="float" office:value="9.66739173155578" calcext:value-type="float">
            <text:p>9,66739173155578</text:p>
          </table:table-cell>
        </table:table-row>
        <table:table-row table:style-name="ro1">
          <table:table-cell office:value-type="float" office:value="1.78511" calcext:value-type="float">
            <text:p>1,78511</text:p>
          </table:table-cell>
          <table:table-cell office:value-type="float" office:value="1.64905" calcext:value-type="float">
            <text:p>1,64905</text:p>
          </table:table-cell>
          <table:table-cell office:value-type="float" office:value="16574" calcext:value-type="float">
            <text:p>16574</text:p>
          </table:table-cell>
          <table:table-cell office:value-type="float" office:value="0.20402" calcext:value-type="float">
            <text:p>0,20402</text:p>
          </table:table-cell>
          <table:table-cell/>
          <table:table-cell table:formula="of:=LN([.D163])" office:value-type="float" office:value="-1.58953725072776" calcext:value-type="float">
            <text:p>-1,58953725072776</text:p>
          </table:table-cell>
          <table:table-cell table:formula="of:=LN([.C163])" office:value-type="float" office:value="9.71559048140899" calcext:value-type="float">
            <text:p>9,71559048140899</text:p>
          </table:table-cell>
        </table:table-row>
        <table:table-row table:style-name="ro1">
          <table:table-cell office:value-type="float" office:value="1.80179" calcext:value-type="float">
            <text:p>1,80179</text:p>
          </table:table-cell>
          <table:table-cell office:value-type="float" office:value="1.66677" calcext:value-type="float">
            <text:p>1,66677</text:p>
          </table:table-cell>
          <table:table-cell office:value-type="float" office:value="17292.4" calcext:value-type="float">
            <text:p>17292,4</text:p>
          </table:table-cell>
          <table:table-cell office:value-type="float" office:value="0.198919" calcext:value-type="float">
            <text:p>0,198919</text:p>
          </table:table-cell>
          <table:table-cell/>
          <table:table-cell table:formula="of:=LN([.D164])" office:value-type="float" office:value="-1.61485757229483" calcext:value-type="float">
            <text:p>-1,61485757229483</text:p>
          </table:table-cell>
          <table:table-cell table:formula="of:=LN([.C164])" office:value-type="float" office:value="9.75802237760418" calcext:value-type="float">
            <text:p>9,75802237760418</text:p>
          </table:table-cell>
        </table:table-row>
        <table:table-row table:style-name="ro1">
          <table:table-cell office:value-type="float" office:value="1.81914" calcext:value-type="float">
            <text:p>1,81914</text:p>
          </table:table-cell>
          <table:table-cell office:value-type="float" office:value="1.67171" calcext:value-type="float">
            <text:p>1,67171</text:p>
          </table:table-cell>
          <table:table-cell office:value-type="float" office:value="18097.3" calcext:value-type="float">
            <text:p>18097,3</text:p>
          </table:table-cell>
          <table:table-cell office:value-type="float" office:value="0.193819" calcext:value-type="float">
            <text:p>0,193819</text:p>
          </table:table-cell>
          <table:table-cell/>
          <table:table-cell table:formula="of:=LN([.D165])" office:value-type="float" office:value="-1.64083054511532" calcext:value-type="float">
            <text:p>-1,64083054511532</text:p>
          </table:table-cell>
          <table:table-cell table:formula="of:=LN([.C165])" office:value-type="float" office:value="9.80351803485606" calcext:value-type="float">
            <text:p>9,80351803485606</text:p>
          </table:table-cell>
        </table:table-row>
        <table:table-row table:style-name="ro1">
          <table:table-cell office:value-type="float" office:value="1.83739" calcext:value-type="float">
            <text:p>1,83739</text:p>
          </table:table-cell>
          <table:table-cell office:value-type="float" office:value="1.69245" calcext:value-type="float">
            <text:p>1,69245</text:p>
          </table:table-cell>
          <table:table-cell office:value-type="float" office:value="19175.2" calcext:value-type="float">
            <text:p>19175,2</text:p>
          </table:table-cell>
          <table:table-cell office:value-type="float" office:value="0.188718" calcext:value-type="float">
            <text:p>0,188718</text:p>
          </table:table-cell>
          <table:table-cell/>
          <table:table-cell table:formula="of:=LN([.D166])" office:value-type="float" office:value="-1.66750144164977" calcext:value-type="float">
            <text:p>-1,66750144164977</text:p>
          </table:table-cell>
          <table:table-cell table:formula="of:=LN([.C166])" office:value-type="float" office:value="9.86137305642878" calcext:value-type="float">
            <text:p>9,86137305642878</text:p>
          </table:table-cell>
        </table:table-row>
        <table:table-row table:style-name="ro1">
          <table:table-cell office:value-type="float" office:value="1.85593" calcext:value-type="float">
            <text:p>1,85593</text:p>
          </table:table-cell>
          <table:table-cell office:value-type="float" office:value="1.70812" calcext:value-type="float">
            <text:p>1,70812</text:p>
          </table:table-cell>
          <table:table-cell office:value-type="float" office:value="19786.7" calcext:value-type="float">
            <text:p>19786,7</text:p>
          </table:table-cell>
          <table:table-cell office:value-type="float" office:value="0.183618" calcext:value-type="float">
            <text:p>0,183618</text:p>
          </table:table-cell>
          <table:table-cell/>
          <table:table-cell table:formula="of:=LN([.D167])" office:value-type="float" office:value="-1.69489776638559" calcext:value-type="float">
            <text:p>-1,69489776638559</text:p>
          </table:table-cell>
          <table:table-cell table:formula="of:=LN([.C167])" office:value-type="float" office:value="9.89276527380785" calcext:value-type="float">
            <text:p>9,89276527380785</text:p>
          </table:table-cell>
        </table:table-row>
        <table:table-row table:style-name="ro1">
          <table:table-cell office:value-type="float" office:value="1.87553" calcext:value-type="float">
            <text:p>1,87553</text:p>
          </table:table-cell>
          <table:table-cell office:value-type="float" office:value="1.73019" calcext:value-type="float">
            <text:p>1,73019</text:p>
          </table:table-cell>
          <table:table-cell office:value-type="float" office:value="21063" calcext:value-type="float">
            <text:p>21063</text:p>
          </table:table-cell>
          <table:table-cell office:value-type="float" office:value="0.178517" calcext:value-type="float">
            <text:p>0,178517</text:p>
          </table:table-cell>
          <table:table-cell/>
          <table:table-cell table:formula="of:=LN([.D168])" office:value-type="float" office:value="-1.72307144420206" calcext:value-type="float">
            <text:p>-1,72307144420206</text:p>
          </table:table-cell>
          <table:table-cell table:formula="of:=LN([.C168])" office:value-type="float" office:value="9.95527322568536" calcext:value-type="float">
            <text:p>9,955273225685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.00.0000</text:date>, <text:time style:data-style-name="N2" text:time-value="15:10:13.68241234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3T15:24:27.722436510</dc:date>
    <meta:editing-duration>PT13M19S</meta:editing-duration>
    <meta:editing-cycles>3</meta:editing-cycles>
    <meta:generator>LibreOffice/5.2.7.2$Linux_X86_64 LibreOffice_project/20m0$Build-2</meta:generator>
    <meta:document-statistic meta:table-count="1" meta:cell-count="10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8" chart:maximum="0.2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6.7" chart:maximum="10" chart:origin="0" chart:interval-minor-divisor="5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174cm" svg:height="17.452cm" xlink:href=".." xlink:type="simple" chart:class="chart:scatter" chart:style-name="ch1">
        <chart:plot-area chart:style-name="ch2" table:cell-range-address="isoScorrect.F2:isoScorrect.G168" svg:x="0.543cm" svg:y="0.349cm" svg:width="26.088cm" svg:height="16.754cm">
          <chartooo:coordinate-region svg:x="1.27cm" svg:y="0.349cm" svg:width="25.122cm" svg:height="16.10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isoScorrect.G2:isoScorrect.G168" chart:class="chart:scatter">
            <chart:domain table:cell-range-address="isoScorrect.F2:isoScorrect.F168"/>
            <chart:regression-curve chart:style-name="ch8"/>
            <chart:data-point chart:repeated="1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48877155077789">
                <text:p>0.0248877155077789</text:p>
                <draw:g>
                  <svg:desc>isoScorrect.F2:isoScorrect.F168</svg:desc>
                </draw:g>
              </table:table-cell>
              <table:table-cell office:value-type="float" office:value="6.90490020714058">
                <text:p>6.90490020714058</text:p>
                <draw:g>
                  <svg:desc>isoScorrect.G2:isoScorrect.G1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99006617063362">
                <text:p>0.0199006617063362</text:p>
              </table:table-cell>
              <table:table-cell office:value-type="float" office:value="6.91542578528636">
                <text:p>6.91542578528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48886124937506">
                <text:p>0.0148886124937506</text:p>
              </table:table-cell>
              <table:table-cell office:value-type="float" office:value="6.93201853111782">
                <text:p>6.932018531117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8513160503742">
                <text:p>0.0098513160503742</text:p>
              </table:table-cell>
              <table:table-cell office:value-type="float" office:value="6.93058273862151">
                <text:p>6.930582738621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78851673179709">
                <text:p>0.00478851673179709</text:p>
              </table:table-cell>
              <table:table-cell office:value-type="float" office:value="6.94262036630822">
                <text:p>6.94262036630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302045611183307">
                <text:p>-0.000302045611183307</text:p>
              </table:table-cell>
              <table:table-cell office:value-type="float" office:value="6.93293557751244">
                <text:p>6.93293557751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541764899400289">
                <text:p>-0.00541764899400289</text:p>
              </table:table-cell>
              <table:table-cell office:value-type="float" office:value="6.97557279334077">
                <text:p>6.975572793340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05585457783724">
                <text:p>-0.0105585457783724</text:p>
              </table:table-cell>
              <table:table-cell office:value-type="float" office:value="6.95866700058005">
                <text:p>6.95866700058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57260080115298">
                <text:p>-0.0157260080115298</text:p>
              </table:table-cell>
              <table:table-cell office:value-type="float" office:value="6.97105866265138">
                <text:p>6.97105866265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0921332813919">
                <text:p>-0.020921332813919</text:p>
              </table:table-cell>
              <table:table-cell office:value-type="float" office:value="6.98116372080728">
                <text:p>6.98116372080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261427635511975">
                <text:p>-0.0261427635511975</text:p>
              </table:table-cell>
              <table:table-cell office:value-type="float" office:value="7.00312000275346">
                <text:p>7.00312000275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313926326812144">
                <text:p>-0.0313926326812144</text:p>
              </table:table-cell>
              <table:table-cell office:value-type="float" office:value="6.99743143562391">
                <text:p>6.997431435623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366691711070343">
                <text:p>-0.0366691711070343</text:p>
              </table:table-cell>
              <table:table-cell office:value-type="float" office:value="7.01453578597489">
                <text:p>7.014535785974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419747420117514">
                <text:p>-0.0419747420117514</text:p>
              </table:table-cell>
              <table:table-cell office:value-type="float" office:value="7.0185002722868">
                <text:p>7.01850027228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473086122097376">
                <text:p>-0.0473086122097376</text:p>
              </table:table-cell>
              <table:table-cell office:value-type="float" office:value="7.03139667643326">
                <text:p>7.031396676433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26700311284993">
                <text:p>-0.0526700311284993</text:p>
              </table:table-cell>
              <table:table-cell office:value-type="float" office:value="7.02912299310575">
                <text:p>7.029122993105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580614096532725">
                <text:p>-0.0580614096532725</text:p>
              </table:table-cell>
              <table:table-cell office:value-type="float" office:value="7.05379313869885">
                <text:p>7.053793138698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634809472327149">
                <text:p>-0.0634809472327149</text:p>
              </table:table-cell>
              <table:table-cell office:value-type="float" office:value="7.05551127058878">
                <text:p>7.055511270588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689310876813244">
                <text:p>-0.0689310876813244</text:p>
              </table:table-cell>
              <table:table-cell office:value-type="float" office:value="7.06675703045447">
                <text:p>7.06675703045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744100177649052">
                <text:p>-0.0744100177649052</text:p>
              </table:table-cell>
              <table:table-cell office:value-type="float" office:value="7.0704351955208">
                <text:p>7.07043519552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799202151760487">
                <text:p>-0.0799202151760487</text:p>
              </table:table-cell>
              <table:table-cell office:value-type="float" office:value="7.09605062378779">
                <text:p>7.096050623787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854598539514901">
                <text:p>-0.0854598539514901</text:p>
              </table:table-cell>
              <table:table-cell office:value-type="float" office:value="7.0893765906617">
                <text:p>7.08937659066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910314466525198">
                <text:p>-0.0910314466525198</text:p>
              </table:table-cell>
              <table:table-cell office:value-type="float" office:value="7.10894765652634">
                <text:p>7.108947656526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966331545496154">
                <text:p>-0.0966331545496154</text:p>
              </table:table-cell>
              <table:table-cell office:value-type="float" office:value="7.11045936025887">
                <text:p>7.110459360258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02267526107601">
                <text:p>-0.102267526107601</text:p>
              </table:table-cell>
              <table:table-cell office:value-type="float" office:value="7.12832752732845">
                <text:p>7.12832752732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07932709803549">
                <text:p>-0.107932709803549</text:p>
              </table:table-cell>
              <table:table-cell office:value-type="float" office:value="7.13450033707801">
                <text:p>7.134500337078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113631291087515">
                <text:p>-0.113631291087515</text:p>
              </table:table-cell>
              <table:table-cell office:value-type="float" office:value="7.14010432937574">
                <text:p>7.140104329375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19361405627172">
                <text:p>-0.119361405627172</text:p>
              </table:table-cell>
              <table:table-cell office:value-type="float" office:value="7.15538849546502">
                <text:p>7.155388495465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25125676989197">
                <text:p>-0.125125676989197</text:p>
              </table:table-cell>
              <table:table-cell office:value-type="float" office:value="7.16835645165478">
                <text:p>7.168356451654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30922228028247">
                <text:p>-0.130922228028247</text:p>
              </table:table-cell>
              <table:table-cell office:value-type="float" office:value="7.17018108001775">
                <text:p>7.170181080017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36753721611749">
                <text:p>-0.136753721611749</text:p>
              </table:table-cell>
              <table:table-cell office:value-type="float" office:value="7.17145711004692">
                <text:p>7.171457110046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42618267791439">
                <text:p>-0.142618267791439</text:p>
              </table:table-cell>
              <table:table-cell office:value-type="float" office:value="7.19339276268613">
                <text:p>7.193392762686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48518569975629">
                <text:p>-0.148518569975629</text:p>
              </table:table-cell>
              <table:table-cell office:value-type="float" office:value="7.19619956087848">
                <text:p>7.196199560878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54452725438442">
                <text:p>-0.154452725438442</text:p>
              </table:table-cell>
              <table:table-cell office:value-type="float" office:value="7.22510294408967">
                <text:p>7.225102944089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6042347942874">
                <text:p>-0.16042347942874</text:p>
              </table:table-cell>
              <table:table-cell office:value-type="float" office:value="7.22743734629588">
                <text:p>7.227437346295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66428916485157">
                <text:p>-0.166428916485157</text:p>
              </table:table-cell>
              <table:table-cell office:value-type="float" office:value="7.22134629716186">
                <text:p>7.221346297161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72471825060114">
                <text:p>-0.172471825060114</text:p>
              </table:table-cell>
              <table:table-cell office:value-type="float" office:value="7.24797761802836">
                <text:p>7.24797761802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78550277017502">
                <text:p>-0.178550277017502</text:p>
              </table:table-cell>
              <table:table-cell office:value-type="float" office:value="7.26826486128844">
                <text:p>7.268264861288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84667105443738">
                <text:p>-0.184667105443738</text:p>
              </table:table-cell>
              <table:table-cell office:value-type="float" office:value="7.25296777940136">
                <text:p>7.25296777940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90820369609317">
                <text:p>-0.190820369609317</text:p>
              </table:table-cell>
              <table:table-cell office:value-type="float" office:value="7.28146824790959">
                <text:p>7.281468247909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97012948736957">
                <text:p>-0.197012948736957</text:p>
              </table:table-cell>
              <table:table-cell office:value-type="float" office:value="7.28584919029417">
                <text:p>7.28584919029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203242889607874">
                <text:p>-0.203242889607874</text:p>
              </table:table-cell>
              <table:table-cell office:value-type="float" office:value="7.29369772060144">
                <text:p>7.293697720601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209513119160055">
                <text:p>-0.209513119160055</text:p>
              </table:table-cell>
              <table:table-cell office:value-type="float" office:value="7.30283329420382">
                <text:p>7.302833294203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215821671814734">
                <text:p>-0.215821671814734</text:p>
              </table:table-cell>
              <table:table-cell office:value-type="float" office:value="7.31921571249049">
                <text:p>7.319215712490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222171523885976">
                <text:p>-0.222171523885976</text:p>
              </table:table-cell>
              <table:table-cell office:value-type="float" office:value="7.31814159140937">
                <text:p>7.318141591409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228560697592163">
                <text:p>-0.228560697592163</text:p>
              </table:table-cell>
              <table:table-cell office:value-type="float" office:value="7.33318639973118">
                <text:p>7.333186399731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234992220371718">
                <text:p>-0.234992220371718</text:p>
              </table:table-cell>
              <table:table-cell office:value-type="float" office:value="7.35487403569041">
                <text:p>7.354874035690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241464102428071">
                <text:p>-0.241464102428071</text:p>
              </table:table-cell>
              <table:table-cell office:value-type="float" office:value="7.36635032714448">
                <text:p>7.366350327144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47979424165842">
                <text:p>-0.247979424165842</text:p>
              </table:table-cell>
              <table:table-cell office:value-type="float" office:value="7.3514085160299">
                <text:p>7.35140851602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254536183995424">
                <text:p>-0.254536183995424</text:p>
              </table:table-cell>
              <table:table-cell office:value-type="float" office:value="7.39424722573267">
                <text:p>7.394247225732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261137517229669">
                <text:p>-0.261137517229669</text:p>
              </table:table-cell>
              <table:table-cell office:value-type="float" office:value="7.39587506521249">
                <text:p>7.395875065212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267781410745445">
                <text:p>-0.267781410745445</text:p>
              </table:table-cell>
              <table:table-cell office:value-type="float" office:value="7.41688947308715">
                <text:p>7.416889473087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27447105681327">
                <text:p>-0.27447105681327</text:p>
              </table:table-cell>
              <table:table-cell office:value-type="float" office:value="7.4134819250283">
                <text:p>7.41348192502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281204431077586">
                <text:p>-0.281204431077586</text:p>
              </table:table-cell>
              <table:table-cell office:value-type="float" office:value="7.42368784011627">
                <text:p>7.423687840116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287984784931247">
                <text:p>-0.287984784931247</text:p>
              </table:table-cell>
              <table:table-cell office:value-type="float" office:value="7.4486250240965">
                <text:p>7.44862502409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294810083133364">
                <text:p>-0.294810083133364</text:p>
              </table:table-cell>
              <table:table-cell office:value-type="float" office:value="7.44229352310781">
                <text:p>7.442293523107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301683638487596">
                <text:p>-0.301683638487596</text:p>
              </table:table-cell>
              <table:table-cell office:value-type="float" office:value="7.46084122238271">
                <text:p>7.460841222382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3086034052657">
                <text:p>-0.3086034052657</text:p>
              </table:table-cell>
              <table:table-cell office:value-type="float" office:value="7.47840143666664">
                <text:p>7.478401436666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315571389060315">
                <text:p>-0.315571389060315</text:p>
              </table:table-cell>
              <table:table-cell office:value-type="float" office:value="7.49186296250151">
                <text:p>7.491862962501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32258964724044">
                <text:p>-0.32258964724044</text:p>
              </table:table-cell>
              <table:table-cell office:value-type="float" office:value="7.497473410734">
                <text:p>7.4974734107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329656119218349">
                <text:p>-0.329656119218349</text:p>
              </table:table-cell>
              <table:table-cell office:value-type="float" office:value="7.51430917695699">
                <text:p>7.514309176956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36774282232396">
                <text:p>-0.336774282232396</text:p>
              </table:table-cell>
              <table:table-cell office:value-type="float" office:value="7.52793383808179">
                <text:p>7.527933838081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43942066462301">
                <text:p>-0.343942066462301</text:p>
              </table:table-cell>
              <table:table-cell office:value-type="float" office:value="7.54072773650601">
                <text:p>7.540727736506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51163019684496">
                <text:p>-0.351163019684496</text:p>
              </table:table-cell>
              <table:table-cell office:value-type="float" office:value="7.54170962472926">
                <text:p>7.541709624729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843506346927">
                <text:p>-0.35843506346927</text:p>
              </table:table-cell>
              <table:table-cell office:value-type="float" office:value="7.56908666220222">
                <text:p>7.569086662202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65761819105649">
                <text:p>-0.365761819105649</text:p>
              </table:table-cell>
              <table:table-cell office:value-type="float" office:value="7.57591280283848">
                <text:p>7.575912802838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73141200258313">
                <text:p>-0.373141200258313</text:p>
              </table:table-cell>
              <table:table-cell office:value-type="float" office:value="7.59732607188493">
                <text:p>7.597326071884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80576904890789">
                <text:p>-0.380576904890789</text:p>
              </table:table-cell>
              <table:table-cell office:value-type="float" office:value="7.59453221253424">
                <text:p>7.594532212534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8806683955552">
                <text:p>-0.38806683955552</text:p>
              </table:table-cell>
              <table:table-cell office:value-type="float" office:value="7.61846729072155">
                <text:p>7.618467290721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9561478225533">
                <text:p>-0.39561478225533</text:p>
              </table:table-cell>
              <table:table-cell office:value-type="float" office:value="7.61900265813636">
                <text:p>7.619002658136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403218633323234">
                <text:p>-0.403218633323234</text:p>
              </table:table-cell>
              <table:table-cell office:value-type="float" office:value="7.63614893972915">
                <text:p>7.636148939729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410882254386118">
                <text:p>-0.410882254386118</text:p>
              </table:table-cell>
              <table:table-cell office:value-type="float" office:value="7.65418726954532">
                <text:p>7.654187269545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418603540560899">
                <text:p>-0.418603540560899</text:p>
              </table:table-cell>
              <table:table-cell office:value-type="float" office:value="7.66279686307967">
                <text:p>7.662796863079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426386440922083">
                <text:p>-0.426386440922083</text:p>
              </table:table-cell>
              <table:table-cell office:value-type="float" office:value="7.66893019877203">
                <text:p>7.668930198772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434228846496754">
                <text:p>-0.434228846496754</text:p>
              </table:table-cell>
              <table:table-cell office:value-type="float" office:value="7.70382450454545">
                <text:p>7.703824504545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442134797890223">
                <text:p>-0.442134797890223</text:p>
              </table:table-cell>
              <table:table-cell office:value-type="float" office:value="7.71063092181659">
                <text:p>7.710630921816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450102183302867">
                <text:p>-0.450102183302867</text:p>
              </table:table-cell>
              <table:table-cell office:value-type="float" office:value="7.71070708549686">
                <text:p>7.710707085496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458135139236664">
                <text:p>-0.458135139236664</text:p>
              </table:table-cell>
              <table:table-cell office:value-type="float" office:value="7.73929389798823">
                <text:p>7.739293897988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466231552480943">
                <text:p>-0.466231552480943</text:p>
              </table:table-cell>
              <table:table-cell office:value-type="float" office:value="7.74466075368147">
                <text:p>7.744660753681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474395660108444">
                <text:p>-0.474395660108444</text:p>
              </table:table-cell>
              <table:table-cell office:value-type="float" office:value="7.76229400377985">
                <text:p>7.762294003779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482625349083263">
                <text:p>-0.482625349083263</text:p>
              </table:table-cell>
              <table:table-cell office:value-type="float" office:value="7.77773816318838">
                <text:p>7.777738163188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490924962059654">
                <text:p>-0.490924962059654</text:p>
              </table:table-cell>
              <table:table-cell office:value-type="float" office:value="7.78186893195711">
                <text:p>7.781868931957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499292387952318">
                <text:p>-0.499292387952318</text:p>
              </table:table-cell>
              <table:table-cell office:value-type="float" office:value="7.80490396532793">
                <text:p>7.804903965327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507732080376036">
                <text:p>-0.507732080376036</text:p>
              </table:table-cell>
              <table:table-cell office:value-type="float" office:value="7.82627951472849">
                <text:p>7.826279514728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516241932184424">
                <text:p>-0.516241932184424</text:p>
              </table:table-cell>
              <table:table-cell office:value-type="float" office:value="7.83742807034955">
                <text:p>7.837428070349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524826513735336">
                <text:p>-0.524826513735336</text:p>
              </table:table-cell>
              <table:table-cell office:value-type="float" office:value="7.85376790659349">
                <text:p>7.853767906593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533483724047466">
                <text:p>-0.533483724047466</text:p>
              </table:table-cell>
              <table:table-cell office:value-type="float" office:value="7.86446216303368">
                <text:p>7.864462163033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542218256447205">
                <text:p>-0.542218256447205</text:p>
              </table:table-cell>
              <table:table-cell office:value-type="float" office:value="7.88208092934268">
                <text:p>7.882080929342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551028018611108">
                <text:p>-0.551028018611108</text:p>
              </table:table-cell>
              <table:table-cell office:value-type="float" office:value="7.89333323901607">
                <text:p>7.893333239016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559917833546606">
                <text:p>-0.559917833546606</text:p>
              </table:table-cell>
              <table:table-cell office:value-type="float" office:value="7.90249483358521">
                <text:p>7.902494833585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568885620380162">
                <text:p>-0.568885620380162</text:p>
              </table:table-cell>
              <table:table-cell office:value-type="float" office:value="7.9171319005787">
                <text:p>7.91713190057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577936339049284">
                <text:p>-0.577936339049284</text:p>
              </table:table-cell>
              <table:table-cell office:value-type="float" office:value="7.93321247469624">
                <text:p>7.933212474696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587067923258788">
                <text:p>-0.587067923258788</text:p>
              </table:table-cell>
              <table:table-cell office:value-type="float" office:value="7.9629484535326">
                <text:p>7.96294845353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596285477717481">
                <text:p>-0.596285477717481</text:p>
              </table:table-cell>
              <table:table-cell office:value-type="float" office:value="7.96915709926701">
                <text:p>7.969157099267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605586954215682">
                <text:p>-0.605586954215682</text:p>
              </table:table-cell>
              <table:table-cell office:value-type="float" office:value="7.99574467734633">
                <text:p>7.995744677346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614977610729633">
                <text:p>-0.614977610729633</text:p>
              </table:table-cell>
              <table:table-cell office:value-type="float" office:value="8.00663086631744">
                <text:p>8.006630866317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624455421069328">
                <text:p>-0.624455421069328</text:p>
              </table:table-cell>
              <table:table-cell office:value-type="float" office:value="8.01431258888335">
                <text:p>8.014312588883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634025805700328">
                <text:p>-0.634025805700328</text:p>
              </table:table-cell>
              <table:table-cell office:value-type="float" office:value="8.04160600307627">
                <text:p>8.041606003076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643686764868781">
                <text:p>-0.643686764868781</text:p>
              </table:table-cell>
              <table:table-cell office:value-type="float" office:value="8.05073845738574">
                <text:p>8.050738457385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653443891557429">
                <text:p>-0.653443891557429</text:p>
              </table:table-cell>
              <table:table-cell office:value-type="float" office:value="8.05967449997411">
                <text:p>8.059674499974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663295217410764">
                <text:p>-0.663295217410764</text:p>
              </table:table-cell>
              <table:table-cell office:value-type="float" office:value="8.08360326242364">
                <text:p>8.083603262423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673246518853609">
                <text:p>-0.673246518853609</text:p>
              </table:table-cell>
              <table:table-cell office:value-type="float" office:value="8.10715363646168">
                <text:p>8.107153636461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683295864509571">
                <text:p>-0.683295864509571</text:p>
              </table:table-cell>
              <table:table-cell office:value-type="float" office:value="8.12406467368886">
                <text:p>8.124064673688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693449226171129">
                <text:p>-0.693449226171129</text:p>
              </table:table-cell>
              <table:table-cell office:value-type="float" office:value="8.14359877418126">
                <text:p>8.143598774181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703704715724344">
                <text:p>-0.703704715724344</text:p>
              </table:table-cell>
              <table:table-cell office:value-type="float" office:value="8.16086961431238">
                <text:p>8.160869614312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714068513373864">
                <text:p>-0.714068513373864</text:p>
              </table:table-cell>
              <table:table-cell office:value-type="float" office:value="8.17493102545696">
                <text:p>8.174931025456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724538781351114">
                <text:p>-0.724538781351114</text:p>
              </table:table-cell>
              <table:table-cell office:value-type="float" office:value="8.19862020318686">
                <text:p>8.198620203186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735121922571697">
                <text:p>-0.735121922571697</text:p>
              </table:table-cell>
              <table:table-cell office:value-type="float" office:value="8.21462486646792">
                <text:p>8.214624866467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745816157607227">
                <text:p>-0.745816157607227</text:p>
              </table:table-cell>
              <table:table-cell office:value-type="float" office:value="8.22755186755095">
                <text:p>8.227551867550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75662812779266">
                <text:p>-0.75662812779266</text:p>
              </table:table-cell>
              <table:table-cell office:value-type="float" office:value="8.24820201740795">
                <text:p>8.248202017407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767556121077025">
                <text:p>-0.767556121077025</text:p>
              </table:table-cell>
              <table:table-cell office:value-type="float" office:value="8.27991521813509">
                <text:p>8.279915218135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778607034511436">
                <text:p>-0.778607034511436</text:p>
              </table:table-cell>
              <table:table-cell office:value-type="float" office:value="8.2863626709123">
                <text:p>8.28636267091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789779233653932">
                <text:p>-0.789779233653932</text:p>
              </table:table-cell>
              <table:table-cell office:value-type="float" office:value="8.31734615665246">
                <text:p>8.317346156652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801079890363494">
                <text:p>-0.801079890363494</text:p>
              </table:table-cell>
              <table:table-cell office:value-type="float" office:value="8.32129022336858">
                <text:p>8.321290223368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812507459410683">
                <text:p>-0.812507459410683</text:p>
              </table:table-cell>
              <table:table-cell office:value-type="float" office:value="8.35192696213221">
                <text:p>8.351926962132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824069408588193">
                <text:p>-0.824069408588193</text:p>
              </table:table-cell>
              <table:table-cell office:value-type="float" office:value="8.36947941685845">
                <text:p>8.369479416858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835764295062579">
                <text:p>-0.835764295062579</text:p>
              </table:table-cell>
              <table:table-cell office:value-type="float" office:value="8.38871188276769">
                <text:p>8.388711882767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847599905998387">
                <text:p>-0.847599905998387</text:p>
              </table:table-cell>
              <table:table-cell office:value-type="float" office:value="8.40674642937621">
                <text:p>8.406746429376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859574915966222">
                <text:p>-0.859574915966222</text:p>
              </table:table-cell>
              <table:table-cell office:value-type="float" office:value="8.43065006841496">
                <text:p>8.430650068414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871697457577447">
                <text:p>-0.871697457577447</text:p>
              </table:table-cell>
              <table:table-cell office:value-type="float" office:value="8.44972344509929">
                <text:p>8.449723445099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883966339927958">
                <text:p>-0.883966339927958</text:p>
              </table:table-cell>
              <table:table-cell office:value-type="float" office:value="8.46842722695399">
                <text:p>8.468427226953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896390070167819">
                <text:p>-0.896390070167819</text:p>
              </table:table-cell>
              <table:table-cell office:value-type="float" office:value="8.50775277053688">
                <text:p>8.507752770536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908967611494374">
                <text:p>-0.908967611494374</text:p>
              </table:table-cell>
              <table:table-cell office:value-type="float" office:value="8.51174035167076">
                <text:p>8.511740351670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921707878152109">
                <text:p>-0.921707878152109</text:p>
              </table:table-cell>
              <table:table-cell office:value-type="float" office:value="8.54092534291148">
                <text:p>8.540925342911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934610009877074">
                <text:p>-0.934610009877074</text:p>
              </table:table-cell>
              <table:table-cell office:value-type="float" office:value="8.55210270159769">
                <text:p>8.552102701597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94768336455537">
                <text:p>-0.94768336455537</text:p>
              </table:table-cell>
              <table:table-cell office:value-type="float" office:value="8.58245644986827">
                <text:p>8.582456449868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960927284244845">
                <text:p>-0.960927284244845</text:p>
              </table:table-cell>
              <table:table-cell office:value-type="float" office:value="8.60060743982262">
                <text:p>8.600607439822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974351611637531">
                <text:p>-0.974351611637531</text:p>
              </table:table-cell>
              <table:table-cell office:value-type="float" office:value="8.63832173572371">
                <text:p>8.638321735723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98795592082291">
                <text:p>-0.98795592082291</text:p>
              </table:table-cell>
              <table:table-cell office:value-type="float" office:value="8.64535946750724">
                <text:p>8.645359467507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00175058582565">
                <text:p>-1.00175058582565</text:p>
              </table:table-cell>
              <table:table-cell office:value-type="float" office:value="8.67436102932665">
                <text:p>8.674361029326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0157382085">
                <text:p>-1.0157382085</text:p>
              </table:table-cell>
              <table:table-cell office:value-type="float" office:value="8.7006840642936">
                <text:p>8.70068406429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02992146279234">
                <text:p>-1.02992146279234</text:p>
              </table:table-cell>
              <table:table-cell office:value-type="float" office:value="8.73051102811235">
                <text:p>8.730511028112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04431162096436">
                <text:p>-1.04431162096436</text:p>
              </table:table-cell>
              <table:table-cell office:value-type="float" office:value="8.74025513940099">
                <text:p>8.740255139400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05890899966559">
                <text:p>-1.05890899966559</text:p>
              </table:table-cell>
              <table:table-cell office:value-type="float" office:value="8.77382722326129">
                <text:p>8.773827223261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07372554858024">
                <text:p>-1.07372554858024</text:p>
              </table:table-cell>
              <table:table-cell office:value-type="float" office:value="8.80616642995422">
                <text:p>8.806166429954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08876196281528">
                <text:p>-1.08876196281528</text:p>
              </table:table-cell>
              <table:table-cell office:value-type="float" office:value="8.82912826764947">
                <text:p>8.829128267649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.10403094309497">
                <text:p>-1.10403094309497</text:p>
              </table:table-cell>
              <table:table-cell office:value-type="float" office:value="8.86429021314909">
                <text:p>8.864290213149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11953362148203">
                <text:p>-1.11953362148203</text:p>
              </table:table-cell>
              <table:table-cell office:value-type="float" office:value="8.88625016070647">
                <text:p>8.886250160706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13528353447685">
                <text:p>-1.13528353447685</text:p>
              </table:table-cell>
              <table:table-cell office:value-type="float" office:value="8.91360948218578">
                <text:p>8.913609482185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15128231979661">
                <text:p>-1.15128231979661</text:p>
              </table:table-cell>
              <table:table-cell office:value-type="float" office:value="8.94182150674886">
                <text:p>8.941821506748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.16754444771238">
                <text:p>-1.16754444771238</text:p>
              </table:table-cell>
              <table:table-cell office:value-type="float" office:value="8.95956993856038">
                <text:p>8.959569938560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.1840721426196">
                <text:p>-1.1840721426196</text:p>
              </table:table-cell>
              <table:table-cell office:value-type="float" office:value="9.00060034080399">
                <text:p>9.000600340803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20088092245609">
                <text:p>-1.20088092245609</text:p>
              </table:table-cell>
              <table:table-cell office:value-type="float" office:value="9.0297473204559">
                <text:p>9.02974732045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21797369429528">
                <text:p>-1.21797369429528</text:p>
              </table:table-cell>
              <table:table-cell office:value-type="float" office:value="9.05058585326567">
                <text:p>9.050585853265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23536715682626">
                <text:p>-1.23536715682626</text:p>
              </table:table-cell>
              <table:table-cell office:value-type="float" office:value="9.0845446956818">
                <text:p>9.08454469568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25306501410655">
                <text:p>-1.25306501410655</text:p>
              </table:table-cell>
              <table:table-cell office:value-type="float" office:value="9.10699670998987">
                <text:p>9.106996709989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27108530196727">
                <text:p>-1.27108530196727</text:p>
              </table:table-cell>
              <table:table-cell office:value-type="float" office:value="9.15713050529463">
                <text:p>9.157130505294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28943265827743">
                <text:p>-1.28943265827743</text:p>
              </table:table-cell>
              <table:table-cell office:value-type="float" office:value="9.178295371704">
                <text:p>9.1782953717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30812664090648">
                <text:p>-1.30812664090648</text:p>
              </table:table-cell>
              <table:table-cell office:value-type="float" office:value="9.22026099941791">
                <text:p>9.220260999417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32717298626027">
                <text:p>-1.32717298626027</text:p>
              </table:table-cell>
              <table:table-cell office:value-type="float" office:value="9.24456787052541">
                <text:p>9.244567870525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34659299426834">
                <text:p>-1.34659299426834</text:p>
              </table:table-cell>
              <table:table-cell office:value-type="float" office:value="9.28503959787638">
                <text:p>9.285039597876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.36639369941355">
                <text:p>-1.36639369941355</text:p>
              </table:table-cell>
              <table:table-cell office:value-type="float" office:value="9.31325790598287">
                <text:p>9.313257905982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38659840733726">
                <text:p>-1.38659840733726</text:p>
              </table:table-cell>
              <table:table-cell office:value-type="float" office:value="9.35178784956016">
                <text:p>9.351787849560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40721569393381">
                <text:p>-1.40721569393381</text:p>
              </table:table-cell>
              <table:table-cell office:value-type="float" office:value="9.38927285902212">
                <text:p>9.389272859022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42827118887009">
                <text:p>-1.42827118887009</text:p>
              </table:table-cell>
              <table:table-cell office:value-type="float" office:value="9.42507264748418">
                <text:p>9.425072647484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44977530835261">
                <text:p>-1.44977530835261</text:p>
              </table:table-cell>
              <table:table-cell office:value-type="float" office:value="9.45975967230263">
                <text:p>9.459759672302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47175639350942">
                <text:p>-1.47175639350942</text:p>
              </table:table-cell>
              <table:table-cell office:value-type="float" office:value="9.50208418438264">
                <text:p>9.502084184382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49422707092344">
                <text:p>-1.49422707092344</text:p>
              </table:table-cell>
              <table:table-cell office:value-type="float" office:value="9.54869654715592">
                <text:p>9.548696547155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51721886890899">
                <text:p>-1.51721886890899</text:p>
              </table:table-cell>
              <table:table-cell office:value-type="float" office:value="9.59070645158488">
                <text:p>9.590706451584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54074708655833">
                <text:p>-1.54074708655833</text:p>
              </table:table-cell>
              <table:table-cell office:value-type="float" office:value="9.61109440035423">
                <text:p>9.611094400354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56484702910623">
                <text:p>-1.56484702910623</text:p>
              </table:table-cell>
              <table:table-cell office:value-type="float" office:value="9.66739173155578">
                <text:p>9.667391731555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.58953725072776">
                <text:p>-1.58953725072776</text:p>
              </table:table-cell>
              <table:table-cell office:value-type="float" office:value="9.71559048140899">
                <text:p>9.715590481408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.61485757229483">
                <text:p>-1.61485757229483</text:p>
              </table:table-cell>
              <table:table-cell office:value-type="float" office:value="9.75802237760418">
                <text:p>9.758022377604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.64083054511532">
                <text:p>-1.64083054511532</text:p>
              </table:table-cell>
              <table:table-cell office:value-type="float" office:value="9.80351803485606">
                <text:p>9.803518034856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66750144164977">
                <text:p>-1.66750144164977</text:p>
              </table:table-cell>
              <table:table-cell office:value-type="float" office:value="9.86137305642878">
                <text:p>9.861373056428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.69489776638559">
                <text:p>-1.69489776638559</text:p>
              </table:table-cell>
              <table:table-cell office:value-type="float" office:value="9.89276527380785">
                <text:p>9.892765273807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.72307144420206">
                <text:p>-1.72307144420206</text:p>
              </table:table-cell>
              <table:table-cell office:value-type="float" office:value="9.95527322568536">
                <text:p>9.955273225685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63cm" svg:y="3.952cm" style:legend-expansion="high" chart:style-name="ch2"/>
        <chart:plot-area chart:style-name="ch3" table:cell-range-address="isoScorrect.F2:isoScorrect.G42" svg:x="0.32cm" svg:y="0.18cm" svg:width="10.523cm" svg:height="8.64cm">
          <chartooo:coordinate-region svg:x="0.704cm" svg:y="0.38cm" svg:width="9.80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soScorrect.G2:isoScorrect.G42" chart:class="chart:scatter">
            <chart:domain table:cell-range-address="isoScorrect.F2:isoScorrect.F42"/>
            <chart:regression-curve chart:style-name="ch7">
              <chart:equation chart:display-equation="true" chart:display-r-square="false"/>
            </chart:regression-curve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48877155077789">
                <text:p>0.0248877155077789</text:p>
                <draw:g>
                  <svg:desc>isoScorrect.F2:isoScorrect.F42</svg:desc>
                </draw:g>
              </table:table-cell>
              <table:table-cell office:value-type="float" office:value="6.90490020714058">
                <text:p>6.90490020714058</text:p>
                <draw:g>
                  <svg:desc>isoScorrect.G2:isoScorrect.G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99006617063362">
                <text:p>0.0199006617063362</text:p>
              </table:table-cell>
              <table:table-cell office:value-type="float" office:value="6.91542578528636">
                <text:p>6.91542578528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48886124937506">
                <text:p>0.0148886124937506</text:p>
              </table:table-cell>
              <table:table-cell office:value-type="float" office:value="6.93201853111782">
                <text:p>6.932018531117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8513160503742">
                <text:p>0.0098513160503742</text:p>
              </table:table-cell>
              <table:table-cell office:value-type="float" office:value="6.93058273862151">
                <text:p>6.930582738621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78851673179709">
                <text:p>0.00478851673179709</text:p>
              </table:table-cell>
              <table:table-cell office:value-type="float" office:value="6.94262036630822">
                <text:p>6.94262036630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302045611183307">
                <text:p>-0.000302045611183307</text:p>
              </table:table-cell>
              <table:table-cell office:value-type="float" office:value="6.93293557751244">
                <text:p>6.93293557751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541764899400289">
                <text:p>-0.00541764899400289</text:p>
              </table:table-cell>
              <table:table-cell office:value-type="float" office:value="6.97557279334077">
                <text:p>6.975572793340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05585457783724">
                <text:p>-0.0105585457783724</text:p>
              </table:table-cell>
              <table:table-cell office:value-type="float" office:value="6.95866700058005">
                <text:p>6.95866700058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57260080115298">
                <text:p>-0.0157260080115298</text:p>
              </table:table-cell>
              <table:table-cell office:value-type="float" office:value="6.97105866265138">
                <text:p>6.97105866265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0921332813919">
                <text:p>-0.020921332813919</text:p>
              </table:table-cell>
              <table:table-cell office:value-type="float" office:value="6.98116372080728">
                <text:p>6.98116372080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261427635511975">
                <text:p>-0.0261427635511975</text:p>
              </table:table-cell>
              <table:table-cell office:value-type="float" office:value="7.00312000275346">
                <text:p>7.00312000275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313926326812144">
                <text:p>-0.0313926326812144</text:p>
              </table:table-cell>
              <table:table-cell office:value-type="float" office:value="6.99743143562391">
                <text:p>6.997431435623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366691711070343">
                <text:p>-0.0366691711070343</text:p>
              </table:table-cell>
              <table:table-cell office:value-type="float" office:value="7.01453578597489">
                <text:p>7.014535785974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419747420117514">
                <text:p>-0.0419747420117514</text:p>
              </table:table-cell>
              <table:table-cell office:value-type="float" office:value="7.0185002722868">
                <text:p>7.01850027228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473086122097376">
                <text:p>-0.0473086122097376</text:p>
              </table:table-cell>
              <table:table-cell office:value-type="float" office:value="7.03139667643326">
                <text:p>7.031396676433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26700311284993">
                <text:p>-0.0526700311284993</text:p>
              </table:table-cell>
              <table:table-cell office:value-type="float" office:value="7.02912299310575">
                <text:p>7.029122993105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580614096532725">
                <text:p>-0.0580614096532725</text:p>
              </table:table-cell>
              <table:table-cell office:value-type="float" office:value="7.05379313869885">
                <text:p>7.053793138698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634809472327149">
                <text:p>-0.0634809472327149</text:p>
              </table:table-cell>
              <table:table-cell office:value-type="float" office:value="7.05551127058878">
                <text:p>7.055511270588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689310876813244">
                <text:p>-0.0689310876813244</text:p>
              </table:table-cell>
              <table:table-cell office:value-type="float" office:value="7.06675703045447">
                <text:p>7.06675703045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744100177649052">
                <text:p>-0.0744100177649052</text:p>
              </table:table-cell>
              <table:table-cell office:value-type="float" office:value="7.0704351955208">
                <text:p>7.07043519552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799202151760487">
                <text:p>-0.0799202151760487</text:p>
              </table:table-cell>
              <table:table-cell office:value-type="float" office:value="7.09605062378779">
                <text:p>7.096050623787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854598539514901">
                <text:p>-0.0854598539514901</text:p>
              </table:table-cell>
              <table:table-cell office:value-type="float" office:value="7.0893765906617">
                <text:p>7.08937659066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910314466525198">
                <text:p>-0.0910314466525198</text:p>
              </table:table-cell>
              <table:table-cell office:value-type="float" office:value="7.10894765652634">
                <text:p>7.108947656526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966331545496154">
                <text:p>-0.0966331545496154</text:p>
              </table:table-cell>
              <table:table-cell office:value-type="float" office:value="7.11045936025887">
                <text:p>7.110459360258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02267526107601">
                <text:p>-0.102267526107601</text:p>
              </table:table-cell>
              <table:table-cell office:value-type="float" office:value="7.12832752732845">
                <text:p>7.12832752732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07932709803549">
                <text:p>-0.107932709803549</text:p>
              </table:table-cell>
              <table:table-cell office:value-type="float" office:value="7.13450033707801">
                <text:p>7.134500337078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113631291087515">
                <text:p>-0.113631291087515</text:p>
              </table:table-cell>
              <table:table-cell office:value-type="float" office:value="7.14010432937574">
                <text:p>7.140104329375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19361405627172">
                <text:p>-0.119361405627172</text:p>
              </table:table-cell>
              <table:table-cell office:value-type="float" office:value="7.15538849546502">
                <text:p>7.155388495465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25125676989197">
                <text:p>-0.125125676989197</text:p>
              </table:table-cell>
              <table:table-cell office:value-type="float" office:value="7.16835645165478">
                <text:p>7.168356451654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30922228028247">
                <text:p>-0.130922228028247</text:p>
              </table:table-cell>
              <table:table-cell office:value-type="float" office:value="7.17018108001775">
                <text:p>7.170181080017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36753721611749">
                <text:p>-0.136753721611749</text:p>
              </table:table-cell>
              <table:table-cell office:value-type="float" office:value="7.17145711004692">
                <text:p>7.171457110046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42618267791439">
                <text:p>-0.142618267791439</text:p>
              </table:table-cell>
              <table:table-cell office:value-type="float" office:value="7.19339276268613">
                <text:p>7.193392762686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48518569975629">
                <text:p>-0.148518569975629</text:p>
              </table:table-cell>
              <table:table-cell office:value-type="float" office:value="7.19619956087848">
                <text:p>7.196199560878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54452725438442">
                <text:p>-0.154452725438442</text:p>
              </table:table-cell>
              <table:table-cell office:value-type="float" office:value="7.22510294408967">
                <text:p>7.225102944089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6042347942874">
                <text:p>-0.16042347942874</text:p>
              </table:table-cell>
              <table:table-cell office:value-type="float" office:value="7.22743734629588">
                <text:p>7.227437346295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66428916485157">
                <text:p>-0.166428916485157</text:p>
              </table:table-cell>
              <table:table-cell office:value-type="float" office:value="7.22134629716186">
                <text:p>7.221346297161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72471825060114">
                <text:p>-0.172471825060114</text:p>
              </table:table-cell>
              <table:table-cell office:value-type="float" office:value="7.24797761802836">
                <text:p>7.24797761802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78550277017502">
                <text:p>-0.178550277017502</text:p>
              </table:table-cell>
              <table:table-cell office:value-type="float" office:value="7.26826486128844">
                <text:p>7.268264861288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84667105443738">
                <text:p>-0.184667105443738</text:p>
              </table:table-cell>
              <table:table-cell office:value-type="float" office:value="7.25296777940136">
                <text:p>7.25296777940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90820369609317">
                <text:p>-0.190820369609317</text:p>
              </table:table-cell>
              <table:table-cell office:value-type="float" office:value="7.28146824790959">
                <text:p>7.281468247909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97012948736957">
                <text:p>-0.197012948736957</text:p>
              </table:table-cell>
              <table:table-cell office:value-type="float" office:value="7.28584919029417">
                <text:p>7.285849190294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